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40000000400FABFDD1100D353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Regular1" svg:font-family="ArimoRegular"/>
    <style:font-face style:name="ArimoRegular" svg:font-family="ArimoRegula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solid" svg:stroke-width="0cm" svg:stroke-color="#000000" draw:stroke-linejoin="round" svg:stroke-linecap="round" draw:fill="none"/>
    </style:style>
    <style:style style:name="gr3"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4" style:family="graphic" style:parent-style-name="standard">
      <style:graphic-properties draw:stroke="solid" svg:stroke-width="0cm" svg:stroke-color="#000000" draw:stroke-linejoin="round" svg:stroke-linecap="round" draw:fill="solid" draw:fill-color="#000000"/>
    </style:style>
    <style:style style:name="gr5" style:family="graphic" style:parent-style-name="standard">
      <style:graphic-properties draw:stroke="solid" svg:stroke-width="0.002cm" svg:stroke-color="#000000" draw:stroke-linejoin="bevel" svg:stroke-linecap="square" draw:fill="solid" draw:fill-color="#ffffff" fo:padding-top="0.001cm" fo:padding-bottom="0.001cm" fo:padding-left="0.001cm" fo:padding-right="0.001cm"/>
    </style:style>
    <style:style style:name="gr6" style:family="graphic" style:parent-style-name="standard">
      <style:graphic-properties draw:stroke="solid" svg:stroke-width="0.101cm" svg:stroke-color="#000000" draw:stroke-linejoin="round" svg:stroke-linecap="round" draw:fill="none" fo:padding-top="0.05cm" fo:padding-bottom="0.05cm" fo:padding-left="0.05cm" fo:padding-right="0.05cm"/>
    </style:style>
    <style:style style:name="gr7" style:family="graphic" style:parent-style-name="standard">
      <style:graphic-properties draw:stroke="solid" svg:stroke-width="0.152cm" svg:stroke-color="#000000" draw:stroke-linejoin="round" svg:stroke-linecap="round" draw:fill="none" fo:padding-top="0.076cm" fo:padding-bottom="0.076cm" fo:padding-left="0.076cm" fo:padding-right="0.076cm"/>
    </style:style>
    <style:style style:name="gr8" style:family="graphic" style:parent-style-name="standard">
      <style:graphic-properties draw:stroke="none" draw:fill="solid" draw:fill-color="#000000"/>
    </style:style>
    <style:style style:name="gr9"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0"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11" style:family="graphic" style:parent-style-name="standard">
      <style:graphic-properties draw:stroke="solid" svg:stroke-width="0.031cm" svg:stroke-color="#000000" draw:stroke-linejoin="round" svg:stroke-linecap="round" draw:fill="none" fo:padding-top="0.015cm" fo:padding-bottom="0.015cm" fo:padding-left="0.015cm" fo:padding-right="0.015cm"/>
    </style:style>
    <style:style style:name="gr12" style:family="graphic" style:parent-style-name="standard">
      <style:graphic-properties draw:stroke="solid" svg:stroke-width="0.061cm" svg:stroke-color="#000000" draw:stroke-linejoin="round" svg:stroke-linecap="round" draw:fill="none" fo:padding-top="0.03cm" fo:padding-bottom="0.03cm" fo:padding-left="0.03cm" fo:padding-right="0.03cm"/>
    </style:style>
    <style:style style:name="gr13" style:family="graphic" style:parent-style-name="standard">
      <style:graphic-properties draw:stroke="solid" svg:stroke-width="0.006cm" svg:stroke-color="#000000" draw:stroke-linejoin="round" svg:stroke-linecap="round" draw:fill="none" fo:padding-top="0.003cm" fo:padding-bottom="0.003cm" fo:padding-left="0.003cm" fo:padding-right="0.003cm"/>
    </style:style>
    <style:style style:name="gr14"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15" style:family="graphic" style:parent-style-name="standard">
      <style:graphic-properties draw:stroke="solid" svg:stroke-width="0.01cm" svg:stroke-color="#000000" draw:stroke-linejoin="round" svg:stroke-linecap="round" draw:fill="none" fo:padding-top="0.005cm" fo:padding-bottom="0.005cm" fo:padding-left="0.005cm" fo:padding-right="0.005cm"/>
    </style:style>
    <style:style style:name="gr1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177cm" fo:min-width="0.17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49cm" fo:min-width="0.249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5.09999990463257pt" style:font-size-asian="5.09999990463257pt" style:font-size-complex="5.09999990463257pt"/>
    </style:style>
    <style:style style:name="P7" style:family="paragraph">
      <loext:graphic-properties draw:fill="none"/>
      <style:text-properties fo:font-size="7.09999990463257pt" style:font-size-asian="7.09999990463257pt" style:font-size-complex="7.09999990463257pt"/>
    </style:style>
    <style:style style:name="T1" style:family="text">
      <style:text-properties fo:color="#000000" style:font-name="ArimoRegular1" fo:font-size="10pt" style:font-size-asian="10pt" style:font-name-complex="ArimoRegular1" style:font-size-complex="10pt"/>
    </style:style>
    <style:style style:name="T2" style:family="text">
      <style:text-properties fo:color="#000000" style:font-name="ArimoRegular1" fo:font-size="5.09999990463257pt" style:font-size-asian="5.09999990463257pt" style:font-name-complex="ArimoRegular1" style:font-size-complex="5.09999990463257pt"/>
    </style:style>
    <style:style style:name="T3" style:family="text">
      <style:text-properties fo:color="#000000" style:font-name="ArimoRegular1" fo:font-size="7.09999990463257pt" style:font-size-asian="7.09999990463257pt" style:font-name-complex="ArimoRegular1" style:font-size-complex="7.0999999046325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0.134cm" svg:height="0.134cm" svg:x="15.85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63cm">
          <draw:image xlink:href="Pictures/1000000000000040000000400FABFDD1100D3532.jpg" xlink:type="simple" xlink:show="embed" xlink:actuate="onLoad" loext:mime-type="image/jpeg">
            <text:p/>
          </draw:image>
        </draw:frame>
        <draw:polygon draw:style-name="gr2" draw:text-style-name="P1" draw:layer="layout" svg:width="0.254cm" svg:height="1.524cm" svg:x="15.896cm" svg:y="13.121cm" svg:viewBox="0 0 255 1525" draw:points="0,0 255,0 255,1525 0,1525">
          <text:p/>
        </draw:polygon>
        <draw:frame draw:style-name="gr1" draw:text-style-name="P1" draw:layer="layout" svg:width="0.134cm" svg:height="0.134cm" svg:x="16.12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63cm">
          <draw:image xlink:href="Pictures/1000000000000040000000400FABFDD1100D3532.jpg" xlink:type="simple" xlink:show="embed" xlink:actuate="onLoad" loext:mime-type="image/jpeg">
            <text:p/>
          </draw:image>
        </draw:frame>
        <draw:polygon draw:style-name="gr2" draw:text-style-name="P1" draw:layer="layout" svg:width="0.66cm" svg:height="1.727cm" svg:x="16.15cm" svg:y="13.019cm" svg:viewBox="0 0 661 1728" draw:points="0,0 661,0 661,1728 0,1728">
          <text:p/>
        </draw:polygon>
        <draw:line draw:style-name="gr3" draw:text-style-name="P1" draw:layer="layout" svg:x1="13.991cm" svg:y1="12.994cm" svg:x2="13.991cm" svg:y2="14.264cm">
          <text:p/>
        </draw:line>
        <draw:line draw:style-name="gr3" draw:text-style-name="P1" draw:layer="layout" svg:x1="13.992cm" svg:y1="14.264cm" svg:x2="13.483cm" svg:y2="14.773cm">
          <text:p/>
        </draw:line>
        <draw:line draw:style-name="gr3" draw:text-style-name="P1" draw:layer="layout" svg:x1="13.68cm" svg:y1="16.233cm" svg:x2="13.746cm" svg:y2="16.158cm">
          <text:p/>
        </draw:line>
        <draw:line draw:style-name="gr3" draw:text-style-name="P1" draw:layer="layout" svg:x1="14.228cm" svg:y1="16.159cm" svg:x2="14.246cm" svg:y2="16.15cm">
          <text:p/>
        </draw:line>
        <draw:line draw:style-name="gr3" draw:text-style-name="P1" draw:layer="layout" svg:x1="13.745cm" svg:y1="16.158cm" svg:x2="14.228cm" svg:y2="16.158cm">
          <text:p/>
        </draw:line>
        <draw:line draw:style-name="gr3" draw:text-style-name="P1" draw:layer="layout" svg:x1="14.022cm" svg:y1="17.073cm" svg:x2="14.664cm" svg:y2="17.073cm">
          <text:p/>
        </draw:line>
        <draw:line draw:style-name="gr3" draw:text-style-name="P1" draw:layer="layout" svg:x1="14.023cm" svg:y1="17.074cm" svg:x2="13.68cm" svg:y2="16.732cm">
          <text:p/>
        </draw:line>
        <draw:line draw:style-name="gr3" draw:text-style-name="P1" draw:layer="layout" svg:x1="13.68cm" svg:y1="16.732cm" svg:x2="13.68cm" svg:y2="16.232cm">
          <text:p/>
        </draw:line>
        <draw:line draw:style-name="gr3" draw:text-style-name="P1" draw:layer="layout" svg:x1="15.134cm" svg:y1="12.261cm" svg:x2="15.134cm" svg:y2="12.405cm">
          <text:p/>
        </draw:line>
        <draw:line draw:style-name="gr3" draw:text-style-name="P1" draw:layer="layout" svg:x1="15.135cm" svg:y1="12.262cm" svg:x2="15.002cm" svg:y2="12.132cm">
          <text:p/>
        </draw:line>
        <draw:line draw:style-name="gr3" draw:text-style-name="P1" draw:layer="layout" svg:x1="15.134cm" svg:y1="12.405cm" svg:x2="15.549cm" svg:y2="12.405cm">
          <text:p/>
        </draw:line>
        <draw:line draw:style-name="gr3" draw:text-style-name="P1" draw:layer="layout" svg:x1="15.549cm" svg:y1="12.406cm" svg:x2="15.569cm" svg:y2="12.386cm">
          <text:p/>
        </draw:line>
        <draw:line draw:style-name="gr3" draw:text-style-name="P1" draw:layer="layout" svg:x1="15.002cm" svg:y1="12.132cm" svg:x2="14.137cm" svg:y2="12.132cm">
          <text:p/>
        </draw:line>
        <draw:line draw:style-name="gr3" draw:text-style-name="P1" draw:layer="layout" svg:x1="13.991cm" svg:y1="12.278cm" svg:x2="13.991cm" svg:y2="12.994cm">
          <text:p/>
        </draw:line>
        <draw:line draw:style-name="gr3" draw:text-style-name="P1" draw:layer="layout" svg:x1="14.138cm" svg:y1="12.132cm" svg:x2="13.991cm" svg:y2="12.279cm">
          <text:p/>
        </draw:line>
        <draw:line draw:style-name="gr3" draw:text-style-name="P1" draw:layer="layout" svg:x1="14.664cm" svg:y1="17.074cm" svg:x2="15.478cm" svg:y2="16.262cm">
          <text:p/>
        </draw:line>
        <draw:line draw:style-name="gr3" draw:text-style-name="P1" draw:layer="layout" svg:x1="15.477cm" svg:y1="16.262cm" svg:x2="16.171cm" svg:y2="16.262cm">
          <text:p/>
        </draw:line>
        <draw:line draw:style-name="gr3" draw:text-style-name="P1" draw:layer="layout" svg:x1="13.483cm" svg:y1="14.772cm" svg:x2="14.114cm" svg:y2="15.403cm">
          <text:p/>
        </draw:line>
        <draw:line draw:style-name="gr3" draw:text-style-name="P1" draw:layer="layout" svg:x1="14.113cm" svg:y1="15.402cm" svg:x2="14.229cm" svg:y2="15.518cm">
          <text:p/>
        </draw:line>
        <draw:line draw:style-name="gr3" draw:text-style-name="P1" draw:layer="layout" svg:x1="14.228cm" svg:y1="15.517cm" svg:x2="14.228cm" svg:y2="16.158cm">
          <text:p/>
        </draw:line>
        <draw:line draw:style-name="gr3" draw:text-style-name="P1" draw:layer="layout" svg:x1="14.157cm" svg:y1="15.362cm" svg:x2="14.113cm" svg:y2="15.403cm">
          <text:p/>
        </draw:line>
        <draw:line draw:style-name="gr3" draw:text-style-name="P1" draw:layer="layout" svg:x1="14.156cm" svg:y1="15.363cm" svg:x2="14.377cm" svg:y2="15.142cm">
          <text:p/>
        </draw:line>
        <draw:line draw:style-name="gr3" draw:text-style-name="P1" draw:layer="layout" svg:x1="14.376cm" svg:y1="15.142cm" svg:x2="14.471cm" svg:y2="15.142cm">
          <text:p/>
        </draw:line>
        <draw:line draw:style-name="gr3" draw:text-style-name="P1" draw:layer="layout" svg:x1="16.95cm" svg:y1="14.884cm" svg:x2="16.95cm" svg:y2="14.848cm">
          <text:p/>
        </draw:line>
        <draw:line draw:style-name="gr3" draw:text-style-name="P1" draw:layer="layout" svg:x1="16.95cm" svg:y1="14.848cm" svg:x2="16.95cm" svg:y2="12.439cm">
          <text:p/>
        </draw:line>
        <draw:line draw:style-name="gr3" draw:text-style-name="P1" draw:layer="layout" svg:x1="13.653cm" svg:y1="11.923cm" svg:x2="13.514cm" svg:y2="12.061cm">
          <text:p/>
        </draw:line>
        <draw:line draw:style-name="gr3" draw:text-style-name="P1" draw:layer="layout" svg:x1="13.514cm" svg:y1="12.293cm" svg:x2="13.514cm" svg:y2="12.06cm">
          <text:p/>
        </draw:line>
        <draw:line draw:style-name="gr3" draw:text-style-name="P1" draw:layer="layout" svg:x1="16.951cm" svg:y1="12.44cm" svg:x2="16.435cm" svg:y2="11.923cm">
          <text:p/>
        </draw:line>
        <draw:line draw:style-name="gr3" draw:text-style-name="P1" draw:layer="layout" svg:x1="16.435cm" svg:y1="11.923cm" svg:x2="13.652cm" svg:y2="11.923cm">
          <text:p/>
        </draw:line>
        <draw:line draw:style-name="gr3" draw:text-style-name="P1" draw:layer="layout" svg:x1="13.726cm" svg:y1="12.304cm" svg:x2="13.726cm" svg:y2="12.983cm">
          <text:p/>
        </draw:line>
        <draw:line draw:style-name="gr3" draw:text-style-name="P1" draw:layer="layout" svg:x1="13.726cm" svg:y1="12.983cm" svg:x2="13.738cm" svg:y2="12.995cm">
          <text:p/>
        </draw:line>
        <draw:line draw:style-name="gr3" draw:text-style-name="P1" draw:layer="layout" svg:x1="16.95cm" svg:y1="14.884cm" svg:x2="16.95cm" svg:y2="15.504cm">
          <text:p/>
        </draw:line>
        <draw:line draw:style-name="gr3" draw:text-style-name="P1" draw:layer="layout" svg:x1="16.951cm" svg:y1="15.504cm" svg:x2="16.713cm" svg:y2="15.744cm">
          <text:p/>
        </draw:line>
        <draw:line draw:style-name="gr3" draw:text-style-name="P1" draw:layer="layout" svg:x1="13.737cm" svg:y1="14.772cm" svg:x2="14.114cm" svg:y2="15.149cm">
          <text:p/>
        </draw:line>
        <draw:line draw:style-name="gr3" draw:text-style-name="P1" draw:layer="layout" svg:x1="14.113cm" svg:y1="15.148cm" svg:x2="14.12cm" svg:y2="15.148cm">
          <text:p/>
        </draw:line>
        <draw:line draw:style-name="gr3" draw:text-style-name="P1" draw:layer="layout" svg:x1="14.721cm" svg:y1="15.697cm" svg:x2="14.721cm" svg:y2="16.647cm">
          <text:p/>
        </draw:line>
        <draw:line draw:style-name="gr3" draw:text-style-name="P1" draw:layer="layout" svg:x1="14.722cm" svg:y1="16.647cm" svg:x2="14.471cm" svg:y2="16.898cm">
          <text:p/>
        </draw:line>
        <draw:line draw:style-name="gr3" draw:text-style-name="P1" draw:layer="layout" svg:x1="13.991cm" svg:y1="16.416cm" svg:x2="13.991cm" svg:y2="16.277cm">
          <text:p/>
        </draw:line>
        <draw:line draw:style-name="gr3" draw:text-style-name="P1" draw:layer="layout" svg:x1="14.102cm" svg:y1="16.487cm" svg:x2="14.037cm" svg:y2="16.421cm">
          <text:p/>
        </draw:line>
        <draw:line draw:style-name="gr3" draw:text-style-name="P1" draw:layer="layout" svg:x1="14.037cm" svg:y1="16.421cm" svg:x2="13.995cm" svg:y2="16.421cm">
          <text:p/>
        </draw:line>
        <draw:line draw:style-name="gr3" draw:text-style-name="P1" draw:layer="layout" svg:x1="13.996cm" svg:y1="16.422cm" svg:x2="13.991cm" svg:y2="16.416cm">
          <text:p/>
        </draw:line>
        <draw:line draw:style-name="gr3" draw:text-style-name="P1" draw:layer="layout" svg:x1="14.472cm" svg:y1="16.898cm" svg:x2="14.342cm" svg:y2="16.77cm">
          <text:p/>
        </draw:line>
        <draw:line draw:style-name="gr3" draw:text-style-name="P1" draw:layer="layout" svg:x1="14.342cm" svg:y1="16.77cm" svg:x2="14.198cm" svg:y2="16.77cm">
          <text:p/>
        </draw:line>
        <draw:line draw:style-name="gr3" draw:text-style-name="P1" draw:layer="layout" svg:x1="14.199cm" svg:y1="16.771cm" svg:x2="14.101cm" svg:y2="16.672cm">
          <text:p/>
        </draw:line>
        <draw:line draw:style-name="gr3" draw:text-style-name="P1" draw:layer="layout" svg:x1="14.101cm" svg:y1="16.672cm" svg:x2="14.101cm" svg:y2="16.486cm">
          <text:p/>
        </draw:line>
        <draw:line draw:style-name="gr3" draw:text-style-name="P1" draw:layer="layout" svg:x1="14.507cm" svg:y1="15cm" svg:x2="14.563cm" svg:y2="15.056cm">
          <text:p/>
        </draw:line>
        <draw:line draw:style-name="gr3" draw:text-style-name="P1" draw:layer="layout" svg:x1="14.562cm" svg:y1="15.055cm" svg:x2="14.562cm" svg:y2="15.231cm">
          <text:p/>
        </draw:line>
        <draw:line draw:style-name="gr3" draw:text-style-name="P1" draw:layer="layout" svg:x1="14.563cm" svg:y1="15.231cm" svg:x2="14.52cm" svg:y2="15.272cm">
          <text:p/>
        </draw:line>
        <draw:line draw:style-name="gr3" draw:text-style-name="P1" draw:layer="layout" svg:x1="13.991cm" svg:y1="14.772cm" svg:x2="14.22cm" svg:y2="15.001cm">
          <text:p/>
        </draw:line>
        <draw:line draw:style-name="gr3" draw:text-style-name="P1" draw:layer="layout" svg:x1="14.219cm" svg:y1="15cm" svg:x2="14.507cm" svg:y2="15cm">
          <text:p/>
        </draw:line>
        <draw:line draw:style-name="gr3" draw:text-style-name="P1" draw:layer="layout" svg:x1="14.52cm" svg:y1="15.271cm" svg:x2="14.52cm" svg:y2="16.097cm">
          <text:p/>
        </draw:line>
        <draw:line draw:style-name="gr3" draw:text-style-name="P1" draw:layer="layout" svg:x1="14.521cm" svg:y1="16.097cm" svg:x2="14.245cm" svg:y2="16.375cm">
          <text:p/>
        </draw:line>
        <draw:line draw:style-name="gr3" draw:text-style-name="P1" draw:layer="layout" svg:x1="14.245cm" svg:y1="16.374cm" svg:x2="14.245cm" svg:y2="16.404cm">
          <text:p/>
        </draw:line>
        <draw:line draw:style-name="gr3" draw:text-style-name="P1" draw:layer="layout" svg:x1="14.971cm" svg:y1="12.263cm" svg:x2="15.025cm" svg:y2="12.317cm">
          <text:p/>
        </draw:line>
        <draw:line draw:style-name="gr3" draw:text-style-name="P1" draw:layer="layout" svg:x1="15.024cm" svg:y1="12.505cm" svg:x2="15.516cm" svg:y2="12.995cm">
          <text:p/>
        </draw:line>
        <draw:line draw:style-name="gr3" draw:text-style-name="P1" draw:layer="layout" svg:x1="14.597cm" svg:y1="12.263cm" svg:x2="14.533cm" svg:y2="12.326cm">
          <text:p/>
        </draw:line>
        <draw:line draw:style-name="gr3" draw:text-style-name="P1" draw:layer="layout" svg:x1="14.533cm" svg:y1="12.405cm" svg:x2="14.533cm" svg:y2="12.325cm">
          <text:p/>
        </draw:line>
        <draw:line draw:style-name="gr3" draw:text-style-name="P1" draw:layer="layout" svg:x1="15.024cm" svg:y1="12.316cm" svg:x2="15.024cm" svg:y2="12.505cm">
          <text:p/>
        </draw:line>
        <draw:line draw:style-name="gr3" draw:text-style-name="P1" draw:layer="layout" svg:x1="14.596cm" svg:y1="12.263cm" svg:x2="14.971cm" svg:y2="12.263cm">
          <text:p/>
        </draw:line>
        <draw:line draw:style-name="gr3" draw:text-style-name="P1" draw:layer="layout" svg:x1="14.933cm" svg:y1="12.405cm" svg:x2="14.933cm" svg:y2="12.668cm">
          <text:p/>
        </draw:line>
        <draw:line draw:style-name="gr3" draw:text-style-name="P1" draw:layer="layout" svg:x1="14.933cm" svg:y1="12.668cm" svg:x2="15.262cm" svg:y2="12.995cm">
          <text:p/>
        </draw:line>
        <draw:line draw:style-name="gr3" draw:text-style-name="P1" draw:layer="layout" svg:x1="14.842cm" svg:y1="13.756cm" svg:x2="15.007cm" svg:y2="13.756cm">
          <text:p/>
        </draw:line>
        <draw:line draw:style-name="gr3" draw:text-style-name="P1" draw:layer="layout" svg:x1="15.007cm" svg:y1="13.757cm" svg:x2="15.77cm" svg:y2="12.994cm">
          <text:p/>
        </draw:line>
        <draw:line draw:style-name="gr3" draw:text-style-name="P1" draw:layer="layout" svg:x1="15.769cm" svg:y1="12.386cm" svg:x2="15.769cm" svg:y2="12.994cm">
          <text:p/>
        </draw:line>
        <draw:line draw:style-name="gr3" draw:text-style-name="P1" draw:layer="layout" svg:x1="14.842cm" svg:y1="14.01cm" svg:x2="15.007cm" svg:y2="14.01cm">
          <text:p/>
        </draw:line>
        <draw:line draw:style-name="gr3" draw:text-style-name="P1" draw:layer="layout" svg:x1="15.007cm" svg:y1="14.011cm" svg:x2="15.871cm" svg:y2="13.146cm">
          <text:p/>
        </draw:line>
        <draw:line draw:style-name="gr3" draw:text-style-name="P1" draw:layer="layout" svg:x1="15.87cm" svg:y1="13.146cm" svg:x2="15.87cm" svg:y2="13.11cm">
          <text:p/>
        </draw:line>
        <draw:line draw:style-name="gr3" draw:text-style-name="P1" draw:layer="layout" svg:x1="15.87cm" svg:y1="13.111cm" svg:x2="15.886cm" svg:y2="13.095cm">
          <text:p/>
        </draw:line>
        <draw:line draw:style-name="gr3" draw:text-style-name="P1" draw:layer="layout" svg:x1="15.885cm" svg:y1="13.095cm" svg:x2="15.921cm" svg:y2="13.095cm">
          <text:p/>
        </draw:line>
        <draw:line draw:style-name="gr3" draw:text-style-name="P1" draw:layer="layout" svg:x1="15.921cm" svg:y1="13.096cm" svg:x2="16.024cm" svg:y2="12.994cm">
          <text:p/>
        </draw:line>
        <draw:line draw:style-name="gr3" draw:text-style-name="P1" draw:layer="layout" svg:x1="15.968cm" svg:y1="12.386cm" svg:x2="15.968cm" svg:y2="12.941cm">
          <text:p/>
        </draw:line>
        <draw:line draw:style-name="gr3" draw:text-style-name="P1" draw:layer="layout" svg:x1="15.968cm" svg:y1="12.941cm" svg:x2="16.024cm" svg:y2="12.995cm">
          <text:p/>
        </draw:line>
        <draw:line draw:style-name="gr3" draw:text-style-name="P1" draw:layer="layout" svg:x1="13.229cm" svg:y1="14.772cm" svg:x2="13.229cm" svg:y2="15.263cm">
          <text:p/>
        </draw:line>
        <draw:line draw:style-name="gr3" draw:text-style-name="P1" draw:layer="layout" svg:x1="13.229cm" svg:y1="15.263cm" svg:x2="13.992cm" svg:y2="16.024cm">
          <text:p/>
        </draw:line>
        <draw:line draw:style-name="gr3" draw:text-style-name="P1" draw:layer="layout" svg:x1="13.212cm" svg:y1="12.7cm" svg:x2="13.212cm" svg:y2="12.82cm">
          <text:p/>
        </draw:line>
        <draw:line draw:style-name="gr3" draw:text-style-name="P1" draw:layer="layout" svg:x1="13.213cm" svg:y1="12.82cm" svg:x2="13.093cm" svg:y2="12.94cm">
          <text:p/>
        </draw:line>
        <draw:line draw:style-name="gr3" draw:text-style-name="P1" draw:layer="layout" svg:x1="13.093cm" svg:y1="12.939cm" svg:x2="13.093cm" svg:y2="14.636cm">
          <text:p/>
        </draw:line>
        <draw:line draw:style-name="gr3" draw:text-style-name="P1" draw:layer="layout" svg:x1="13.093cm" svg:y1="14.636cm" svg:x2="13.23cm" svg:y2="14.773cm">
          <text:p/>
        </draw:line>
        <draw:line draw:style-name="gr3" draw:text-style-name="P1" draw:layer="layout" svg:x1="13.826cm" svg:y1="14.01cm" svg:x2="13.826cm" svg:y2="13.756cm">
          <text:p/>
        </draw:line>
        <draw:line draw:style-name="gr3" draw:text-style-name="P1" draw:layer="layout" svg:x1="13.827cm" svg:y1="13.757cm" svg:x2="13.229cm" svg:y2="13.159cm">
          <text:p/>
        </draw:line>
        <draw:line draw:style-name="gr3" draw:text-style-name="P1" draw:layer="layout" svg:x1="13.229cm" svg:y1="13.159cm" svg:x2="13.229cm" svg:y2="12.994cm">
          <text:p/>
        </draw:line>
        <draw:line draw:style-name="gr3" draw:text-style-name="P1" draw:layer="layout" svg:x1="16.835cm" svg:y1="13.009cm" svg:x2="16.835cm" svg:y2="15.007cm">
          <text:p/>
        </draw:line>
        <draw:line draw:style-name="gr3" draw:text-style-name="P1" draw:layer="layout" svg:x1="16.836cm" svg:y1="13.01cm" svg:x2="16.821cm" svg:y2="12.994cm">
          <text:p/>
        </draw:line>
        <draw:line draw:style-name="gr3" draw:text-style-name="P1" draw:layer="layout" svg:x1="16.821cm" svg:y1="12.994cm" svg:x2="16.776cm" svg:y2="12.994cm">
          <text:p/>
        </draw:line>
        <draw:line draw:style-name="gr3" draw:text-style-name="P1" draw:layer="layout" svg:x1="16.777cm" svg:y1="12.995cm" svg:x2="16.169cm" svg:y2="12.386cm">
          <text:p/>
        </draw:line>
        <draw:line draw:style-name="gr3" draw:text-style-name="P1" draw:layer="layout" svg:x1="16.169cm" svg:y1="12.386cm" svg:x2="16.148cm" svg:y2="12.386cm">
          <text:p/>
        </draw:line>
        <draw:line draw:style-name="gr3" draw:text-style-name="P1" draw:layer="layout" svg:x1="16.149cm" svg:y1="12.387cm" svg:x2="15.8cm" svg:y2="12.039cm">
          <text:p/>
        </draw:line>
        <draw:line draw:style-name="gr3" draw:text-style-name="P1" draw:layer="layout" svg:x1="15.8cm" svg:y1="12.039cm" svg:x2="13.881cm" svg:y2="12.039cm">
          <text:p/>
        </draw:line>
        <draw:line draw:style-name="gr3" draw:text-style-name="P1" draw:layer="layout" svg:x1="13.421cm" svg:y1="12.499cm" svg:x2="13.882cm" svg:y2="12.039cm">
          <text:p/>
        </draw:line>
        <draw:line draw:style-name="gr3" draw:text-style-name="P1" draw:layer="layout" svg:x1="13.424cm" svg:y1="12.802cm" svg:x2="13.421cm" svg:y2="12.799cm">
          <text:p/>
        </draw:line>
        <draw:line draw:style-name="gr3" draw:text-style-name="P1" draw:layer="layout" svg:x1="13.421cm" svg:y1="12.799cm" svg:x2="13.421cm" svg:y2="12.498cm">
          <text:p/>
        </draw:line>
        <draw:line draw:style-name="gr3" draw:text-style-name="P1" draw:layer="layout" svg:x1="13.229cm" svg:y1="12.995cm" svg:x2="13.424cm" svg:y2="12.801cm">
          <text:p/>
        </draw:line>
        <draw:line draw:style-name="gr3" draw:text-style-name="P1" draw:layer="layout" svg:x1="16.836cm" svg:y1="15.007cm" svg:x2="16.444cm" svg:y2="15.399cm">
          <text:p/>
        </draw:line>
        <draw:line draw:style-name="gr3" draw:text-style-name="P1" draw:layer="layout" svg:x1="16.444cm" svg:y1="15.398cm" svg:x2="15.57cm" svg:y2="15.398cm">
          <text:p/>
        </draw:line>
        <draw:line draw:style-name="gr3" draw:text-style-name="P1" draw:layer="layout" svg:x1="15.571cm" svg:y1="15.399cm" svg:x2="15.47cm" svg:y2="15.297cm">
          <text:p/>
        </draw:line>
        <draw:line draw:style-name="gr3" draw:text-style-name="P1" draw:layer="layout" svg:x1="15.47cm" svg:y1="15.297cm" svg:x2="15.47cm" svg:y2="15.142cm">
          <text:p/>
        </draw:line>
        <draw:line draw:style-name="gr3" draw:text-style-name="P1" draw:layer="layout" svg:x1="14.734cm" svg:y1="12.405cm" svg:x2="14.734cm" svg:y2="12.721cm">
          <text:p/>
        </draw:line>
        <draw:line draw:style-name="gr3" draw:text-style-name="P1" draw:layer="layout" svg:x1="14.734cm" svg:y1="12.721cm" svg:x2="15.008cm" svg:y2="12.995cm">
          <text:p/>
        </draw:line>
        <draw:line draw:style-name="gr3" draw:text-style-name="P1" draw:layer="layout" svg:x1="15.78cm" svg:y1="15.149cm" svg:x2="15.769cm" svg:y2="15.138cm">
          <text:p/>
        </draw:line>
        <draw:line draw:style-name="gr3" draw:text-style-name="P1" draw:layer="layout" svg:x1="15.769cm" svg:y1="15.138cm" svg:x2="15.769cm" svg:y2="14.772cm">
          <text:p/>
        </draw:line>
        <draw:line draw:style-name="gr3" draw:text-style-name="P1" draw:layer="layout" svg:x1="16.033cm" svg:y1="15.148cm" svg:x2="16.033cm" svg:y2="14.782cm">
          <text:p/>
        </draw:line>
        <draw:line draw:style-name="gr3" draw:text-style-name="P1" draw:layer="layout" svg:x1="16.034cm" svg:y1="14.783cm" svg:x2="16.023cm" svg:y2="14.772cm">
          <text:p/>
        </draw:line>
        <draw:line draw:style-name="gr3" draw:text-style-name="P1" draw:layer="layout" svg:x1="14.334cm" svg:y1="12.405cm" svg:x2="14.334cm" svg:y2="12.594cm">
          <text:p/>
        </draw:line>
        <draw:line draw:style-name="gr3" draw:text-style-name="P1" draw:layer="layout" svg:x1="14.335cm" svg:y1="12.594cm" svg:x2="14.228cm" svg:y2="12.701cm">
          <text:p/>
        </draw:line>
        <draw:line draw:style-name="gr3" draw:text-style-name="P1" draw:layer="layout" svg:x1="15.269cm" svg:y1="15.143cm" svg:x2="15.516cm" svg:y2="14.899cm">
          <text:p/>
        </draw:line>
        <draw:line draw:style-name="gr3" draw:text-style-name="P1" draw:layer="layout" svg:x1="15.515cm" svg:y1="14.899cm" svg:x2="15.515cm" svg:y2="14.772cm">
          <text:p/>
        </draw:line>
        <draw:line draw:style-name="gr3" draw:text-style-name="P1" draw:layer="layout" svg:x1="15.07cm" svg:y1="15.143cm" svg:x2="15.262cm" svg:y2="14.954cm">
          <text:p/>
        </draw:line>
        <draw:line draw:style-name="gr3" draw:text-style-name="P1" draw:layer="layout" svg:x1="15.261cm" svg:y1="14.954cm" svg:x2="15.261cm" svg:y2="14.772cm">
          <text:p/>
        </draw:line>
        <draw:line draw:style-name="gr3" draw:text-style-name="P1" draw:layer="layout" svg:x1="14.871cm" svg:y1="15.143cm" svg:x2="15.008cm" svg:y2="15.007cm">
          <text:p/>
        </draw:line>
        <draw:line draw:style-name="gr3" draw:text-style-name="P1" draw:layer="layout" svg:x1="15.007cm" svg:y1="15.007cm" svg:x2="15.007cm" svg:y2="14.772cm">
          <text:p/>
        </draw:line>
        <draw:line draw:style-name="gr3" draw:text-style-name="P1" draw:layer="layout" svg:x1="14.67cm" svg:y1="15.143cm" svg:x2="14.754cm" svg:y2="15.062cm">
          <text:p/>
        </draw:line>
        <draw:line draw:style-name="gr3" draw:text-style-name="P1" draw:layer="layout" svg:x1="14.753cm" svg:y1="15.062cm" svg:x2="14.753cm" svg:y2="14.772cm">
          <text:p/>
        </draw:line>
        <draw:path draw:style-name="gr4" draw:text-style-name="P2" draw:layer="layout" svg:width="0.161cm" svg:height="0.161cm" svg:x="16.632cm" svg:y="15.663cm" svg:viewBox="0 0 162 162" svg:d="M162 80c0 46-36 82-81 82s-81-36-81-82c0-44 36-80 81-80s81 36 81 80z">
          <text:p/>
        </draw:path>
        <draw:path draw:style-name="gr5" draw:text-style-name="P3" draw:layer="layout" svg:width="0.102cm" svg:height="0.102cm" svg:x="16.662cm" svg:y="15.692cm" svg:viewBox="0 0 103 103" svg:d="M103 52c0 28-23 51-52 51-28 0-51-23-51-51s23-52 51-52c29 0 52 24 52 52z">
          <text:p/>
        </draw:path>
        <draw:path draw:style-name="gr4" draw:text-style-name="P2" draw:layer="layout" svg:width="0.161cm" svg:height="0.161cm" svg:x="16.09cm" svg:y="16.181cm" svg:viewBox="0 0 162 162" svg:d="M162 82c0 44-37 80-81 80-45 0-81-36-81-80 0-46 36-82 81-82 44 0 81 36 81 82z">
          <text:p/>
        </draw:path>
        <draw:path draw:style-name="gr5" draw:text-style-name="P3" draw:layer="layout" svg:width="0.102cm" svg:height="0.102cm" svg:x="16.12cm" svg:y="16.211cm" svg:viewBox="0 0 103 103" svg:d="M103 51c0 28-24 52-52 52s-51-24-51-52 23-51 51-51 52 23 52 51z">
          <text:p/>
        </draw:path>
        <draw:line draw:style-name="gr6" draw:text-style-name="P1" draw:layer="layout" svg:x1="15.568cm" svg:y1="12.335cm" svg:x2="15.568cm" svg:y2="12.437cm">
          <text:p/>
        </draw:line>
        <draw:path draw:style-name="gr5" draw:text-style-name="P3" draw:layer="layout" svg:width="0.051cm" svg:height="0.051cm" svg:x="15.542cm" svg:y="12.361cm" svg:viewBox="0 0 52 52" svg:d="M52 26c0 14-11 26-26 26-14 0-26-12-26-26 0-15 12-26 26-26 15 0 26 11 26 26z">
          <text:p/>
        </draw:path>
        <draw:line draw:style-name="gr6" draw:text-style-name="P1" draw:layer="layout" svg:x1="15.769cm" svg:y1="12.335cm" svg:x2="15.769cm" svg:y2="12.437cm">
          <text:p/>
        </draw:line>
        <draw:path draw:style-name="gr5" draw:text-style-name="P3" draw:layer="layout" svg:width="0.051cm" svg:height="0.051cm" svg:x="15.743cm" svg:y="12.361cm" svg:viewBox="0 0 52 52" svg:d="M52 26c0 14-11 26-26 26-14 0-26-12-26-26 0-15 12-26 26-26 15 0 26 11 26 26z">
          <text:p/>
        </draw:path>
        <draw:line draw:style-name="gr6" draw:text-style-name="P1" draw:layer="layout" svg:x1="15.968cm" svg:y1="12.335cm" svg:x2="15.968cm" svg:y2="12.437cm">
          <text:p/>
        </draw:line>
        <draw:path draw:style-name="gr5" draw:text-style-name="P3" draw:layer="layout" svg:width="0.051cm" svg:height="0.051cm" svg:x="15.942cm" svg:y="12.361cm" svg:viewBox="0 0 52 52" svg:d="M52 26c0 14-11 26-26 26-14 0-26-12-26-26 0-15 12-26 26-26 15 0 26 11 26 26z">
          <text:p/>
        </draw:path>
        <draw:line draw:style-name="gr6" draw:text-style-name="P1" draw:layer="layout" svg:x1="16.169cm" svg:y1="12.335cm" svg:x2="16.169cm" svg:y2="12.437cm">
          <text:p/>
        </draw:line>
        <draw:path draw:style-name="gr5" draw:text-style-name="P3" draw:layer="layout" svg:width="0.051cm" svg:height="0.051cm" svg:x="16.143cm" svg:y="12.361cm" svg:viewBox="0 0 52 52" svg:d="M52 26c0 14-11 26-26 26-14 0-26-12-26-26 0-15 12-26 26-26 15 0 26 11 26 26z">
          <text:p/>
        </draw:path>
        <draw:line draw:style-name="gr6" draw:text-style-name="P1" draw:layer="layout" svg:x1="16.368cm" svg:y1="12.335cm" svg:x2="16.368cm" svg:y2="12.437cm">
          <text:p/>
        </draw:line>
        <draw:path draw:style-name="gr5" draw:text-style-name="P3" draw:layer="layout" svg:width="0.051cm" svg:height="0.051cm" svg:x="16.342cm" svg:y="12.361cm" svg:viewBox="0 0 52 52" svg:d="M52 26c0 14-11 26-26 26-14 0-26-12-26-26 0-15 12-26 26-26 15 0 26 11 26 26z">
          <text:p/>
        </draw:path>
        <draw:line draw:style-name="gr6" draw:text-style-name="P1" draw:layer="layout" svg:x1="16.569cm" svg:y1="12.335cm" svg:x2="16.569cm" svg:y2="12.437cm">
          <text:p/>
        </draw:line>
        <draw:path draw:style-name="gr5" draw:text-style-name="P3" draw:layer="layout" svg:width="0.051cm" svg:height="0.051cm" svg:x="16.543cm" svg:y="12.361cm" svg:viewBox="0 0 52 52" svg:d="M52 26c0 14-11 26-26 26-14 0-26-12-26-26 0-15 12-26 26-26 15 0 26 11 26 26z">
          <text:p/>
        </draw:path>
        <draw:line draw:style-name="gr7" draw:text-style-name="P1" draw:layer="layout" svg:x1="15.779cm" svg:y1="15.225cm" svg:x2="15.779cm" svg:y2="15.072cm">
          <text:p/>
        </draw:line>
        <draw:path draw:style-name="gr5" draw:text-style-name="P3" draw:layer="layout" svg:width="0.102cm" svg:height="0.101cm" svg:x="15.728cm" svg:y="15.098cm" svg:viewBox="0 0 103 102" svg:d="M103 51c0 29-23 51-52 51-28 0-51-22-51-51 0-28 23-51 51-51 29 0 52 23 52 51z">
          <text:p/>
        </draw:path>
        <draw:line draw:style-name="gr7" draw:text-style-name="P1" draw:layer="layout" svg:x1="16.033cm" svg:y1="15.225cm" svg:x2="16.033cm" svg:y2="15.072cm">
          <text:p/>
        </draw:line>
        <draw:path draw:style-name="gr5" draw:text-style-name="P3" draw:layer="layout" svg:width="0.102cm" svg:height="0.101cm" svg:x="15.982cm" svg:y="15.098cm" svg:viewBox="0 0 103 102" svg:d="M103 51c0 29-23 51-51 51-29 0-52-22-52-51 0-28 23-51 52-51 28 0 51 23 51 51z">
          <text:p/>
        </draw:path>
        <draw:line draw:style-name="gr6" draw:text-style-name="P1" draw:layer="layout" svg:x1="14.334cm" svg:y1="12.354cm" svg:x2="14.334cm" svg:y2="12.456cm">
          <text:p/>
        </draw:line>
        <draw:path draw:style-name="gr5" draw:text-style-name="P3" draw:layer="layout" svg:width="0.051cm" svg:height="0.051cm" svg:x="14.308cm" svg:y="12.38cm" svg:viewBox="0 0 52 52" svg:d="M52 25c0 14-11 27-25 27-15 0-27-13-27-27s12-25 27-25c14 0 25 11 25 25z">
          <text:p/>
        </draw:path>
        <draw:line draw:style-name="gr6" draw:text-style-name="P1" draw:layer="layout" svg:x1="14.533cm" svg:y1="12.354cm" svg:x2="14.533cm" svg:y2="12.456cm">
          <text:p/>
        </draw:line>
        <draw:path draw:style-name="gr5" draw:text-style-name="P3" draw:layer="layout" svg:width="0.051cm" svg:height="0.051cm" svg:x="14.507cm" svg:y="12.38cm" svg:viewBox="0 0 52 52" svg:d="M52 25c0 14-11 27-25 27-15 0-27-13-27-27s12-25 27-25c14 0 25 11 25 25z">
          <text:p/>
        </draw:path>
        <draw:line draw:style-name="gr6" draw:text-style-name="P1" draw:layer="layout" svg:x1="14.734cm" svg:y1="12.354cm" svg:x2="14.734cm" svg:y2="12.456cm">
          <text:p/>
        </draw:line>
        <draw:path draw:style-name="gr5" draw:text-style-name="P3" draw:layer="layout" svg:width="0.051cm" svg:height="0.051cm" svg:x="14.708cm" svg:y="12.38cm" svg:viewBox="0 0 52 52" svg:d="M52 25c0 14-11 27-25 27-15 0-27-13-27-27s12-25 27-25c14 0 25 11 25 25z">
          <text:p/>
        </draw:path>
        <draw:line draw:style-name="gr6" draw:text-style-name="P1" draw:layer="layout" svg:x1="14.933cm" svg:y1="12.354cm" svg:x2="14.933cm" svg:y2="12.456cm">
          <text:p/>
        </draw:line>
        <draw:path draw:style-name="gr5" draw:text-style-name="P3" draw:layer="layout" svg:width="0.051cm" svg:height="0.051cm" svg:x="14.907cm" svg:y="12.38cm" svg:viewBox="0 0 52 52" svg:d="M52 25c0 14-11 27-25 27-15 0-27-13-27-27s12-25 27-25c14 0 25 11 25 25z">
          <text:p/>
        </draw:path>
        <draw:line draw:style-name="gr6" draw:text-style-name="P1" draw:layer="layout" svg:x1="15.134cm" svg:y1="12.354cm" svg:x2="15.134cm" svg:y2="12.456cm">
          <text:p/>
        </draw:line>
        <draw:path draw:style-name="gr5" draw:text-style-name="P3" draw:layer="layout" svg:width="0.051cm" svg:height="0.051cm" svg:x="15.108cm" svg:y="12.38cm" svg:viewBox="0 0 52 52" svg:d="M52 25c0 14-11 27-25 27-15 0-27-13-27-27s12-25 27-25c14 0 25 11 25 25z">
          <text:p/>
        </draw:path>
        <draw:polygon draw:style-name="gr4" draw:text-style-name="P2" draw:layer="layout" svg:width="0.131cm" svg:height="0.131cm" svg:x="13.76cm" svg:y="13.69cm" svg:viewBox="0 0 132 132" draw:points="132,93 94,132 38,132 0,93 0,38 38,0 94,0 132,38">
          <text:p/>
        </draw:polygon>
        <draw:path draw:style-name="gr5" draw:text-style-name="P3" draw:layer="layout" svg:width="0.081cm" svg:height="0.08cm" svg:x="13.785cm" svg:y="13.716cm" svg:viewBox="0 0 82 81" svg:d="M82 41c0 22-18 40-40 40-23 0-42-18-42-40s19-41 42-41c22 0 40 19 40 41z">
          <text:p/>
        </draw:path>
        <draw:polygon draw:style-name="gr4" draw:text-style-name="P2" draw:layer="layout" svg:width="0.131cm" svg:height="0.131cm" svg:x="14.776cm" svg:y="13.69cm" svg:viewBox="0 0 132 132" draw:points="132,93 94,132 38,132 0,93 0,38 38,0 94,0 132,38">
          <text:p/>
        </draw:polygon>
        <draw:path draw:style-name="gr5" draw:text-style-name="P3" draw:layer="layout" svg:width="0.081cm" svg:height="0.08cm" svg:x="14.801cm" svg:y="13.716cm" svg:viewBox="0 0 82 81" svg:d="M82 41c0 22-18 40-40 40-24 0-42-18-42-40s18-41 42-41c22 0 40 19 40 41z">
          <text:p/>
        </draw:path>
        <draw:polygon draw:style-name="gr4" draw:text-style-name="P2" draw:layer="layout" svg:width="0.131cm" svg:height="0.131cm" svg:x="14.776cm" svg:y="13.944cm" svg:viewBox="0 0 132 132" draw:points="132,94 94,132 38,132 0,94 0,39 38,0 94,0 132,39">
          <text:p/>
        </draw:polygon>
        <draw:path draw:style-name="gr5" draw:text-style-name="P3" draw:layer="layout" svg:width="0.081cm" svg:height="0.08cm" svg:x="14.801cm" svg:y="13.97cm" svg:viewBox="0 0 82 81" svg:d="M82 40c0 22-18 41-40 41-24 0-42-19-42-41s18-40 42-40c22 0 40 18 40 40z">
          <text:p/>
        </draw:path>
        <draw:polygon draw:style-name="gr4" draw:text-style-name="P2" draw:layer="layout" svg:width="0.131cm" svg:height="0.131cm" svg:x="13.76cm" svg:y="13.944cm" svg:viewBox="0 0 132 132" draw:points="132,94 94,132 38,132 0,94 0,39 38,0 94,0 132,39">
          <text:p/>
        </draw:polygon>
        <draw:path draw:style-name="gr5" draw:text-style-name="P3" draw:layer="layout" svg:width="0.081cm" svg:height="0.08cm" svg:x="13.785cm" svg:y="13.97cm" svg:viewBox="0 0 82 81" svg:d="M82 40c0 22-18 41-40 41-23 0-42-19-42-41s19-40 42-40c22 0 40 18 40 40z">
          <text:p/>
        </draw:path>
        <draw:path draw:style-name="gr4" draw:text-style-name="P2" draw:layer="layout" svg:width="0.186cm" svg:height="0.186cm" svg:x="13.136cm" svg:y="14.679cm" svg:viewBox="0 0 187 187" svg:d="M187 93c0 52-43 94-94 94-52 0-93-42-93-94s41-93 93-93c51 0 94 41 94 93z">
          <text:p/>
        </draw:path>
        <draw:path draw:style-name="gr5" draw:text-style-name="P3" draw:layer="layout" svg:width="0.101cm" svg:height="0.102cm" svg:x="13.178cm" svg:y="14.721cm" svg:viewBox="0 0 102 103" svg:d="M102 51c0 29-22 52-50 52s-52-23-52-52c0-28 24-51 52-51s50 23 50 51z">
          <text:p/>
        </draw:path>
        <draw:path draw:style-name="gr4" draw:text-style-name="P2" draw:layer="layout" svg:width="0.186cm" svg:height="0.186cm" svg:x="13.39cm" svg:y="14.679cm" svg:viewBox="0 0 187 187" svg:d="M187 93c0 52-42 94-94 94s-93-42-93-94 41-93 93-93 94 41 94 93z">
          <text:p/>
        </draw:path>
        <draw:path draw:style-name="gr5" draw:text-style-name="P3" draw:layer="layout" svg:width="0.101cm" svg:height="0.102cm" svg:x="13.432cm" svg:y="14.721cm" svg:viewBox="0 0 102 103" svg:d="M102 51c0 29-22 52-51 52-28 0-51-23-51-52 0-28 23-51 51-51 29 0 51 23 51 51z">
          <text:p/>
        </draw:path>
        <draw:path draw:style-name="gr4" draw:text-style-name="P2" draw:layer="layout" svg:width="0.186cm" svg:height="0.186cm" svg:x="13.644cm" svg:y="14.679cm" svg:viewBox="0 0 187 187" svg:d="M187 93c0 52-42 94-93 94-52 0-94-42-94-94s42-93 94-93c51 0 93 41 93 93z">
          <text:p/>
        </draw:path>
        <draw:path draw:style-name="gr5" draw:text-style-name="P3" draw:layer="layout" svg:width="0.101cm" svg:height="0.102cm" svg:x="13.686cm" svg:y="14.721cm" svg:viewBox="0 0 102 103" svg:d="M102 51c0 29-23 52-51 52s-51-23-51-52c0-28 23-51 51-51s51 23 51 51z">
          <text:p/>
        </draw:path>
        <draw:path draw:style-name="gr4" draw:text-style-name="P2" draw:layer="layout" svg:width="0.186cm" svg:height="0.186cm" svg:x="13.898cm" svg:y="14.679cm" svg:viewBox="0 0 187 187" svg:d="M187 93c0 52-43 94-94 94-52 0-93-42-93-94s41-93 93-93c51 0 94 41 94 93z">
          <text:p/>
        </draw:path>
        <draw:path draw:style-name="gr5" draw:text-style-name="P3" draw:layer="layout" svg:width="0.101cm" svg:height="0.102cm" svg:x="13.94cm" svg:y="14.721cm" svg:viewBox="0 0 102 103" svg:d="M102 51c0 29-22 52-50 52-29 0-52-23-52-52 0-28 23-51 52-51 28 0 50 23 50 51z">
          <text:p/>
        </draw:path>
        <draw:path draw:style-name="gr4" draw:text-style-name="P2" draw:layer="layout" svg:width="0.186cm" svg:height="0.186cm" svg:x="14.152cm" svg:y="14.679cm" svg:viewBox="0 0 187 187" svg:d="M187 93c0 52-42 94-93 94-53 0-94-42-94-94s41-93 94-93c51 0 93 41 93 93z">
          <text:p/>
        </draw:path>
        <draw:path draw:style-name="gr5" draw:text-style-name="P3" draw:layer="layout" svg:width="0.101cm" svg:height="0.102cm" svg:x="14.194cm" svg:y="14.721cm" svg:viewBox="0 0 102 103" svg:d="M102 51c0 29-23 52-51 52s-51-23-51-52c0-28 23-51 51-51s51 23 51 51z">
          <text:p/>
        </draw:path>
        <draw:path draw:style-name="gr4" draw:text-style-name="P2" draw:layer="layout" svg:width="0.186cm" svg:height="0.186cm" svg:x="14.406cm" svg:y="14.679cm" svg:viewBox="0 0 187 187" svg:d="M187 93c0 52-42 94-93 94-52 0-94-42-94-94s42-93 94-93c51 0 93 41 93 93z">
          <text:p/>
        </draw:path>
        <draw:path draw:style-name="gr5" draw:text-style-name="P3" draw:layer="layout" svg:width="0.101cm" svg:height="0.102cm" svg:x="14.448cm" svg:y="14.721cm" svg:viewBox="0 0 102 103" svg:d="M102 51c0 29-22 52-50 52-29 0-52-23-52-52 0-28 23-51 52-51 28 0 50 23 50 51z">
          <text:p/>
        </draw:path>
        <draw:path draw:style-name="gr4" draw:text-style-name="P2" draw:layer="layout" svg:width="0.186cm" svg:height="0.186cm" svg:x="14.66cm" svg:y="14.679cm" svg:viewBox="0 0 187 187" svg:d="M187 93c0 52-42 94-94 94s-93-42-93-94 41-93 93-93 94 41 94 93z">
          <text:p/>
        </draw:path>
        <draw:path draw:style-name="gr5" draw:text-style-name="P3" draw:layer="layout" svg:width="0.101cm" svg:height="0.102cm" svg:x="14.702cm" svg:y="14.721cm" svg:viewBox="0 0 102 103" svg:d="M102 51c0 29-23 52-51 52s-51-23-51-52c0-28 23-51 51-51s51 23 51 51z">
          <text:p/>
        </draw:path>
        <draw:path draw:style-name="gr4" draw:text-style-name="P2" draw:layer="layout" svg:width="0.186cm" svg:height="0.186cm" svg:x="14.914cm" svg:y="14.679cm" svg:viewBox="0 0 187 187" svg:d="M187 93c0 52-42 94-93 94-53 0-94-42-94-94s41-93 94-93c51 0 93 41 93 93z">
          <text:p/>
        </draw:path>
        <draw:path draw:style-name="gr5" draw:text-style-name="P3" draw:layer="layout" svg:width="0.101cm" svg:height="0.102cm" svg:x="14.956cm" svg:y="14.721cm" svg:viewBox="0 0 102 103" svg:d="M102 51c0 29-22 52-50 52-29 0-52-23-52-52 0-28 23-51 52-51 28 0 50 23 50 51z">
          <text:p/>
        </draw:path>
        <draw:path draw:style-name="gr4" draw:text-style-name="P2" draw:layer="layout" svg:width="0.186cm" svg:height="0.186cm" svg:x="15.168cm" svg:y="14.679cm" svg:viewBox="0 0 187 187" svg:d="M187 93c0 52-43 94-94 94-52 0-93-42-93-94s41-93 93-93c51 0 94 41 94 93z">
          <text:p/>
        </draw:path>
        <draw:path draw:style-name="gr5" draw:text-style-name="P3" draw:layer="layout" svg:width="0.101cm" svg:height="0.102cm" svg:x="15.21cm" svg:y="14.721cm" svg:viewBox="0 0 102 103" svg:d="M102 51c0 29-23 52-51 52s-51-23-51-52c0-28 23-51 51-51s51 23 51 51z">
          <text:p/>
        </draw:path>
        <draw:path draw:style-name="gr4" draw:text-style-name="P2" draw:layer="layout" svg:width="0.186cm" svg:height="0.186cm" svg:x="15.422cm" svg:y="14.679cm" svg:viewBox="0 0 187 187" svg:d="M187 93c0 52-42 94-94 94s-93-42-93-94 41-93 93-93 94 41 94 93z">
          <text:p/>
        </draw:path>
        <draw:path draw:style-name="gr5" draw:text-style-name="P3" draw:layer="layout" svg:width="0.101cm" svg:height="0.102cm" svg:x="15.464cm" svg:y="14.721cm" svg:viewBox="0 0 102 103" svg:d="M102 51c0 29-22 52-50 52-29 0-52-23-52-52 0-28 23-51 52-51 28 0 50 23 50 51z">
          <text:p/>
        </draw:path>
        <draw:path draw:style-name="gr4" draw:text-style-name="P2" draw:layer="layout" svg:width="0.186cm" svg:height="0.186cm" svg:x="15.676cm" svg:y="14.679cm" svg:viewBox="0 0 187 187" svg:d="M187 93c0 52-42 94-93 94-52 0-94-42-94-94s42-93 94-93c51 0 93 41 93 93z">
          <text:p/>
        </draw:path>
        <draw:path draw:style-name="gr5" draw:text-style-name="P3" draw:layer="layout" svg:width="0.101cm" svg:height="0.102cm" svg:x="15.718cm" svg:y="14.721cm" svg:viewBox="0 0 102 103" svg:d="M102 51c0 29-23 52-51 52s-51-23-51-52c0-28 23-51 51-51s51 23 51 51z">
          <text:p/>
        </draw:path>
        <draw:path draw:style-name="gr4" draw:text-style-name="P2" draw:layer="layout" svg:width="0.186cm" svg:height="0.186cm" svg:x="15.93cm" svg:y="14.679cm" svg:viewBox="0 0 187 187" svg:d="M187 93c0 52-43 94-94 94-52 0-93-42-93-94s41-93 93-93c51 0 94 41 94 93z">
          <text:p/>
        </draw:path>
        <draw:path draw:style-name="gr5" draw:text-style-name="P3" draw:layer="layout" svg:width="0.101cm" svg:height="0.102cm" svg:x="15.972cm" svg:y="14.721cm" svg:viewBox="0 0 102 103" svg:d="M102 51c0 29-22 52-50 52-29 0-52-23-52-52 0-28 23-51 52-51 28 0 50 23 50 51z">
          <text:p/>
        </draw:path>
        <draw:path draw:style-name="gr4" draw:text-style-name="P2" draw:layer="layout" svg:width="0.186cm" svg:height="0.186cm" svg:x="15.93cm" svg:y="12.901cm" svg:viewBox="0 0 187 187" svg:d="M187 94c0 51-43 93-94 93-52 0-93-42-93-93 0-52 41-94 93-94 51 0 94 42 94 94z">
          <text:p/>
        </draw:path>
        <draw:path draw:style-name="gr5" draw:text-style-name="P3" draw:layer="layout" svg:width="0.101cm" svg:height="0.102cm" svg:x="15.972cm" svg:y="12.943cm" svg:viewBox="0 0 102 103" svg:d="M102 52c0 28-22 51-50 51-29 0-52-23-52-51 0-29 23-52 52-52 28 0 50 23 50 52z">
          <text:p/>
        </draw:path>
        <draw:path draw:style-name="gr4" draw:text-style-name="P2" draw:layer="layout" svg:width="0.186cm" svg:height="0.186cm" svg:x="15.676cm" svg:y="12.901cm" svg:viewBox="0 0 187 187" svg:d="M187 94c0 51-42 93-93 93-52 0-94-42-94-93 0-52 42-94 94-94 51 0 93 42 93 94z">
          <text:p/>
        </draw:path>
        <draw:path draw:style-name="gr5" draw:text-style-name="P3" draw:layer="layout" svg:width="0.101cm" svg:height="0.102cm" svg:x="15.718cm" svg:y="12.943cm" svg:viewBox="0 0 102 103" svg:d="M102 52c0 28-23 51-51 51s-51-23-51-51c0-29 23-52 51-52s51 23 51 52z">
          <text:p/>
        </draw:path>
        <draw:path draw:style-name="gr4" draw:text-style-name="P2" draw:layer="layout" svg:width="0.186cm" svg:height="0.186cm" svg:x="15.422cm" svg:y="12.901cm" svg:viewBox="0 0 187 187" svg:d="M187 94c0 51-42 93-94 93s-93-42-93-93c0-52 41-94 93-94s94 42 94 94z">
          <text:p/>
        </draw:path>
        <draw:path draw:style-name="gr5" draw:text-style-name="P3" draw:layer="layout" svg:width="0.101cm" svg:height="0.102cm" svg:x="15.464cm" svg:y="12.943cm" svg:viewBox="0 0 102 103" svg:d="M102 52c0 28-22 51-50 51-29 0-52-23-52-51 0-29 23-52 52-52 28 0 50 23 50 52z">
          <text:p/>
        </draw:path>
        <draw:path draw:style-name="gr4" draw:text-style-name="P2" draw:layer="layout" svg:width="0.186cm" svg:height="0.186cm" svg:x="15.168cm" svg:y="12.901cm" svg:viewBox="0 0 187 187" svg:d="M187 94c0 51-43 93-94 93-52 0-93-42-93-93 0-52 41-94 93-94 51 0 94 42 94 94z">
          <text:p/>
        </draw:path>
        <draw:path draw:style-name="gr5" draw:text-style-name="P3" draw:layer="layout" svg:width="0.101cm" svg:height="0.102cm" svg:x="15.21cm" svg:y="12.943cm" svg:viewBox="0 0 102 103" svg:d="M102 52c0 28-23 51-51 51s-51-23-51-51c0-29 23-52 51-52s51 23 51 52z">
          <text:p/>
        </draw:path>
        <draw:path draw:style-name="gr4" draw:text-style-name="P2" draw:layer="layout" svg:width="0.186cm" svg:height="0.186cm" svg:x="14.914cm" svg:y="12.901cm" svg:viewBox="0 0 187 187" svg:d="M187 94c0 51-42 93-93 93-53 0-94-42-94-93 0-52 41-94 94-94 51 0 93 42 93 94z">
          <text:p/>
        </draw:path>
        <draw:path draw:style-name="gr5" draw:text-style-name="P3" draw:layer="layout" svg:width="0.101cm" svg:height="0.102cm" svg:x="14.956cm" svg:y="12.943cm" svg:viewBox="0 0 102 103" svg:d="M102 52c0 28-22 51-50 51-29 0-52-23-52-51 0-29 23-52 52-52 28 0 50 23 50 52z">
          <text:p/>
        </draw:path>
        <draw:path draw:style-name="gr4" draw:text-style-name="P2" draw:layer="layout" svg:width="0.186cm" svg:height="0.186cm" svg:x="14.66cm" svg:y="12.901cm" svg:viewBox="0 0 187 187" svg:d="M187 94c0 51-42 93-94 93s-93-42-93-93c0-52 41-94 93-94s94 42 94 94z">
          <text:p/>
        </draw:path>
        <draw:path draw:style-name="gr5" draw:text-style-name="P3" draw:layer="layout" svg:width="0.101cm" svg:height="0.102cm" svg:x="14.702cm" svg:y="12.943cm" svg:viewBox="0 0 102 103" svg:d="M102 52c0 28-23 51-51 51s-51-23-51-51c0-29 23-52 51-52s51 23 51 52z">
          <text:p/>
        </draw:path>
        <draw:path draw:style-name="gr4" draw:text-style-name="P2" draw:layer="layout" svg:width="0.186cm" svg:height="0.186cm" svg:x="14.406cm" svg:y="12.901cm" svg:viewBox="0 0 187 187" svg:d="M187 94c0 51-42 93-93 93-52 0-94-42-94-93 0-52 42-94 94-94 51 0 93 42 93 94z">
          <text:p/>
        </draw:path>
        <draw:path draw:style-name="gr5" draw:text-style-name="P3" draw:layer="layout" svg:width="0.101cm" svg:height="0.102cm" svg:x="14.448cm" svg:y="12.943cm" svg:viewBox="0 0 102 103" svg:d="M102 52c0 28-22 51-50 51-29 0-52-23-52-51 0-29 23-52 52-52 28 0 50 23 50 52z">
          <text:p/>
        </draw:path>
        <draw:path draw:style-name="gr4" draw:text-style-name="P2" draw:layer="layout" svg:width="0.186cm" svg:height="0.186cm" svg:x="14.152cm" svg:y="12.901cm" svg:viewBox="0 0 187 187" svg:d="M187 94c0 51-42 93-93 93-53 0-94-42-94-93 0-52 41-94 94-94 51 0 93 42 93 94z">
          <text:p/>
        </draw:path>
        <draw:path draw:style-name="gr5" draw:text-style-name="P3" draw:layer="layout" svg:width="0.101cm" svg:height="0.102cm" svg:x="14.194cm" svg:y="12.943cm" svg:viewBox="0 0 102 103" svg:d="M102 52c0 28-23 51-51 51s-51-23-51-51c0-29 23-52 51-52s51 23 51 52z">
          <text:p/>
        </draw:path>
        <draw:path draw:style-name="gr4" draw:text-style-name="P2" draw:layer="layout" svg:width="0.186cm" svg:height="0.186cm" svg:x="13.898cm" svg:y="12.901cm" svg:viewBox="0 0 187 187" svg:d="M187 94c0 51-43 93-94 93-52 0-93-42-93-93 0-52 41-94 93-94 51 0 94 42 94 94z">
          <text:p/>
        </draw:path>
        <draw:path draw:style-name="gr5" draw:text-style-name="P3" draw:layer="layout" svg:width="0.101cm" svg:height="0.102cm" svg:x="13.94cm" svg:y="12.943cm" svg:viewBox="0 0 102 103" svg:d="M102 52c0 28-22 51-50 51-29 0-52-23-52-51 0-29 23-52 52-52 28 0 50 23 50 52z">
          <text:p/>
        </draw:path>
        <draw:path draw:style-name="gr4" draw:text-style-name="P2" draw:layer="layout" svg:width="0.186cm" svg:height="0.186cm" svg:x="13.644cm" svg:y="12.901cm" svg:viewBox="0 0 187 187" svg:d="M187 94c0 51-42 93-93 93-52 0-94-42-94-93 0-52 42-94 94-94 51 0 93 42 93 94z">
          <text:p/>
        </draw:path>
        <draw:path draw:style-name="gr5" draw:text-style-name="P3" draw:layer="layout" svg:width="0.101cm" svg:height="0.102cm" svg:x="13.686cm" svg:y="12.943cm" svg:viewBox="0 0 102 103" svg:d="M102 52c0 28-23 51-51 51s-51-23-51-51c0-29 23-52 51-52s51 23 51 52z">
          <text:p/>
        </draw:path>
        <draw:path draw:style-name="gr4" draw:text-style-name="P2" draw:layer="layout" svg:width="0.186cm" svg:height="0.186cm" svg:x="13.39cm" svg:y="12.901cm" svg:viewBox="0 0 187 187" svg:d="M187 94c0 51-42 93-94 93s-93-42-93-93c0-52 41-94 93-94s94 42 94 94z">
          <text:p/>
        </draw:path>
        <draw:path draw:style-name="gr5" draw:text-style-name="P3" draw:layer="layout" svg:width="0.101cm" svg:height="0.102cm" svg:x="13.432cm" svg:y="12.943cm" svg:viewBox="0 0 102 103" svg:d="M102 52c0 28-22 51-51 51-28 0-51-23-51-51 0-29 23-52 51-52 29 0 51 23 51 52z">
          <text:p/>
        </draw:path>
        <draw:path draw:style-name="gr4" draw:text-style-name="P2" draw:layer="layout" svg:width="0.186cm" svg:height="0.186cm" svg:x="13.136cm" svg:y="12.901cm" svg:viewBox="0 0 187 187" svg:d="M187 94c0 51-43 93-94 93-52 0-93-42-93-93 0-52 41-94 93-94 51 0 94 42 94 94z">
          <text:p/>
        </draw:path>
        <draw:path draw:style-name="gr5" draw:text-style-name="P3" draw:layer="layout" svg:width="0.101cm" svg:height="0.102cm" svg:x="13.178cm" svg:y="12.943cm" svg:viewBox="0 0 102 103" svg:d="M102 52c0 28-22 51-50 51s-52-23-52-51c0-29 24-52 52-52s50 23 50 52z">
          <text:p/>
        </draw:path>
        <draw:path draw:style-name="gr4" draw:text-style-name="P2" draw:layer="layout" svg:width="0.14cm" svg:height="0.14cm" svg:x="14.175cm" svg:y="16.334cm" svg:viewBox="0 0 141 141" svg:d="M141 70c0 38-32 71-71 71s-70-33-70-71c0-39 31-70 70-70s71 31 71 70z">
          <text:p/>
        </draw:path>
        <draw:path draw:style-name="gr5" draw:text-style-name="P3" draw:layer="layout" svg:width="0.089cm" svg:height="0.089cm" svg:x="14.2cm" svg:y="16.359cm" svg:viewBox="0 0 90 90" svg:d="M90 45c0 25-20 45-44 45-25 0-46-20-46-45s21-45 46-45c24 0 44 20 44 45z">
          <text:p/>
        </draw:path>
        <draw:path draw:style-name="gr4" draw:text-style-name="P2" draw:layer="layout" svg:width="0.14cm" svg:height="0.14cm" svg:x="13.921cm" svg:y="16.207cm" svg:viewBox="0 0 141 141" svg:d="M141 70c0 38-32 71-70 71-40 0-71-33-71-71 0-39 31-70 71-70 38 0 70 31 70 70z">
          <text:p/>
        </draw:path>
        <draw:path draw:style-name="gr5" draw:text-style-name="P3" draw:layer="layout" svg:width="0.089cm" svg:height="0.089cm" svg:x="13.946cm" svg:y="16.232cm" svg:viewBox="0 0 90 90" svg:d="M90 46c0 24-20 44-44 44-25 0-46-20-46-44 0-25 21-46 46-46 24 0 44 21 44 46z">
          <text:p/>
        </draw:path>
        <draw:path draw:style-name="gr4" draw:text-style-name="P2" draw:layer="layout" svg:width="0.14cm" svg:height="0.14cm" svg:x="14.175cm" svg:y="16.08cm" svg:viewBox="0 0 141 141" svg:d="M141 70c0 38-32 71-71 71s-70-33-70-71c0-39 31-70 70-70s71 31 71 70z">
          <text:p/>
        </draw:path>
        <draw:path draw:style-name="gr5" draw:text-style-name="P3" draw:layer="layout" svg:width="0.089cm" svg:height="0.089cm" svg:x="14.2cm" svg:y="16.105cm" svg:viewBox="0 0 90 90" svg:d="M90 46c0 24-20 44-44 44-25 0-46-20-46-44 0-26 21-46 46-46 24 0 44 20 44 46z">
          <text:p/>
        </draw:path>
        <draw:path draw:style-name="gr4" draw:text-style-name="P2" draw:layer="layout" svg:width="0.14cm" svg:height="0.14cm" svg:x="13.921cm" svg:y="16.461cm" svg:viewBox="0 0 141 141" svg:d="M141 71c0 38-32 70-70 70-40 0-71-32-71-70 0-39 31-71 71-71 38 0 70 32 70 71z">
          <text:p/>
        </draw:path>
        <draw:path draw:style-name="gr5" draw:text-style-name="P3" draw:layer="layout" svg:width="0.089cm" svg:height="0.089cm" svg:x="13.946cm" svg:y="16.486cm" svg:viewBox="0 0 90 90" svg:d="M90 46c0 24-20 44-44 44-25 0-46-20-46-44 0-25 21-46 46-46 24 0 44 21 44 46z">
          <text:p/>
        </draw:path>
        <draw:path draw:style-name="gr4" draw:text-style-name="P2" draw:layer="layout" svg:width="0.14cm" svg:height="0.14cm" svg:x="13.921cm" svg:y="15.953cm" svg:viewBox="0 0 141 141" svg:d="M141 70c0 39-32 71-70 71-40 0-71-32-71-71s31-70 71-70c38 0 70 31 70 70z">
          <text:p/>
        </draw:path>
        <draw:path draw:style-name="gr5" draw:text-style-name="P3" draw:layer="layout" svg:width="0.089cm" svg:height="0.089cm" svg:x="13.946cm" svg:y="15.978cm" svg:viewBox="0 0 90 90" svg:d="M90 45c0 24-20 45-44 45-25 0-46-21-46-45 0-25 21-45 46-45 24 0 44 20 44 45z">
          <text:p/>
        </draw:path>
        <draw:path draw:style-name="gr4" draw:text-style-name="P2" draw:layer="layout" svg:width="0.14cm" svg:height="0.14cm" svg:x="14.175cm" svg:y="16.588cm" svg:viewBox="0 0 141 141" svg:d="M141 71c0 38-32 70-71 70s-70-32-70-70c0-39 31-71 70-71s71 32 71 71z">
          <text:p/>
        </draw:path>
        <draw:path draw:style-name="gr5" draw:text-style-name="P3" draw:layer="layout" svg:width="0.089cm" svg:height="0.089cm" svg:x="14.2cm" svg:y="16.613cm" svg:viewBox="0 0 90 90" svg:d="M90 45c0 25-20 45-44 45-25 0-46-20-46-45s21-45 46-45c24 0 44 20 44 45z">
          <text:p/>
        </draw:path>
        <draw:path draw:style-name="gr4" draw:text-style-name="P2" draw:layer="layout" svg:width="0.14cm" svg:height="0.14cm" svg:x="13.921cm" svg:y="16.715cm" svg:viewBox="0 0 141 141" svg:d="M141 71c0 38-32 70-70 70-40 0-71-32-71-70 0-40 31-71 71-71 38 0 70 31 70 71z">
          <text:p/>
        </draw:path>
        <draw:path draw:style-name="gr5" draw:text-style-name="P3" draw:layer="layout" svg:width="0.089cm" svg:height="0.089cm" svg:x="13.946cm" svg:y="16.74cm" svg:viewBox="0 0 90 90" svg:d="M90 46c0 24-20 44-44 44-25 0-46-20-46-44 0-26 21-46 46-46 24 0 44 20 44 46z">
          <text:p/>
        </draw:path>
        <draw:path draw:style-name="gr4" draw:text-style-name="P2" draw:layer="layout" svg:width="0.14cm" svg:height="0.14cm" svg:x="14.175cm" svg:y="16.842cm" svg:viewBox="0 0 141 141" svg:d="M141 71c0 38-32 70-71 70s-70-32-70-70c0-40 31-71 70-71s71 31 71 71z">
          <text:p/>
        </draw:path>
        <draw:path draw:style-name="gr5" draw:text-style-name="P3" draw:layer="layout" svg:width="0.089cm" svg:height="0.089cm" svg:x="14.2cm" svg:y="16.867cm" svg:viewBox="0 0 90 90" svg:d="M90 45c0 24-20 45-44 45-25 0-46-21-46-45 0-25 21-45 46-45 24 0 44 20 44 45z">
          <text:p/>
        </draw:path>
        <draw:polygon draw:style-name="gr4" draw:text-style-name="P2" draw:layer="layout" svg:width="0.131cm" svg:height="0.131cm" svg:x="13.146cm" svg:y="12.634cm" svg:viewBox="0 0 132 132" draw:points="132,94 94,132 39,132 0,94 0,39 39,0 94,0 132,39">
          <text:p/>
        </draw:polygon>
        <draw:path draw:style-name="gr5" draw:text-style-name="P3" draw:layer="layout" svg:width="0.08cm" svg:height="0.081cm" svg:x="13.172cm" svg:y="12.659cm" svg:viewBox="0 0 81 82" svg:d="M81 42c0 22-19 40-41 40s-40-18-40-40c0-24 18-42 40-42s41 18 41 42z">
          <text:p/>
        </draw:path>
        <draw:polygon draw:style-name="gr4" draw:text-style-name="P2" draw:layer="layout" svg:width="0.131cm" svg:height="0.131cm" svg:x="14.162cm" svg:y="12.634cm" svg:viewBox="0 0 132 132" draw:points="132,94 94,132 38,132 0,94 0,39 38,0 94,0 132,39">
          <text:p/>
        </draw:polygon>
        <draw:path draw:style-name="gr5" draw:text-style-name="P3" draw:layer="layout" svg:width="0.08cm" svg:height="0.081cm" svg:x="14.188cm" svg:y="12.659cm" svg:viewBox="0 0 81 82" svg:d="M81 42c0 22-18 40-40 40s-41-18-41-40c0-24 19-42 41-42s40 18 40 42z">
          <text:p/>
        </draw:path>
        <draw:line draw:style-name="gr6" draw:text-style-name="P1" draw:layer="layout" svg:x1="14.471cm" svg:y1="15.091cm" svg:x2="14.471cm" svg:y2="15.193cm">
          <text:p/>
        </draw:line>
        <draw:path draw:style-name="gr5" draw:text-style-name="P3" draw:layer="layout" svg:width="0.051cm" svg:height="0.051cm" svg:x="14.446cm" svg:y="15.117cm" svg:viewBox="0 0 52 52" svg:d="M52 26c0 14-12 26-27 26-14 0-25-12-25-26s11-26 25-26c15 0 27 12 27 26z">
          <text:p/>
        </draw:path>
        <draw:line draw:style-name="gr6" draw:text-style-name="P1" draw:layer="layout" svg:x1="14.67cm" svg:y1="15.091cm" svg:x2="14.67cm" svg:y2="15.193cm">
          <text:p/>
        </draw:line>
        <draw:path draw:style-name="gr5" draw:text-style-name="P3" draw:layer="layout" svg:width="0.051cm" svg:height="0.051cm" svg:x="14.645cm" svg:y="15.117cm" svg:viewBox="0 0 52 52" svg:d="M52 26c0 14-12 26-27 26-14 0-25-12-25-26s11-26 25-26c15 0 27 12 27 26z">
          <text:p/>
        </draw:path>
        <draw:line draw:style-name="gr6" draw:text-style-name="P1" draw:layer="layout" svg:x1="14.871cm" svg:y1="15.091cm" svg:x2="14.871cm" svg:y2="15.193cm">
          <text:p/>
        </draw:line>
        <draw:path draw:style-name="gr5" draw:text-style-name="P3" draw:layer="layout" svg:width="0.051cm" svg:height="0.051cm" svg:x="14.846cm" svg:y="15.117cm" svg:viewBox="0 0 52 52" svg:d="M52 26c0 14-12 26-27 26-14 0-25-12-25-26s11-26 25-26c15 0 27 12 27 26z">
          <text:p/>
        </draw:path>
        <draw:line draw:style-name="gr6" draw:text-style-name="P1" draw:layer="layout" svg:x1="15.07cm" svg:y1="15.091cm" svg:x2="15.07cm" svg:y2="15.193cm">
          <text:p/>
        </draw:line>
        <draw:path draw:style-name="gr5" draw:text-style-name="P3" draw:layer="layout" svg:width="0.051cm" svg:height="0.051cm" svg:x="15.045cm" svg:y="15.117cm" svg:viewBox="0 0 52 52" svg:d="M52 26c0 14-12 26-27 26-14 0-25-12-25-26s11-26 25-26c15 0 27 12 27 26z">
          <text:p/>
        </draw:path>
        <draw:line draw:style-name="gr6" draw:text-style-name="P1" draw:layer="layout" svg:x1="15.269cm" svg:y1="15.091cm" svg:x2="15.269cm" svg:y2="15.193cm">
          <text:p/>
        </draw:line>
        <draw:path draw:style-name="gr5" draw:text-style-name="P3" draw:layer="layout" svg:width="0.051cm" svg:height="0.051cm" svg:x="15.244cm" svg:y="15.117cm" svg:viewBox="0 0 52 52" svg:d="M52 26c0 14-12 26-27 26-14 0-25-12-25-26s11-26 25-26c15 0 27 12 27 26z">
          <text:p/>
        </draw:path>
        <draw:line draw:style-name="gr6" draw:text-style-name="P1" draw:layer="layout" svg:x1="15.47cm" svg:y1="15.091cm" svg:x2="15.47cm" svg:y2="15.193cm">
          <text:p/>
        </draw:line>
        <draw:path draw:style-name="gr5" draw:text-style-name="P3" draw:layer="layout" svg:width="0.051cm" svg:height="0.051cm" svg:x="15.445cm" svg:y="15.117cm" svg:viewBox="0 0 52 52" svg:d="M52 26c0 14-12 26-27 26-14 0-25-12-25-26s11-26 25-26c15 0 27 12 27 26z">
          <text:p/>
        </draw:path>
        <draw:path draw:style-name="gr4" draw:text-style-name="P2" draw:layer="layout" svg:width="0.077cm" svg:height="0.076cm" svg:x="13.476cm" svg:y="12.255cm" svg:viewBox="0 0 78 77" svg:d="M78 39c0 21-18 38-39 38s-39-17-39-38c0-22 18-39 39-39s39 17 39 39z">
          <text:p/>
        </draw:path>
        <draw:path draw:style-name="gr5" draw:text-style-name="P3" draw:layer="layout" svg:width="0.034cm" svg:height="0.034cm" svg:x="13.497cm" svg:y="12.276cm" svg:viewBox="0 0 35 35" svg:d="M35 18c0 9-7 17-17 17s-18-8-18-17c0-10 8-18 18-18s17 8 17 18z">
          <text:p/>
        </draw:path>
        <draw:path draw:style-name="gr4" draw:text-style-name="P2" draw:layer="layout" svg:width="0.076cm" svg:height="0.076cm" svg:x="13.688cm" svg:y="12.266cm" svg:viewBox="0 0 77 77" svg:d="M77 39c0 21-17 38-38 38-22 0-39-17-39-38s17-39 39-39c21 0 38 18 38 39z">
          <text:p/>
        </draw:path>
        <draw:path draw:style-name="gr5" draw:text-style-name="P3" draw:layer="layout" svg:width="0.034cm" svg:height="0.034cm" svg:x="13.709cm" svg:y="12.287cm" svg:viewBox="0 0 35 35" svg:d="M35 18c0 9-8 17-17 17s-18-8-18-17c0-10 9-18 18-18s17 8 17 18z">
          <text:p/>
        </draw:path>
        <draw:path draw:style-name="gr4" draw:text-style-name="P2" draw:layer="layout" svg:width="0.085cm" svg:height="0.085cm" svg:x="14.077cm" svg:y="15.106cm" svg:viewBox="0 0 86 86" svg:d="M86 42c0 25-20 44-43 44-24 0-43-19-43-44 0-23 19-42 43-42 23 0 43 19 43 42z">
          <text:p/>
        </draw:path>
        <draw:path draw:style-name="gr5" draw:text-style-name="P3" draw:layer="layout" svg:width="0.046cm" svg:height="0.047cm" svg:x="14.097cm" svg:y="15.125cm" svg:viewBox="0 0 47 48" svg:d="M47 23c0 14-10 25-23 25s-24-11-24-25c0-12 11-23 24-23s23 11 23 23z">
          <text:p/>
        </draw:path>
        <draw:path draw:style-name="gr4" draw:text-style-name="P2" draw:layer="layout" svg:width="0.084cm" svg:height="0.085cm" svg:x="14.679cm" svg:y="15.654cm" svg:viewBox="0 0 85 86" svg:d="M85 44c0 23-19 42-43 42-23 0-42-19-42-42 0-24 19-44 42-44 24 0 43 20 43 44z">
          <text:p/>
        </draw:path>
        <draw:path draw:style-name="gr5" draw:text-style-name="P3" draw:layer="layout" svg:width="0.046cm" svg:height="0.047cm" svg:x="14.698cm" svg:y="15.673cm" svg:viewBox="0 0 47 48" svg:d="M47 24c0 14-11 24-24 24s-23-10-23-24c0-13 10-24 23-24s24 11 24 24z">
          <text:p/>
        </draw:path>
        <draw:line draw:style-name="gr3" draw:text-style-name="P1" draw:layer="layout" svg:x1="13.514cm" svg:y1="12.293cm" svg:x2="13.527cm" svg:y2="12.305cm">
          <text:p/>
        </draw:line>
        <draw:line draw:style-name="gr3" draw:text-style-name="P1" draw:layer="layout" svg:x1="13.525cm" svg:y1="12.304cm" svg:x2="13.726cm" svg:y2="12.304cm">
          <text:p/>
        </draw:line>
        <draw:line draw:style-name="gr3" draw:text-style-name="P1" draw:layer="layout" svg:x1="14.12cm" svg:y1="15.148cm" svg:x2="14.671cm" svg:y2="15.698cm">
          <text:p/>
        </draw:line>
        <draw:line draw:style-name="gr3" draw:text-style-name="P1" draw:layer="layout" svg:x1="14.67cm" svg:y1="15.697cm" svg:x2="14.721cm" svg:y2="15.697cm">
          <text:p/>
        </draw:line>
        <draw:path draw:style-name="gr4" draw:text-style-name="P2" draw:layer="layout" svg:width="0.161cm" svg:height="0.161cm" svg:x="16.632cm" svg:y="15.663cm" svg:viewBox="0 0 162 162" svg:d="M162 80c0 46-36 82-81 82s-81-36-81-82c0-44 36-80 81-80s81 36 81 80z">
          <text:p/>
        </draw:path>
        <draw:path draw:style-name="gr5" draw:text-style-name="P3" draw:layer="layout" svg:width="0.102cm" svg:height="0.102cm" svg:x="16.662cm" svg:y="15.692cm" svg:viewBox="0 0 103 103" svg:d="M103 52c0 28-23 51-52 51-28 0-51-23-51-51s23-52 51-52c29 0 52 24 52 52z">
          <text:p/>
        </draw:path>
        <draw:path draw:style-name="gr4" draw:text-style-name="P2" draw:layer="layout" svg:width="0.161cm" svg:height="0.161cm" svg:x="16.09cm" svg:y="16.181cm" svg:viewBox="0 0 162 162" svg:d="M162 82c0 44-37 80-81 80-45 0-81-36-81-80 0-46 36-82 81-82 44 0 81 36 81 82z">
          <text:p/>
        </draw:path>
        <draw:path draw:style-name="gr5" draw:text-style-name="P3" draw:layer="layout" svg:width="0.102cm" svg:height="0.102cm" svg:x="16.12cm" svg:y="16.211cm" svg:viewBox="0 0 103 103" svg:d="M103 51c0 28-24 52-52 52s-51-24-51-52 23-51 51-51 52 23 52 51z">
          <text:p/>
        </draw:path>
        <draw:line draw:style-name="gr6" draw:text-style-name="P1" draw:layer="layout" svg:x1="15.568cm" svg:y1="12.335cm" svg:x2="15.568cm" svg:y2="12.437cm">
          <text:p/>
        </draw:line>
        <draw:path draw:style-name="gr5" draw:text-style-name="P3" draw:layer="layout" svg:width="0.051cm" svg:height="0.051cm" svg:x="15.542cm" svg:y="12.361cm" svg:viewBox="0 0 52 52" svg:d="M52 26c0 14-11 26-26 26-14 0-26-12-26-26 0-15 12-26 26-26 15 0 26 11 26 26z">
          <text:p/>
        </draw:path>
        <draw:line draw:style-name="gr6" draw:text-style-name="P1" draw:layer="layout" svg:x1="15.769cm" svg:y1="12.335cm" svg:x2="15.769cm" svg:y2="12.437cm">
          <text:p/>
        </draw:line>
        <draw:path draw:style-name="gr5" draw:text-style-name="P3" draw:layer="layout" svg:width="0.051cm" svg:height="0.051cm" svg:x="15.743cm" svg:y="12.361cm" svg:viewBox="0 0 52 52" svg:d="M52 26c0 14-11 26-26 26-14 0-26-12-26-26 0-15 12-26 26-26 15 0 26 11 26 26z">
          <text:p/>
        </draw:path>
        <draw:line draw:style-name="gr6" draw:text-style-name="P1" draw:layer="layout" svg:x1="15.968cm" svg:y1="12.335cm" svg:x2="15.968cm" svg:y2="12.437cm">
          <text:p/>
        </draw:line>
        <draw:path draw:style-name="gr5" draw:text-style-name="P3" draw:layer="layout" svg:width="0.051cm" svg:height="0.051cm" svg:x="15.942cm" svg:y="12.361cm" svg:viewBox="0 0 52 52" svg:d="M52 26c0 14-11 26-26 26-14 0-26-12-26-26 0-15 12-26 26-26 15 0 26 11 26 26z">
          <text:p/>
        </draw:path>
        <draw:line draw:style-name="gr6" draw:text-style-name="P1" draw:layer="layout" svg:x1="16.169cm" svg:y1="12.335cm" svg:x2="16.169cm" svg:y2="12.437cm">
          <text:p/>
        </draw:line>
        <draw:path draw:style-name="gr5" draw:text-style-name="P3" draw:layer="layout" svg:width="0.051cm" svg:height="0.051cm" svg:x="16.143cm" svg:y="12.361cm" svg:viewBox="0 0 52 52" svg:d="M52 26c0 14-11 26-26 26-14 0-26-12-26-26 0-15 12-26 26-26 15 0 26 11 26 26z">
          <text:p/>
        </draw:path>
        <draw:line draw:style-name="gr6" draw:text-style-name="P1" draw:layer="layout" svg:x1="16.368cm" svg:y1="12.335cm" svg:x2="16.368cm" svg:y2="12.437cm">
          <text:p/>
        </draw:line>
        <draw:path draw:style-name="gr5" draw:text-style-name="P3" draw:layer="layout" svg:width="0.051cm" svg:height="0.051cm" svg:x="16.342cm" svg:y="12.361cm" svg:viewBox="0 0 52 52" svg:d="M52 26c0 14-11 26-26 26-14 0-26-12-26-26 0-15 12-26 26-26 15 0 26 11 26 26z">
          <text:p/>
        </draw:path>
        <draw:line draw:style-name="gr6" draw:text-style-name="P1" draw:layer="layout" svg:x1="16.569cm" svg:y1="12.335cm" svg:x2="16.569cm" svg:y2="12.437cm">
          <text:p/>
        </draw:line>
        <draw:path draw:style-name="gr5" draw:text-style-name="P3" draw:layer="layout" svg:width="0.051cm" svg:height="0.051cm" svg:x="16.543cm" svg:y="12.361cm" svg:viewBox="0 0 52 52" svg:d="M52 26c0 14-11 26-26 26-14 0-26-12-26-26 0-15 12-26 26-26 15 0 26 11 26 26z">
          <text:p/>
        </draw:path>
        <draw:line draw:style-name="gr7" draw:text-style-name="P1" draw:layer="layout" svg:x1="15.779cm" svg:y1="15.225cm" svg:x2="15.779cm" svg:y2="15.072cm">
          <text:p/>
        </draw:line>
        <draw:path draw:style-name="gr5" draw:text-style-name="P3" draw:layer="layout" svg:width="0.102cm" svg:height="0.101cm" svg:x="15.728cm" svg:y="15.098cm" svg:viewBox="0 0 103 102" svg:d="M103 51c0 29-23 51-52 51-28 0-51-22-51-51 0-28 23-51 51-51 29 0 52 23 52 51z">
          <text:p/>
        </draw:path>
        <draw:line draw:style-name="gr7" draw:text-style-name="P1" draw:layer="layout" svg:x1="16.033cm" svg:y1="15.225cm" svg:x2="16.033cm" svg:y2="15.072cm">
          <text:p/>
        </draw:line>
        <draw:path draw:style-name="gr5" draw:text-style-name="P3" draw:layer="layout" svg:width="0.102cm" svg:height="0.101cm" svg:x="15.982cm" svg:y="15.098cm" svg:viewBox="0 0 103 102" svg:d="M103 51c0 29-23 51-51 51-29 0-52-22-52-51 0-28 23-51 52-51 28 0 51 23 51 51z">
          <text:p/>
        </draw:path>
        <draw:line draw:style-name="gr6" draw:text-style-name="P1" draw:layer="layout" svg:x1="14.334cm" svg:y1="12.354cm" svg:x2="14.334cm" svg:y2="12.456cm">
          <text:p/>
        </draw:line>
        <draw:path draw:style-name="gr5" draw:text-style-name="P3" draw:layer="layout" svg:width="0.051cm" svg:height="0.051cm" svg:x="14.308cm" svg:y="12.38cm" svg:viewBox="0 0 52 52" svg:d="M52 25c0 14-11 27-25 27-15 0-27-13-27-27s12-25 27-25c14 0 25 11 25 25z">
          <text:p/>
        </draw:path>
        <draw:line draw:style-name="gr6" draw:text-style-name="P1" draw:layer="layout" svg:x1="14.533cm" svg:y1="12.354cm" svg:x2="14.533cm" svg:y2="12.456cm">
          <text:p/>
        </draw:line>
        <draw:path draw:style-name="gr5" draw:text-style-name="P3" draw:layer="layout" svg:width="0.051cm" svg:height="0.051cm" svg:x="14.507cm" svg:y="12.38cm" svg:viewBox="0 0 52 52" svg:d="M52 25c0 14-11 27-25 27-15 0-27-13-27-27s12-25 27-25c14 0 25 11 25 25z">
          <text:p/>
        </draw:path>
        <draw:line draw:style-name="gr6" draw:text-style-name="P1" draw:layer="layout" svg:x1="14.734cm" svg:y1="12.354cm" svg:x2="14.734cm" svg:y2="12.456cm">
          <text:p/>
        </draw:line>
        <draw:path draw:style-name="gr5" draw:text-style-name="P3" draw:layer="layout" svg:width="0.051cm" svg:height="0.051cm" svg:x="14.708cm" svg:y="12.38cm" svg:viewBox="0 0 52 52" svg:d="M52 25c0 14-11 27-25 27-15 0-27-13-27-27s12-25 27-25c14 0 25 11 25 25z">
          <text:p/>
        </draw:path>
        <draw:line draw:style-name="gr6" draw:text-style-name="P1" draw:layer="layout" svg:x1="14.933cm" svg:y1="12.354cm" svg:x2="14.933cm" svg:y2="12.456cm">
          <text:p/>
        </draw:line>
        <draw:path draw:style-name="gr5" draw:text-style-name="P3" draw:layer="layout" svg:width="0.051cm" svg:height="0.051cm" svg:x="14.907cm" svg:y="12.38cm" svg:viewBox="0 0 52 52" svg:d="M52 25c0 14-11 27-25 27-15 0-27-13-27-27s12-25 27-25c14 0 25 11 25 25z">
          <text:p/>
        </draw:path>
        <draw:line draw:style-name="gr6" draw:text-style-name="P1" draw:layer="layout" svg:x1="15.134cm" svg:y1="12.354cm" svg:x2="15.134cm" svg:y2="12.456cm">
          <text:p/>
        </draw:line>
        <draw:path draw:style-name="gr5" draw:text-style-name="P3" draw:layer="layout" svg:width="0.051cm" svg:height="0.051cm" svg:x="15.108cm" svg:y="12.38cm" svg:viewBox="0 0 52 52" svg:d="M52 25c0 14-11 27-25 27-15 0-27-13-27-27s12-25 27-25c14 0 25 11 25 25z">
          <text:p/>
        </draw:path>
        <draw:polygon draw:style-name="gr4" draw:text-style-name="P2" draw:layer="layout" svg:width="0.131cm" svg:height="0.131cm" svg:x="13.76cm" svg:y="13.69cm" svg:viewBox="0 0 132 132" draw:points="132,93 94,132 38,132 0,93 0,38 38,0 94,0 132,38">
          <text:p/>
        </draw:polygon>
        <draw:path draw:style-name="gr5" draw:text-style-name="P3" draw:layer="layout" svg:width="0.081cm" svg:height="0.08cm" svg:x="13.785cm" svg:y="13.716cm" svg:viewBox="0 0 82 81" svg:d="M82 41c0 22-18 40-40 40-23 0-42-18-42-40s19-41 42-41c22 0 40 19 40 41z">
          <text:p/>
        </draw:path>
        <draw:polygon draw:style-name="gr4" draw:text-style-name="P2" draw:layer="layout" svg:width="0.131cm" svg:height="0.131cm" svg:x="14.776cm" svg:y="13.69cm" svg:viewBox="0 0 132 132" draw:points="132,93 94,132 38,132 0,93 0,38 38,0 94,0 132,38">
          <text:p/>
        </draw:polygon>
        <draw:path draw:style-name="gr5" draw:text-style-name="P3" draw:layer="layout" svg:width="0.081cm" svg:height="0.08cm" svg:x="14.801cm" svg:y="13.716cm" svg:viewBox="0 0 82 81" svg:d="M82 41c0 22-18 40-40 40-24 0-42-18-42-40s18-41 42-41c22 0 40 19 40 41z">
          <text:p/>
        </draw:path>
        <draw:polygon draw:style-name="gr4" draw:text-style-name="P2" draw:layer="layout" svg:width="0.131cm" svg:height="0.131cm" svg:x="14.776cm" svg:y="13.944cm" svg:viewBox="0 0 132 132" draw:points="132,94 94,132 38,132 0,94 0,39 38,0 94,0 132,39">
          <text:p/>
        </draw:polygon>
        <draw:path draw:style-name="gr5" draw:text-style-name="P3" draw:layer="layout" svg:width="0.081cm" svg:height="0.08cm" svg:x="14.801cm" svg:y="13.97cm" svg:viewBox="0 0 82 81" svg:d="M82 40c0 22-18 41-40 41-24 0-42-19-42-41s18-40 42-40c22 0 40 18 40 40z">
          <text:p/>
        </draw:path>
        <draw:polygon draw:style-name="gr4" draw:text-style-name="P2" draw:layer="layout" svg:width="0.131cm" svg:height="0.131cm" svg:x="13.76cm" svg:y="13.944cm" svg:viewBox="0 0 132 132" draw:points="132,94 94,132 38,132 0,94 0,39 38,0 94,0 132,39">
          <text:p/>
        </draw:polygon>
        <draw:path draw:style-name="gr5" draw:text-style-name="P3" draw:layer="layout" svg:width="0.081cm" svg:height="0.08cm" svg:x="13.785cm" svg:y="13.97cm" svg:viewBox="0 0 82 81" svg:d="M82 40c0 22-18 41-40 41-23 0-42-19-42-41s19-40 42-40c22 0 40 18 40 40z">
          <text:p/>
        </draw:path>
        <draw:path draw:style-name="gr4" draw:text-style-name="P2" draw:layer="layout" svg:width="0.186cm" svg:height="0.186cm" svg:x="13.136cm" svg:y="14.679cm" svg:viewBox="0 0 187 187" svg:d="M187 93c0 52-43 94-94 94-52 0-93-42-93-94s41-93 93-93c51 0 94 41 94 93z">
          <text:p/>
        </draw:path>
        <draw:path draw:style-name="gr5" draw:text-style-name="P3" draw:layer="layout" svg:width="0.101cm" svg:height="0.102cm" svg:x="13.178cm" svg:y="14.721cm" svg:viewBox="0 0 102 103" svg:d="M102 51c0 29-22 52-50 52s-52-23-52-52c0-28 24-51 52-51s50 23 50 51z">
          <text:p/>
        </draw:path>
        <draw:path draw:style-name="gr4" draw:text-style-name="P2" draw:layer="layout" svg:width="0.186cm" svg:height="0.186cm" svg:x="13.39cm" svg:y="14.679cm" svg:viewBox="0 0 187 187" svg:d="M187 93c0 52-42 94-94 94s-93-42-93-94 41-93 93-93 94 41 94 93z">
          <text:p/>
        </draw:path>
        <draw:path draw:style-name="gr5" draw:text-style-name="P3" draw:layer="layout" svg:width="0.101cm" svg:height="0.102cm" svg:x="13.432cm" svg:y="14.721cm" svg:viewBox="0 0 102 103" svg:d="M102 51c0 29-22 52-51 52-28 0-51-23-51-52 0-28 23-51 51-51 29 0 51 23 51 51z">
          <text:p/>
        </draw:path>
        <draw:path draw:style-name="gr4" draw:text-style-name="P2" draw:layer="layout" svg:width="0.186cm" svg:height="0.186cm" svg:x="13.644cm" svg:y="14.679cm" svg:viewBox="0 0 187 187" svg:d="M187 93c0 52-42 94-93 94-52 0-94-42-94-94s42-93 94-93c51 0 93 41 93 93z">
          <text:p/>
        </draw:path>
        <draw:path draw:style-name="gr5" draw:text-style-name="P3" draw:layer="layout" svg:width="0.101cm" svg:height="0.102cm" svg:x="13.686cm" svg:y="14.721cm" svg:viewBox="0 0 102 103" svg:d="M102 51c0 29-23 52-51 52s-51-23-51-52c0-28 23-51 51-51s51 23 51 51z">
          <text:p/>
        </draw:path>
        <draw:path draw:style-name="gr4" draw:text-style-name="P2" draw:layer="layout" svg:width="0.186cm" svg:height="0.186cm" svg:x="13.898cm" svg:y="14.679cm" svg:viewBox="0 0 187 187" svg:d="M187 93c0 52-43 94-94 94-52 0-93-42-93-94s41-93 93-93c51 0 94 41 94 93z">
          <text:p/>
        </draw:path>
        <draw:path draw:style-name="gr5" draw:text-style-name="P3" draw:layer="layout" svg:width="0.101cm" svg:height="0.102cm" svg:x="13.94cm" svg:y="14.721cm" svg:viewBox="0 0 102 103" svg:d="M102 51c0 29-22 52-50 52-29 0-52-23-52-52 0-28 23-51 52-51 28 0 50 23 50 51z">
          <text:p/>
        </draw:path>
        <draw:path draw:style-name="gr4" draw:text-style-name="P2" draw:layer="layout" svg:width="0.186cm" svg:height="0.186cm" svg:x="14.152cm" svg:y="14.679cm" svg:viewBox="0 0 187 187" svg:d="M187 93c0 52-42 94-93 94-53 0-94-42-94-94s41-93 94-93c51 0 93 41 93 93z">
          <text:p/>
        </draw:path>
        <draw:path draw:style-name="gr5" draw:text-style-name="P3" draw:layer="layout" svg:width="0.101cm" svg:height="0.102cm" svg:x="14.194cm" svg:y="14.721cm" svg:viewBox="0 0 102 103" svg:d="M102 51c0 29-23 52-51 52s-51-23-51-52c0-28 23-51 51-51s51 23 51 51z">
          <text:p/>
        </draw:path>
        <draw:path draw:style-name="gr4" draw:text-style-name="P2" draw:layer="layout" svg:width="0.186cm" svg:height="0.186cm" svg:x="14.406cm" svg:y="14.679cm" svg:viewBox="0 0 187 187" svg:d="M187 93c0 52-42 94-93 94-52 0-94-42-94-94s42-93 94-93c51 0 93 41 93 93z">
          <text:p/>
        </draw:path>
        <draw:path draw:style-name="gr5" draw:text-style-name="P3" draw:layer="layout" svg:width="0.101cm" svg:height="0.102cm" svg:x="14.448cm" svg:y="14.721cm" svg:viewBox="0 0 102 103" svg:d="M102 51c0 29-22 52-50 52-29 0-52-23-52-52 0-28 23-51 52-51 28 0 50 23 50 51z">
          <text:p/>
        </draw:path>
        <draw:path draw:style-name="gr4" draw:text-style-name="P2" draw:layer="layout" svg:width="0.186cm" svg:height="0.186cm" svg:x="14.66cm" svg:y="14.679cm" svg:viewBox="0 0 187 187" svg:d="M187 93c0 52-42 94-94 94s-93-42-93-94 41-93 93-93 94 41 94 93z">
          <text:p/>
        </draw:path>
        <draw:path draw:style-name="gr5" draw:text-style-name="P3" draw:layer="layout" svg:width="0.101cm" svg:height="0.102cm" svg:x="14.702cm" svg:y="14.721cm" svg:viewBox="0 0 102 103" svg:d="M102 51c0 29-23 52-51 52s-51-23-51-52c0-28 23-51 51-51s51 23 51 51z">
          <text:p/>
        </draw:path>
        <draw:path draw:style-name="gr4" draw:text-style-name="P2" draw:layer="layout" svg:width="0.186cm" svg:height="0.186cm" svg:x="14.914cm" svg:y="14.679cm" svg:viewBox="0 0 187 187" svg:d="M187 93c0 52-42 94-93 94-53 0-94-42-94-94s41-93 94-93c51 0 93 41 93 93z">
          <text:p/>
        </draw:path>
        <draw:path draw:style-name="gr5" draw:text-style-name="P3" draw:layer="layout" svg:width="0.101cm" svg:height="0.102cm" svg:x="14.956cm" svg:y="14.721cm" svg:viewBox="0 0 102 103" svg:d="M102 51c0 29-22 52-50 52-29 0-52-23-52-52 0-28 23-51 52-51 28 0 50 23 50 51z">
          <text:p/>
        </draw:path>
        <draw:path draw:style-name="gr4" draw:text-style-name="P2" draw:layer="layout" svg:width="0.186cm" svg:height="0.186cm" svg:x="15.168cm" svg:y="14.679cm" svg:viewBox="0 0 187 187" svg:d="M187 93c0 52-43 94-94 94-52 0-93-42-93-94s41-93 93-93c51 0 94 41 94 93z">
          <text:p/>
        </draw:path>
        <draw:path draw:style-name="gr5" draw:text-style-name="P3" draw:layer="layout" svg:width="0.101cm" svg:height="0.102cm" svg:x="15.21cm" svg:y="14.721cm" svg:viewBox="0 0 102 103" svg:d="M102 51c0 29-23 52-51 52s-51-23-51-52c0-28 23-51 51-51s51 23 51 51z">
          <text:p/>
        </draw:path>
        <draw:path draw:style-name="gr4" draw:text-style-name="P2" draw:layer="layout" svg:width="0.186cm" svg:height="0.186cm" svg:x="15.422cm" svg:y="14.679cm" svg:viewBox="0 0 187 187" svg:d="M187 93c0 52-42 94-94 94s-93-42-93-94 41-93 93-93 94 41 94 93z">
          <text:p/>
        </draw:path>
        <draw:path draw:style-name="gr5" draw:text-style-name="P3" draw:layer="layout" svg:width="0.101cm" svg:height="0.102cm" svg:x="15.464cm" svg:y="14.721cm" svg:viewBox="0 0 102 103" svg:d="M102 51c0 29-22 52-50 52-29 0-52-23-52-52 0-28 23-51 52-51 28 0 50 23 50 51z">
          <text:p/>
        </draw:path>
        <draw:path draw:style-name="gr4" draw:text-style-name="P2" draw:layer="layout" svg:width="0.186cm" svg:height="0.186cm" svg:x="15.676cm" svg:y="14.679cm" svg:viewBox="0 0 187 187" svg:d="M187 93c0 52-42 94-93 94-52 0-94-42-94-94s42-93 94-93c51 0 93 41 93 93z">
          <text:p/>
        </draw:path>
        <draw:path draw:style-name="gr5" draw:text-style-name="P3" draw:layer="layout" svg:width="0.101cm" svg:height="0.102cm" svg:x="15.718cm" svg:y="14.721cm" svg:viewBox="0 0 102 103" svg:d="M102 51c0 29-23 52-51 52s-51-23-51-52c0-28 23-51 51-51s51 23 51 51z">
          <text:p/>
        </draw:path>
        <draw:path draw:style-name="gr4" draw:text-style-name="P2" draw:layer="layout" svg:width="0.186cm" svg:height="0.186cm" svg:x="15.93cm" svg:y="14.679cm" svg:viewBox="0 0 187 187" svg:d="M187 93c0 52-43 94-94 94-52 0-93-42-93-94s41-93 93-93c51 0 94 41 94 93z">
          <text:p/>
        </draw:path>
        <draw:path draw:style-name="gr5" draw:text-style-name="P3" draw:layer="layout" svg:width="0.101cm" svg:height="0.102cm" svg:x="15.972cm" svg:y="14.721cm" svg:viewBox="0 0 102 103" svg:d="M102 51c0 29-22 52-50 52-29 0-52-23-52-52 0-28 23-51 52-51 28 0 50 23 50 51z">
          <text:p/>
        </draw:path>
        <draw:path draw:style-name="gr4" draw:text-style-name="P2" draw:layer="layout" svg:width="0.186cm" svg:height="0.186cm" svg:x="15.93cm" svg:y="12.901cm" svg:viewBox="0 0 187 187" svg:d="M187 94c0 51-43 93-94 93-52 0-93-42-93-93 0-52 41-94 93-94 51 0 94 42 94 94z">
          <text:p/>
        </draw:path>
        <draw:path draw:style-name="gr5" draw:text-style-name="P3" draw:layer="layout" svg:width="0.101cm" svg:height="0.102cm" svg:x="15.972cm" svg:y="12.943cm" svg:viewBox="0 0 102 103" svg:d="M102 52c0 28-22 51-50 51-29 0-52-23-52-51 0-29 23-52 52-52 28 0 50 23 50 52z">
          <text:p/>
        </draw:path>
        <draw:path draw:style-name="gr4" draw:text-style-name="P2" draw:layer="layout" svg:width="0.186cm" svg:height="0.186cm" svg:x="15.676cm" svg:y="12.901cm" svg:viewBox="0 0 187 187" svg:d="M187 94c0 51-42 93-93 93-52 0-94-42-94-93 0-52 42-94 94-94 51 0 93 42 93 94z">
          <text:p/>
        </draw:path>
        <draw:path draw:style-name="gr5" draw:text-style-name="P3" draw:layer="layout" svg:width="0.101cm" svg:height="0.102cm" svg:x="15.718cm" svg:y="12.943cm" svg:viewBox="0 0 102 103" svg:d="M102 52c0 28-23 51-51 51s-51-23-51-51c0-29 23-52 51-52s51 23 51 52z">
          <text:p/>
        </draw:path>
        <draw:path draw:style-name="gr4" draw:text-style-name="P2" draw:layer="layout" svg:width="0.186cm" svg:height="0.186cm" svg:x="15.422cm" svg:y="12.901cm" svg:viewBox="0 0 187 187" svg:d="M187 94c0 51-42 93-94 93s-93-42-93-93c0-52 41-94 93-94s94 42 94 94z">
          <text:p/>
        </draw:path>
        <draw:path draw:style-name="gr5" draw:text-style-name="P3" draw:layer="layout" svg:width="0.101cm" svg:height="0.102cm" svg:x="15.464cm" svg:y="12.943cm" svg:viewBox="0 0 102 103" svg:d="M102 52c0 28-22 51-50 51-29 0-52-23-52-51 0-29 23-52 52-52 28 0 50 23 50 52z">
          <text:p/>
        </draw:path>
        <draw:path draw:style-name="gr4" draw:text-style-name="P2" draw:layer="layout" svg:width="0.186cm" svg:height="0.186cm" svg:x="15.168cm" svg:y="12.901cm" svg:viewBox="0 0 187 187" svg:d="M187 94c0 51-43 93-94 93-52 0-93-42-93-93 0-52 41-94 93-94 51 0 94 42 94 94z">
          <text:p/>
        </draw:path>
        <draw:path draw:style-name="gr5" draw:text-style-name="P3" draw:layer="layout" svg:width="0.101cm" svg:height="0.102cm" svg:x="15.21cm" svg:y="12.943cm" svg:viewBox="0 0 102 103" svg:d="M102 52c0 28-23 51-51 51s-51-23-51-51c0-29 23-52 51-52s51 23 51 52z">
          <text:p/>
        </draw:path>
        <draw:path draw:style-name="gr4" draw:text-style-name="P2" draw:layer="layout" svg:width="0.186cm" svg:height="0.186cm" svg:x="14.914cm" svg:y="12.901cm" svg:viewBox="0 0 187 187" svg:d="M187 94c0 51-42 93-93 93-53 0-94-42-94-93 0-52 41-94 94-94 51 0 93 42 93 94z">
          <text:p/>
        </draw:path>
        <draw:path draw:style-name="gr5" draw:text-style-name="P3" draw:layer="layout" svg:width="0.101cm" svg:height="0.102cm" svg:x="14.956cm" svg:y="12.943cm" svg:viewBox="0 0 102 103" svg:d="M102 52c0 28-22 51-50 51-29 0-52-23-52-51 0-29 23-52 52-52 28 0 50 23 50 52z">
          <text:p/>
        </draw:path>
        <draw:path draw:style-name="gr4" draw:text-style-name="P2" draw:layer="layout" svg:width="0.186cm" svg:height="0.186cm" svg:x="14.66cm" svg:y="12.901cm" svg:viewBox="0 0 187 187" svg:d="M187 94c0 51-42 93-94 93s-93-42-93-93c0-52 41-94 93-94s94 42 94 94z">
          <text:p/>
        </draw:path>
        <draw:path draw:style-name="gr5" draw:text-style-name="P3" draw:layer="layout" svg:width="0.101cm" svg:height="0.102cm" svg:x="14.702cm" svg:y="12.943cm" svg:viewBox="0 0 102 103" svg:d="M102 52c0 28-23 51-51 51s-51-23-51-51c0-29 23-52 51-52s51 23 51 52z">
          <text:p/>
        </draw:path>
        <draw:path draw:style-name="gr4" draw:text-style-name="P2" draw:layer="layout" svg:width="0.186cm" svg:height="0.186cm" svg:x="14.406cm" svg:y="12.901cm" svg:viewBox="0 0 187 187" svg:d="M187 94c0 51-42 93-93 93-52 0-94-42-94-93 0-52 42-94 94-94 51 0 93 42 93 94z">
          <text:p/>
        </draw:path>
        <draw:path draw:style-name="gr5" draw:text-style-name="P3" draw:layer="layout" svg:width="0.101cm" svg:height="0.102cm" svg:x="14.448cm" svg:y="12.943cm" svg:viewBox="0 0 102 103" svg:d="M102 52c0 28-22 51-50 51-29 0-52-23-52-51 0-29 23-52 52-52 28 0 50 23 50 52z">
          <text:p/>
        </draw:path>
        <draw:path draw:style-name="gr4" draw:text-style-name="P2" draw:layer="layout" svg:width="0.186cm" svg:height="0.186cm" svg:x="14.152cm" svg:y="12.901cm" svg:viewBox="0 0 187 187" svg:d="M187 94c0 51-42 93-93 93-53 0-94-42-94-93 0-52 41-94 94-94 51 0 93 42 93 94z">
          <text:p/>
        </draw:path>
        <draw:path draw:style-name="gr5" draw:text-style-name="P3" draw:layer="layout" svg:width="0.101cm" svg:height="0.102cm" svg:x="14.194cm" svg:y="12.943cm" svg:viewBox="0 0 102 103" svg:d="M102 52c0 28-23 51-51 51s-51-23-51-51c0-29 23-52 51-52s51 23 51 52z">
          <text:p/>
        </draw:path>
        <draw:path draw:style-name="gr4" draw:text-style-name="P2" draw:layer="layout" svg:width="0.186cm" svg:height="0.186cm" svg:x="13.898cm" svg:y="12.901cm" svg:viewBox="0 0 187 187" svg:d="M187 94c0 51-43 93-94 93-52 0-93-42-93-93 0-52 41-94 93-94 51 0 94 42 94 94z">
          <text:p/>
        </draw:path>
        <draw:path draw:style-name="gr5" draw:text-style-name="P3" draw:layer="layout" svg:width="0.101cm" svg:height="0.102cm" svg:x="13.94cm" svg:y="12.943cm" svg:viewBox="0 0 102 103" svg:d="M102 52c0 28-22 51-50 51-29 0-52-23-52-51 0-29 23-52 52-52 28 0 50 23 50 52z">
          <text:p/>
        </draw:path>
        <draw:path draw:style-name="gr4" draw:text-style-name="P2" draw:layer="layout" svg:width="0.186cm" svg:height="0.186cm" svg:x="13.644cm" svg:y="12.901cm" svg:viewBox="0 0 187 187" svg:d="M187 94c0 51-42 93-93 93-52 0-94-42-94-93 0-52 42-94 94-94 51 0 93 42 93 94z">
          <text:p/>
        </draw:path>
        <draw:path draw:style-name="gr5" draw:text-style-name="P3" draw:layer="layout" svg:width="0.101cm" svg:height="0.102cm" svg:x="13.686cm" svg:y="12.943cm" svg:viewBox="0 0 102 103" svg:d="M102 52c0 28-23 51-51 51s-51-23-51-51c0-29 23-52 51-52s51 23 51 52z">
          <text:p/>
        </draw:path>
        <draw:path draw:style-name="gr4" draw:text-style-name="P2" draw:layer="layout" svg:width="0.186cm" svg:height="0.186cm" svg:x="13.39cm" svg:y="12.901cm" svg:viewBox="0 0 187 187" svg:d="M187 94c0 51-42 93-94 93s-93-42-93-93c0-52 41-94 93-94s94 42 94 94z">
          <text:p/>
        </draw:path>
        <draw:path draw:style-name="gr5" draw:text-style-name="P3" draw:layer="layout" svg:width="0.101cm" svg:height="0.102cm" svg:x="13.432cm" svg:y="12.943cm" svg:viewBox="0 0 102 103" svg:d="M102 52c0 28-22 51-51 51-28 0-51-23-51-51 0-29 23-52 51-52 29 0 51 23 51 52z">
          <text:p/>
        </draw:path>
        <draw:path draw:style-name="gr4" draw:text-style-name="P2" draw:layer="layout" svg:width="0.186cm" svg:height="0.186cm" svg:x="13.136cm" svg:y="12.901cm" svg:viewBox="0 0 187 187" svg:d="M187 94c0 51-43 93-94 93-52 0-93-42-93-93 0-52 41-94 93-94 51 0 94 42 94 94z">
          <text:p/>
        </draw:path>
        <draw:path draw:style-name="gr5" draw:text-style-name="P3" draw:layer="layout" svg:width="0.101cm" svg:height="0.102cm" svg:x="13.178cm" svg:y="12.943cm" svg:viewBox="0 0 102 103" svg:d="M102 52c0 28-22 51-50 51s-52-23-52-51c0-29 24-52 52-52s50 23 50 52z">
          <text:p/>
        </draw:path>
        <draw:path draw:style-name="gr4" draw:text-style-name="P2" draw:layer="layout" svg:width="0.14cm" svg:height="0.14cm" svg:x="14.175cm" svg:y="16.334cm" svg:viewBox="0 0 141 141" svg:d="M141 70c0 38-32 71-71 71s-70-33-70-71c0-39 31-70 70-70s71 31 71 70z">
          <text:p/>
        </draw:path>
        <draw:path draw:style-name="gr5" draw:text-style-name="P3" draw:layer="layout" svg:width="0.089cm" svg:height="0.089cm" svg:x="14.2cm" svg:y="16.359cm" svg:viewBox="0 0 90 90" svg:d="M90 45c0 25-20 45-44 45-25 0-46-20-46-45s21-45 46-45c24 0 44 20 44 45z">
          <text:p/>
        </draw:path>
        <draw:path draw:style-name="gr4" draw:text-style-name="P2" draw:layer="layout" svg:width="0.14cm" svg:height="0.14cm" svg:x="13.921cm" svg:y="16.207cm" svg:viewBox="0 0 141 141" svg:d="M141 70c0 38-32 71-70 71-40 0-71-33-71-71 0-39 31-70 71-70 38 0 70 31 70 70z">
          <text:p/>
        </draw:path>
        <draw:path draw:style-name="gr5" draw:text-style-name="P3" draw:layer="layout" svg:width="0.089cm" svg:height="0.089cm" svg:x="13.946cm" svg:y="16.232cm" svg:viewBox="0 0 90 90" svg:d="M90 46c0 24-20 44-44 44-25 0-46-20-46-44 0-25 21-46 46-46 24 0 44 21 44 46z">
          <text:p/>
        </draw:path>
        <draw:path draw:style-name="gr4" draw:text-style-name="P2" draw:layer="layout" svg:width="0.14cm" svg:height="0.14cm" svg:x="14.175cm" svg:y="16.08cm" svg:viewBox="0 0 141 141" svg:d="M141 70c0 38-32 71-71 71s-70-33-70-71c0-39 31-70 70-70s71 31 71 70z">
          <text:p/>
        </draw:path>
        <draw:path draw:style-name="gr5" draw:text-style-name="P3" draw:layer="layout" svg:width="0.089cm" svg:height="0.089cm" svg:x="14.2cm" svg:y="16.105cm" svg:viewBox="0 0 90 90" svg:d="M90 46c0 24-20 44-44 44-25 0-46-20-46-44 0-26 21-46 46-46 24 0 44 20 44 46z">
          <text:p/>
        </draw:path>
        <draw:path draw:style-name="gr4" draw:text-style-name="P2" draw:layer="layout" svg:width="0.14cm" svg:height="0.14cm" svg:x="13.921cm" svg:y="16.461cm" svg:viewBox="0 0 141 141" svg:d="M141 71c0 38-32 70-70 70-40 0-71-32-71-70 0-39 31-71 71-71 38 0 70 32 70 71z">
          <text:p/>
        </draw:path>
        <draw:path draw:style-name="gr5" draw:text-style-name="P3" draw:layer="layout" svg:width="0.089cm" svg:height="0.089cm" svg:x="13.946cm" svg:y="16.486cm" svg:viewBox="0 0 90 90" svg:d="M90 46c0 24-20 44-44 44-25 0-46-20-46-44 0-25 21-46 46-46 24 0 44 21 44 46z">
          <text:p/>
        </draw:path>
        <draw:path draw:style-name="gr4" draw:text-style-name="P2" draw:layer="layout" svg:width="0.14cm" svg:height="0.14cm" svg:x="13.921cm" svg:y="15.953cm" svg:viewBox="0 0 141 141" svg:d="M141 70c0 39-32 71-70 71-40 0-71-32-71-71s31-70 71-70c38 0 70 31 70 70z">
          <text:p/>
        </draw:path>
        <draw:path draw:style-name="gr5" draw:text-style-name="P3" draw:layer="layout" svg:width="0.089cm" svg:height="0.089cm" svg:x="13.946cm" svg:y="15.978cm" svg:viewBox="0 0 90 90" svg:d="M90 45c0 24-20 45-44 45-25 0-46-21-46-45 0-25 21-45 46-45 24 0 44 20 44 45z">
          <text:p/>
        </draw:path>
        <draw:path draw:style-name="gr4" draw:text-style-name="P2" draw:layer="layout" svg:width="0.14cm" svg:height="0.14cm" svg:x="14.175cm" svg:y="16.588cm" svg:viewBox="0 0 141 141" svg:d="M141 71c0 38-32 70-71 70s-70-32-70-70c0-39 31-71 70-71s71 32 71 71z">
          <text:p/>
        </draw:path>
        <draw:path draw:style-name="gr5" draw:text-style-name="P3" draw:layer="layout" svg:width="0.089cm" svg:height="0.089cm" svg:x="14.2cm" svg:y="16.613cm" svg:viewBox="0 0 90 90" svg:d="M90 45c0 25-20 45-44 45-25 0-46-20-46-45s21-45 46-45c24 0 44 20 44 45z">
          <text:p/>
        </draw:path>
        <draw:path draw:style-name="gr8" draw:text-style-name="P2" draw:layer="layout" svg:width="0.14cm" svg:height="0.14cm" svg:x="13.921cm" svg:y="16.715cm" svg:viewBox="0 0 141 141" svg:d="M141 71c0 38-32 70-70 70-40 0-71-32-71-70 0-40 31-71 71-71 38 0 70 31 70 71z">
          <text:p/>
        </draw:path>
        <draw:path draw:style-name="gr2" draw:text-style-name="P1" draw:layer="layout" svg:width="0.14cm" svg:height="0.14cm" svg:x="13.921cm" svg:y="16.715cm" svg:viewBox="0 0 141 141" svg:d="M141 71c0 38-32 70-70 70-40 0-71-32-71-70 0-40 31-71 71-71 38 0 70 31 70 71z">
          <text:p/>
        </draw:path>
        <draw:path draw:style-name="gr5" draw:text-style-name="P3" draw:layer="layout" svg:width="0.089cm" svg:height="0.089cm" svg:x="13.946cm" svg:y="16.74cm" svg:viewBox="0 0 90 90" svg:d="M90 46c0 24-20 44-44 44-25 0-46-20-46-44 0-26 21-46 46-46 24 0 44 20 44 46z">
          <text:p/>
        </draw:path>
        <draw:path draw:style-name="gr4" draw:text-style-name="P2" draw:layer="layout" svg:width="0.14cm" svg:height="0.14cm" svg:x="14.175cm" svg:y="16.842cm" svg:viewBox="0 0 141 141" svg:d="M141 71c0 38-32 70-71 70s-70-32-70-70c0-40 31-71 70-71s71 31 71 71z">
          <text:p/>
        </draw:path>
        <draw:path draw:style-name="gr5" draw:text-style-name="P3" draw:layer="layout" svg:width="0.089cm" svg:height="0.089cm" svg:x="14.2cm" svg:y="16.867cm" svg:viewBox="0 0 90 90" svg:d="M90 45c0 24-20 45-44 45-25 0-46-21-46-45 0-25 21-45 46-45 24 0 44 20 44 45z">
          <text:p/>
        </draw:path>
        <draw:polygon draw:style-name="gr4" draw:text-style-name="P2" draw:layer="layout" svg:width="0.131cm" svg:height="0.131cm" svg:x="13.146cm" svg:y="12.634cm" svg:viewBox="0 0 132 132" draw:points="132,94 94,132 39,132 0,94 0,39 39,0 94,0 132,39">
          <text:p/>
        </draw:polygon>
        <draw:path draw:style-name="gr5" draw:text-style-name="P3" draw:layer="layout" svg:width="0.08cm" svg:height="0.081cm" svg:x="13.172cm" svg:y="12.659cm" svg:viewBox="0 0 81 82" svg:d="M81 42c0 22-19 40-41 40s-40-18-40-40c0-24 18-42 40-42s41 18 41 42z">
          <text:p/>
        </draw:path>
        <draw:polygon draw:style-name="gr4" draw:text-style-name="P2" draw:layer="layout" svg:width="0.131cm" svg:height="0.131cm" svg:x="14.162cm" svg:y="12.634cm" svg:viewBox="0 0 132 132" draw:points="132,94 94,132 38,132 0,94 0,39 38,0 94,0 132,39">
          <text:p/>
        </draw:polygon>
        <draw:path draw:style-name="gr5" draw:text-style-name="P3" draw:layer="layout" svg:width="0.08cm" svg:height="0.081cm" svg:x="14.188cm" svg:y="12.659cm" svg:viewBox="0 0 81 82" svg:d="M81 42c0 22-18 40-40 40s-41-18-41-40c0-24 19-42 41-42s40 18 40 42z">
          <text:p/>
        </draw:path>
        <draw:line draw:style-name="gr6" draw:text-style-name="P1" draw:layer="layout" svg:x1="14.471cm" svg:y1="15.091cm" svg:x2="14.471cm" svg:y2="15.193cm">
          <text:p/>
        </draw:line>
        <draw:path draw:style-name="gr5" draw:text-style-name="P3" draw:layer="layout" svg:width="0.051cm" svg:height="0.051cm" svg:x="14.446cm" svg:y="15.117cm" svg:viewBox="0 0 52 52" svg:d="M52 26c0 14-12 26-27 26-14 0-25-12-25-26s11-26 25-26c15 0 27 12 27 26z">
          <text:p/>
        </draw:path>
        <draw:line draw:style-name="gr6" draw:text-style-name="P1" draw:layer="layout" svg:x1="14.67cm" svg:y1="15.091cm" svg:x2="14.67cm" svg:y2="15.193cm">
          <text:p/>
        </draw:line>
        <draw:path draw:style-name="gr5" draw:text-style-name="P3" draw:layer="layout" svg:width="0.051cm" svg:height="0.051cm" svg:x="14.645cm" svg:y="15.117cm" svg:viewBox="0 0 52 52" svg:d="M52 26c0 14-12 26-27 26-14 0-25-12-25-26s11-26 25-26c15 0 27 12 27 26z">
          <text:p/>
        </draw:path>
        <draw:line draw:style-name="gr6" draw:text-style-name="P1" draw:layer="layout" svg:x1="14.871cm" svg:y1="15.091cm" svg:x2="14.871cm" svg:y2="15.193cm">
          <text:p/>
        </draw:line>
        <draw:path draw:style-name="gr5" draw:text-style-name="P3" draw:layer="layout" svg:width="0.051cm" svg:height="0.051cm" svg:x="14.846cm" svg:y="15.117cm" svg:viewBox="0 0 52 52" svg:d="M52 26c0 14-12 26-27 26-14 0-25-12-25-26s11-26 25-26c15 0 27 12 27 26z">
          <text:p/>
        </draw:path>
        <draw:line draw:style-name="gr6" draw:text-style-name="P1" draw:layer="layout" svg:x1="15.07cm" svg:y1="15.091cm" svg:x2="15.07cm" svg:y2="15.193cm">
          <text:p/>
        </draw:line>
        <draw:path draw:style-name="gr5" draw:text-style-name="P3" draw:layer="layout" svg:width="0.051cm" svg:height="0.051cm" svg:x="15.045cm" svg:y="15.117cm" svg:viewBox="0 0 52 52" svg:d="M52 26c0 14-12 26-27 26-14 0-25-12-25-26s11-26 25-26c15 0 27 12 27 26z">
          <text:p/>
        </draw:path>
        <draw:line draw:style-name="gr6" draw:text-style-name="P1" draw:layer="layout" svg:x1="15.269cm" svg:y1="15.091cm" svg:x2="15.269cm" svg:y2="15.193cm">
          <text:p/>
        </draw:line>
        <draw:path draw:style-name="gr5" draw:text-style-name="P3" draw:layer="layout" svg:width="0.051cm" svg:height="0.051cm" svg:x="15.244cm" svg:y="15.117cm" svg:viewBox="0 0 52 52" svg:d="M52 26c0 14-12 26-27 26-14 0-25-12-25-26s11-26 25-26c15 0 27 12 27 26z">
          <text:p/>
        </draw:path>
        <draw:line draw:style-name="gr6" draw:text-style-name="P1" draw:layer="layout" svg:x1="15.47cm" svg:y1="15.091cm" svg:x2="15.47cm" svg:y2="15.193cm">
          <text:p/>
        </draw:line>
        <draw:path draw:style-name="gr5" draw:text-style-name="P3" draw:layer="layout" svg:width="0.051cm" svg:height="0.051cm" svg:x="15.445cm" svg:y="15.117cm" svg:viewBox="0 0 52 52" svg:d="M52 26c0 14-12 26-27 26-14 0-25-12-25-26s11-26 25-26c15 0 27 12 27 26z">
          <text:p/>
        </draw:path>
        <draw:path draw:style-name="gr4" draw:text-style-name="P2" draw:layer="layout" svg:width="0.077cm" svg:height="0.076cm" svg:x="13.476cm" svg:y="12.255cm" svg:viewBox="0 0 78 77" svg:d="M78 39c0 21-18 38-39 38s-39-17-39-38c0-22 18-39 39-39s39 17 39 39z">
          <text:p/>
        </draw:path>
        <draw:path draw:style-name="gr5" draw:text-style-name="P3" draw:layer="layout" svg:width="0.034cm" svg:height="0.034cm" svg:x="13.497cm" svg:y="12.276cm" svg:viewBox="0 0 35 35" svg:d="M35 18c0 9-7 17-17 17s-18-8-18-17c0-10 8-18 18-18s17 8 17 18z">
          <text:p/>
        </draw:path>
        <draw:path draw:style-name="gr4" draw:text-style-name="P2" draw:layer="layout" svg:width="0.076cm" svg:height="0.076cm" svg:x="13.688cm" svg:y="12.266cm" svg:viewBox="0 0 77 77" svg:d="M77 39c0 21-17 38-38 38-22 0-39-17-39-38s17-39 39-39c21 0 38 18 38 39z">
          <text:p/>
        </draw:path>
        <draw:path draw:style-name="gr5" draw:text-style-name="P3" draw:layer="layout" svg:width="0.034cm" svg:height="0.034cm" svg:x="13.709cm" svg:y="12.287cm" svg:viewBox="0 0 35 35" svg:d="M35 18c0 9-8 17-17 17s-18-8-18-17c0-10 9-18 18-18s17 8 17 18z">
          <text:p/>
        </draw:path>
        <draw:path draw:style-name="gr4" draw:text-style-name="P2" draw:layer="layout" svg:width="0.085cm" svg:height="0.085cm" svg:x="14.077cm" svg:y="15.106cm" svg:viewBox="0 0 86 86" svg:d="M86 42c0 25-20 44-43 44-24 0-43-19-43-44 0-23 19-42 43-42 23 0 43 19 43 42z">
          <text:p/>
        </draw:path>
        <draw:path draw:style-name="gr5" draw:text-style-name="P3" draw:layer="layout" svg:width="0.046cm" svg:height="0.047cm" svg:x="14.097cm" svg:y="15.125cm" svg:viewBox="0 0 47 48" svg:d="M47 23c0 14-10 25-23 25s-24-11-24-25c0-12 11-23 24-23s23 11 23 23z">
          <text:p/>
        </draw:path>
        <draw:path draw:style-name="gr4" draw:text-style-name="P2" draw:layer="layout" svg:width="0.084cm" svg:height="0.085cm" svg:x="14.679cm" svg:y="15.654cm" svg:viewBox="0 0 85 86" svg:d="M85 44c0 23-19 42-43 42-23 0-42-19-42-42 0-24 19-44 42-44 24 0 43 20 43 44z">
          <text:p/>
        </draw:path>
        <draw:path draw:style-name="gr5" draw:text-style-name="P3" draw:layer="layout" svg:width="0.046cm" svg:height="0.047cm" svg:x="14.698cm" svg:y="15.673cm" svg:viewBox="0 0 47 48" svg:d="M47 24c0 14-11 24-24 24s-23-10-23-24c0-13 10-24 23-24s24 11 24 24z">
          <text:p/>
        </draw:path>
        <draw:frame draw:style-name="gr1" draw:text-style-name="P1" draw:layer="layout" svg:width="0.134cm" svg:height="0.134cm" svg:x="16.12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256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391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527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662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798cm" svg:y="14.63cm">
          <draw:image xlink:href="Pictures/1000000000000040000000400FABFDD1100D3532.jpg" xlink:type="simple" xlink:show="embed" xlink:actuate="onLoad" loext:mime-type="image/jpeg">
            <text:p/>
          </draw:image>
        </draw:frame>
        <draw:polygon draw:style-name="gr2" draw:text-style-name="P1" draw:layer="layout" svg:width="0.66cm" svg:height="1.727cm" svg:x="16.15cm" svg:y="13.019cm" svg:viewBox="0 0 661 1728" draw:points="0,0 661,0 661,1728 0,1728">
          <text:p/>
        </draw:polygon>
        <draw:frame draw:style-name="gr1" draw:text-style-name="P1" draw:layer="layout" svg:width="0.134cm" svg:height="0.134cm" svg:x="15.85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005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14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276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411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547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682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818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3.953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089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224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359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495cm">
          <draw:image xlink:href="Pictures/1000000000000040000000400FABFDD1100D3532.jpg" xlink:type="simple" xlink:show="embed" xlink:actuate="onLoad" loext:mime-type="image/jpeg">
            <text:p/>
          </draw:image>
        </draw:frame>
        <draw:frame draw:style-name="gr1" draw:text-style-name="P1" draw:layer="layout" svg:width="0.134cm" svg:height="0.134cm" svg:x="15.85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5.985cm" svg:y="14.63cm">
          <draw:image xlink:href="Pictures/1000000000000040000000400FABFDD1100D3532.jpg" xlink:type="simple" xlink:show="embed" xlink:actuate="onLoad" loext:mime-type="image/jpeg">
            <text:p/>
          </draw:image>
        </draw:frame>
        <draw:frame draw:style-name="gr1" draw:text-style-name="P1" draw:layer="layout" svg:width="0.134cm" svg:height="0.134cm" svg:x="16.121cm" svg:y="14.63cm">
          <draw:image xlink:href="Pictures/1000000000000040000000400FABFDD1100D3532.jpg" xlink:type="simple" xlink:show="embed" xlink:actuate="onLoad" loext:mime-type="image/jpeg">
            <text:p/>
          </draw:image>
        </draw:frame>
        <draw:polygon draw:style-name="gr2" draw:text-style-name="P1" draw:layer="layout" svg:width="0.254cm" svg:height="1.524cm" svg:x="15.896cm" svg:y="13.121cm" svg:viewBox="0 0 255 1525" draw:points="0,0 255,0 255,1525 0,1525">
          <text:p/>
        </draw:polygon>
        <draw:line draw:style-name="gr9" draw:text-style-name="P1" draw:layer="layout" svg:x1="16.444cm" svg:y1="15.94cm" svg:x2="16.572cm" svg:y2="16.5cm">
          <text:p/>
        </draw:line>
        <draw:polyline draw:style-name="gr9" draw:text-style-name="P1" draw:layer="layout" svg:width="0.07cm" svg:height="0.051cm" svg:x="16.501cm" svg:y="16.499cm" svg:viewBox="0 0 71 52" draw:points="0,41 13,50 29,52 43,50 56,43 67,31 71,17 71,0">
          <text:p/>
        </draw:polyline>
        <draw:line draw:style-name="gr9" draw:text-style-name="P1" draw:layer="layout" svg:x1="16.502cm" svg:y1="16.54cm" svg:x2="16.368cm" svg:y2="16.435cm">
          <text:p/>
        </draw:line>
        <draw:line draw:style-name="gr9" draw:text-style-name="P1" draw:layer="layout" svg:x1="16.369cm" svg:y1="16.436cm" svg:x2="16.3cm" svg:y2="16.137cm">
          <text:p/>
        </draw:line>
        <draw:line draw:style-name="gr9" draw:text-style-name="P1" draw:layer="layout" svg:x1="16.301cm" svg:y1="16.137cm" svg:x2="16.262cm" svg:y2="16.146cm">
          <text:p/>
        </draw:line>
        <draw:line draw:style-name="gr9" draw:text-style-name="P1" draw:layer="layout" svg:x1="16.3cm" svg:y1="16.138cm" svg:x2="16.472cm" svg:y2="16.099cm">
          <text:p/>
        </draw:line>
        <draw:line draw:style-name="gr9" draw:text-style-name="P1" draw:layer="layout" svg:x1="16.445cm" svg:y1="15.94cm" svg:x2="15.788cm" svg:y2="16.091cm">
          <text:p/>
        </draw:line>
        <draw:line draw:style-name="gr9" draw:text-style-name="P1" draw:layer="layout" svg:x1="15.75cm" svg:y1="15.895cm" svg:x2="16.525cm" svg:y2="15.57cm">
          <text:p/>
        </draw:line>
        <draw:line draw:style-name="gr9" draw:text-style-name="P1" draw:layer="layout" svg:x1="16.122cm" svg:y1="15.745cm" svg:x2="16.161cm" svg:y2="15.825cm">
          <text:p/>
        </draw:line>
        <draw:line draw:style-name="gr9" draw:text-style-name="P1" draw:layer="layout" svg:x1="16.161cm" svg:y1="15.824cm" svg:x2="16.033cm" svg:y2="15.88cm">
          <text:p/>
        </draw:line>
        <draw:line draw:style-name="gr9" draw:text-style-name="P1" draw:layer="layout" svg:x1="16.034cm" svg:y1="15.88cm" svg:x2="15.995cm" svg:y2="15.8cm">
          <text:p/>
        </draw:line>
        <draw:line draw:style-name="gr9" draw:text-style-name="P1" draw:layer="layout" svg:x1="16.603cm" svg:y1="15.638cm" svg:x2="16.695cm" svg:y2="15.555cm">
          <text:p/>
        </draw:line>
        <draw:line draw:style-name="gr9" draw:text-style-name="P1" draw:layer="layout" svg:x1="16.694cm" svg:y1="15.555cm" svg:x2="16.904cm" svg:y2="15.759cm">
          <text:p/>
        </draw:line>
        <draw:line draw:style-name="gr9" draw:text-style-name="P1" draw:layer="layout" svg:x1="16.904cm" svg:y1="15.758cm" svg:x2="16.797cm" svg:y2="15.863cm">
          <text:p/>
        </draw:line>
        <draw:line draw:style-name="gr9" draw:text-style-name="P1" draw:layer="layout" svg:x1="16.212cm" svg:y1="16.057cm" svg:x2="16.054cm" svg:y2="16.094cm">
          <text:p/>
        </draw:line>
        <draw:line draw:style-name="gr9" draw:text-style-name="P1" draw:layer="layout" svg:x1="15.788cm" svg:y1="16.09cm" svg:x2="15.916cm" svg:y2="16.65cm">
          <text:p/>
        </draw:line>
        <draw:polyline draw:style-name="gr9" draw:text-style-name="P1" draw:layer="layout" svg:width="0.078cm" svg:height="0.032cm" svg:x="15.915cm" svg:y="16.649cm" svg:viewBox="0 0 79 33" draw:points="0,0 4,13 15,27 29,33 45,33 60,29 73,20 79,4">
          <text:p/>
        </draw:polyline>
        <draw:line draw:style-name="gr9" draw:text-style-name="P1" draw:layer="layout" svg:x1="15.993cm" svg:y1="16.654cm" svg:x2="16.07cm" svg:y2="16.503cm">
          <text:p/>
        </draw:line>
        <draw:line draw:style-name="gr9" draw:text-style-name="P1" draw:layer="layout" svg:x1="16.07cm" svg:y1="16.504cm" svg:x2="16.002cm" svg:y2="16.205cm">
          <text:p/>
        </draw:line>
        <draw:line draw:style-name="gr9" draw:text-style-name="P1" draw:layer="layout" svg:x1="16.002cm" svg:y1="16.206cm" svg:x2="16.041cm" svg:y2="16.196cm">
          <text:p/>
        </draw:line>
        <draw:line draw:style-name="gr9" draw:text-style-name="P1" draw:layer="layout" svg:x1="16.003cm" svg:y1="16.205cm" svg:x2="15.83cm" svg:y2="16.246cm">
          <text:p/>
        </draw:line>
        <draw:line draw:style-name="gr9" draw:text-style-name="P1" draw:layer="layout" svg:x1="16.578cm" svg:y1="15.65cm" svg:x2="16.533cm" svg:y2="15.71cm">
          <text:p/>
        </draw:line>
        <draw:line draw:style-name="gr9" draw:text-style-name="P1" draw:layer="layout" svg:x1="15.534cm" svg:y1="15.896cm" svg:x2="15.598cm" svg:y2="15.935cm">
          <text:p/>
        </draw:line>
        <draw:polyline draw:style-name="gr9" draw:text-style-name="P1" draw:layer="layout" svg:width="0.214cm" svg:height="0.813cm" svg:x="15.51cm" svg:y="15.934cm" svg:viewBox="0 0 215 814" draw:points="87,0 58,61 32,125 15,190 5,258 0,326 5,396 15,461 32,529 58,592 87,654 125,711 169,765 215,814">
          <text:p/>
        </draw:polyline>
        <draw:polyline draw:style-name="gr9" draw:text-style-name="P1" draw:layer="layout" svg:width="0.749cm" svg:height="0.222cm" svg:x="15.917cm" svg:y="16.698cm" svg:viewBox="0 0 750 223" draw:points="0,174 65,198 131,213 200,221 268,223 337,219 403,206 469,187 532,162 594,130 651,92 701,49 750,0">
          <text:p/>
        </draw:polyline>
        <draw:polyline draw:style-name="gr9" draw:text-style-name="P1" draw:layer="layout" svg:width="0.114cm" svg:height="0.619cm" svg:x="16.717cm" svg:y="15.891cm" svg:viewBox="0 0 115 620" draw:points="66,620 89,552 107,481 113,409 115,337 107,265 91,195 68,127 38,62 0,0">
          <text:p/>
        </draw:polyline>
        <draw:line draw:style-name="gr9" draw:text-style-name="P1" draw:layer="layout" svg:x1="16.839cm" svg:y1="16.559cm" svg:x2="16.685cm" svg:y2="16.463cm">
          <text:p/>
        </draw:line>
        <draw:line draw:style-name="gr9" draw:text-style-name="P1" draw:layer="layout" svg:x1="16.686cm" svg:y1="16.463cm" svg:x2="16.577cm" svg:y2="16.64cm">
          <text:p/>
        </draw:line>
        <draw:line draw:style-name="gr9" draw:text-style-name="P1" draw:layer="layout" svg:x1="16.577cm" svg:y1="16.639cm" svg:x2="16.735cm" svg:y2="16.737cm">
          <text:p/>
        </draw:line>
        <draw:line draw:style-name="gr9" draw:text-style-name="P1" draw:layer="layout" svg:x1="15.868cm" svg:y1="16.927cm" svg:x2="15.967cm" svg:y2="16.77cm">
          <text:p/>
        </draw:line>
        <draw:line draw:style-name="gr9" draw:text-style-name="P1" draw:layer="layout" svg:x1="15.967cm" svg:y1="16.771cm" svg:x2="15.794cm" svg:y2="16.664cm">
          <text:p/>
        </draw:line>
        <draw:line draw:style-name="gr9" draw:text-style-name="P1" draw:layer="layout" svg:x1="15.795cm" svg:y1="16.664cm" svg:x2="15.697cm" svg:y2="16.822cm">
          <text:p/>
        </draw:line>
        <draw:line draw:style-name="gr9" draw:text-style-name="P1" draw:layer="layout" svg:x1="16.524cm" svg:y1="15.57cm" svg:x2="16.616cm" svg:y2="15.662cm">
          <text:p/>
        </draw:line>
        <draw:polyline draw:style-name="gr9" draw:text-style-name="P1" draw:layer="layout" svg:width="1.478cm" svg:height="1.478cm" svg:x="15.432cm" svg:y="15.523cm" svg:viewBox="0 0 1479 1479" draw:points="1148,121 1081,83 1011,49 937,26 860,9 784,0 706,0 630,6 554,23 479,47 408,78 340,117 278,161 219,214 168,271 122,332 82,400 49,470 26,544 9,620 0,699 0,775 9,853 26,929 49,1003 82,1073 120,1141 166,1205 217,1262 274,1312 338,1359 405,1397 475,1429 549,1452 626,1470 704,1479 780,1479 858,1470 935,1452 1009,1427 1079,1395 1146,1357 1208,1310 1267,1260 1318,1200 1362,1137 1402,1071 1432,999 1455,925 1472,849 1479,773 1479,694 1470,618 1453,542 1430,468 1396,398 1358,330">
          <text:p/>
        </draw:polyline>
        <draw:line draw:style-name="gr9" draw:text-style-name="P1" draw:layer="layout" svg:x1="15.686cm" svg:y1="15.706cm" svg:x2="16.369cm" svg:y2="15.551cm">
          <text:p/>
        </draw:line>
        <draw:line draw:style-name="gr9" draw:text-style-name="P1" draw:layer="layout" svg:x1="16.721cm" svg:y1="12.291cm" svg:x2="15.415cm" svg:y2="12.291cm">
          <text:p/>
        </draw:line>
        <draw:line draw:style-name="gr9" draw:text-style-name="P1" draw:layer="layout" svg:x1="15.415cm" svg:y1="12.291cm" svg:x2="15.415cm" svg:y2="12.49cm">
          <text:p/>
        </draw:line>
        <draw:line draw:style-name="gr9" draw:text-style-name="P1" draw:layer="layout" svg:x1="15.415cm" svg:y1="12.49cm" svg:x2="16.721cm" svg:y2="12.49cm">
          <text:p/>
        </draw:line>
        <draw:line draw:style-name="gr9" draw:text-style-name="P1" draw:layer="layout" svg:x1="16.721cm" svg:y1="12.49cm" svg:x2="16.721cm" svg:y2="12.291cm">
          <text:p/>
        </draw:line>
        <draw:line draw:style-name="gr10" draw:text-style-name="P1" draw:layer="layout" svg:x1="15.716cm" svg:y1="15.021cm" svg:x2="15.843cm" svg:y2="15.021cm">
          <text:p/>
        </draw:line>
        <draw:line draw:style-name="gr10" draw:text-style-name="P1" draw:layer="layout" svg:x1="15.843cm" svg:y1="15.021cm" svg:x2="15.907cm" svg:y2="15.086cm">
          <text:p/>
        </draw:line>
        <draw:line draw:style-name="gr10" draw:text-style-name="P1" draw:layer="layout" svg:x1="15.906cm" svg:y1="15.085cm" svg:x2="15.906cm" svg:y2="15.212cm">
          <text:p/>
        </draw:line>
        <draw:line draw:style-name="gr10" draw:text-style-name="P1" draw:layer="layout" svg:x1="15.907cm" svg:y1="15.212cm" svg:x2="15.843cm" svg:y2="15.276cm">
          <text:p/>
        </draw:line>
        <draw:line draw:style-name="gr10" draw:text-style-name="P1" draw:layer="layout" svg:x1="15.652cm" svg:y1="15.085cm" svg:x2="15.652cm" svg:y2="15.212cm">
          <text:p/>
        </draw:line>
        <draw:line draw:style-name="gr10" draw:text-style-name="P1" draw:layer="layout" svg:x1="15.717cm" svg:y1="15.021cm" svg:x2="15.652cm" svg:y2="15.086cm">
          <text:p/>
        </draw:line>
        <draw:line draw:style-name="gr10" draw:text-style-name="P1" draw:layer="layout" svg:x1="15.652cm" svg:y1="15.212cm" svg:x2="15.717cm" svg:y2="15.276cm">
          <text:p/>
        </draw:line>
        <draw:line draw:style-name="gr10" draw:text-style-name="P1" draw:layer="layout" svg:x1="15.843cm" svg:y1="15.275cm" svg:x2="15.716cm" svg:y2="15.275cm">
          <text:p/>
        </draw:line>
        <draw:line draw:style-name="gr10" draw:text-style-name="P1" draw:layer="layout" svg:x1="15.906cm" svg:y1="15.086cm" svg:x2="15.971cm" svg:y2="15.021cm">
          <text:p/>
        </draw:line>
        <draw:line draw:style-name="gr10" draw:text-style-name="P1" draw:layer="layout" svg:x1="15.97cm" svg:y1="15.021cm" svg:x2="16.097cm" svg:y2="15.021cm">
          <text:p/>
        </draw:line>
        <draw:line draw:style-name="gr10" draw:text-style-name="P1" draw:layer="layout" svg:x1="16.097cm" svg:y1="15.021cm" svg:x2="16.161cm" svg:y2="15.086cm">
          <text:p/>
        </draw:line>
        <draw:line draw:style-name="gr10" draw:text-style-name="P1" draw:layer="layout" svg:x1="16.16cm" svg:y1="15.085cm" svg:x2="16.16cm" svg:y2="15.212cm">
          <text:p/>
        </draw:line>
        <draw:line draw:style-name="gr10" draw:text-style-name="P1" draw:layer="layout" svg:x1="16.161cm" svg:y1="15.212cm" svg:x2="16.097cm" svg:y2="15.276cm">
          <text:p/>
        </draw:line>
        <draw:line draw:style-name="gr10" draw:text-style-name="P1" draw:layer="layout" svg:x1="16.097cm" svg:y1="15.275cm" svg:x2="15.97cm" svg:y2="15.275cm">
          <text:p/>
        </draw:line>
        <draw:line draw:style-name="gr10" draw:text-style-name="P1" draw:layer="layout" svg:x1="15.971cm" svg:y1="15.276cm" svg:x2="15.906cm" svg:y2="15.212cm">
          <text:p/>
        </draw:line>
        <draw:line draw:style-name="gr9" draw:text-style-name="P1" draw:layer="layout" svg:x1="15.223cm" svg:y1="12.31cm" svg:x2="14.243cm" svg:y2="12.31cm">
          <text:p/>
        </draw:line>
        <draw:line draw:style-name="gr9" draw:text-style-name="P1" draw:layer="layout" svg:x1="14.243cm" svg:y1="12.31cm" svg:x2="14.243cm" svg:y2="12.509cm">
          <text:p/>
        </draw:line>
        <draw:line draw:style-name="gr9" draw:text-style-name="P1" draw:layer="layout" svg:x1="14.243cm" svg:y1="12.509cm" svg:x2="15.223cm" svg:y2="12.509cm">
          <text:p/>
        </draw:line>
        <draw:line draw:style-name="gr9" draw:text-style-name="P1" draw:layer="layout" svg:x1="15.223cm" svg:y1="12.509cm" svg:x2="15.223cm" svg:y2="12.31cm">
          <text:p/>
        </draw:line>
        <draw:polyline draw:style-name="gr10" draw:text-style-name="P1" draw:layer="layout" svg:width="0.025cm" svg:height="0.026cm" svg:x="14.016cm" svg:y="13.641cm" svg:viewBox="0 0 26 27" draw:points="26,0 15,3 6,9 2,17 0,27">
          <text:p/>
        </draw:polyline>
        <draw:polyline draw:style-name="gr10" draw:text-style-name="P1" draw:layer="layout" svg:width="0.025cm" svg:height="0.025cm" svg:x="14.016cm" svg:y="13.845cm" svg:viewBox="0 0 26 26" draw:points="0,0 2,10 6,20 15,24 26,26">
          <text:p/>
        </draw:polyline>
        <draw:polyline draw:style-name="gr10" draw:text-style-name="P1" draw:layer="layout" svg:width="0.025cm" svg:height="0.025cm" svg:x="14.626cm" svg:y="13.845cm" svg:viewBox="0 0 26 26" draw:points="0,26 8,24 18,20 24,10 26,0">
          <text:p/>
        </draw:polyline>
        <draw:polyline draw:style-name="gr10" draw:text-style-name="P1" draw:layer="layout" svg:width="0.025cm" svg:height="0.026cm" svg:x="14.626cm" svg:y="13.641cm" svg:viewBox="0 0 26 27" draw:points="26,27 24,17 18,9 8,3 0,0">
          <text:p/>
        </draw:polyline>
        <draw:line draw:style-name="gr10" draw:text-style-name="P1" draw:layer="layout" svg:x1="14.016cm" svg:y1="13.845cm" svg:x2="14.016cm" svg:y2="13.667cm">
          <text:p/>
        </draw:line>
        <draw:line draw:style-name="gr10" draw:text-style-name="P1" draw:layer="layout" svg:x1="14.041cm" svg:y1="13.641cm" svg:x2="14.08cm" svg:y2="13.641cm">
          <text:p/>
        </draw:line>
        <draw:line draw:style-name="gr10" draw:text-style-name="P1" draw:layer="layout" svg:x1="14.093cm" svg:y1="13.655cm" svg:x2="14.08cm" svg:y2="13.641cm">
          <text:p/>
        </draw:line>
        <draw:line draw:style-name="gr10" draw:text-style-name="P1" draw:layer="layout" svg:x1="14.041cm" svg:y1="13.87cm" svg:x2="14.08cm" svg:y2="13.87cm">
          <text:p/>
        </draw:line>
        <draw:line draw:style-name="gr10" draw:text-style-name="P1" draw:layer="layout" svg:x1="14.093cm" svg:y1="13.857cm" svg:x2="14.08cm" svg:y2="13.871cm">
          <text:p/>
        </draw:line>
        <draw:line draw:style-name="gr10" draw:text-style-name="P1" draw:layer="layout" svg:x1="14.575cm" svg:y1="13.655cm" svg:x2="14.589cm" svg:y2="13.641cm">
          <text:p/>
        </draw:line>
        <draw:line draw:style-name="gr10" draw:text-style-name="P1" draw:layer="layout" svg:x1="14.575cm" svg:y1="13.654cm" svg:x2="14.092cm" svg:y2="13.654cm">
          <text:p/>
        </draw:line>
        <draw:line draw:style-name="gr10" draw:text-style-name="P1" draw:layer="layout" svg:x1="14.575cm" svg:y1="13.857cm" svg:x2="14.589cm" svg:y2="13.871cm">
          <text:p/>
        </draw:line>
        <draw:line draw:style-name="gr10" draw:text-style-name="P1" draw:layer="layout" svg:x1="14.575cm" svg:y1="13.857cm" svg:x2="14.092cm" svg:y2="13.857cm">
          <text:p/>
        </draw:line>
        <draw:line draw:style-name="gr10" draw:text-style-name="P1" draw:layer="layout" svg:x1="14.626cm" svg:y1="13.641cm" svg:x2="14.588cm" svg:y2="13.641cm">
          <text:p/>
        </draw:line>
        <draw:line draw:style-name="gr10" draw:text-style-name="P1" draw:layer="layout" svg:x1="14.626cm" svg:y1="13.87cm" svg:x2="14.588cm" svg:y2="13.87cm">
          <text:p/>
        </draw:line>
        <draw:line draw:style-name="gr10" draw:text-style-name="P1" draw:layer="layout" svg:x1="14.651cm" svg:y1="13.845cm" svg:x2="14.651cm" svg:y2="13.667cm">
          <text:p/>
        </draw:line>
        <draw:polygon draw:style-name="gr4" draw:text-style-name="P2" draw:layer="layout" svg:width="0.085cm" svg:height="0.059cm" svg:x="14.651cm" svg:y="13.726cm" svg:viewBox="0 0 86 60" draw:points="0,0 86,0 86,60 0,60">
          <text:p/>
        </draw:polygon>
        <draw:polygon draw:style-name="gr4" draw:text-style-name="P2" draw:layer="layout" svg:width="0.085cm" svg:height="0.059cm" svg:x="13.931cm" svg:y="13.726cm" svg:viewBox="0 0 86 60" draw:points="0,0 86,0 86,60 0,60">
          <text:p/>
        </draw:polygon>
        <draw:polyline draw:style-name="gr10" draw:text-style-name="P1" draw:layer="layout" svg:width="0.025cm" svg:height="0.025cm" svg:x="14.626cm" svg:y="14.099cm" svg:viewBox="0 0 26 26" draw:points="0,26 8,24 18,20 24,10 26,0">
          <text:p/>
        </draw:polyline>
        <draw:polyline draw:style-name="gr10" draw:text-style-name="P1" draw:layer="layout" svg:width="0.025cm" svg:height="0.026cm" svg:x="14.626cm" svg:y="13.895cm" svg:viewBox="0 0 26 27" draw:points="26,27 24,17 18,9 8,3 0,0">
          <text:p/>
        </draw:polyline>
        <draw:polyline draw:style-name="gr10" draw:text-style-name="P1" draw:layer="layout" svg:width="0.025cm" svg:height="0.026cm" svg:x="14.016cm" svg:y="13.895cm" svg:viewBox="0 0 26 27" draw:points="26,0 15,3 6,9 2,17 0,27">
          <text:p/>
        </draw:polyline>
        <draw:polyline draw:style-name="gr10" draw:text-style-name="P1" draw:layer="layout" svg:width="0.025cm" svg:height="0.025cm" svg:x="14.016cm" svg:y="14.099cm" svg:viewBox="0 0 26 26" draw:points="0,0 2,10 6,20 15,24 26,26">
          <text:p/>
        </draw:polyline>
        <draw:line draw:style-name="gr10" draw:text-style-name="P1" draw:layer="layout" svg:x1="14.651cm" svg:y1="13.921cm" svg:x2="14.651cm" svg:y2="14.099cm">
          <text:p/>
        </draw:line>
        <draw:line draw:style-name="gr10" draw:text-style-name="P1" draw:layer="layout" svg:x1="14.626cm" svg:y1="14.124cm" svg:x2="14.588cm" svg:y2="14.124cm">
          <text:p/>
        </draw:line>
        <draw:line draw:style-name="gr10" draw:text-style-name="P1" draw:layer="layout" svg:x1="14.575cm" svg:y1="14.111cm" svg:x2="14.589cm" svg:y2="14.125cm">
          <text:p/>
        </draw:line>
        <draw:line draw:style-name="gr10" draw:text-style-name="P1" draw:layer="layout" svg:x1="14.626cm" svg:y1="13.895cm" svg:x2="14.588cm" svg:y2="13.895cm">
          <text:p/>
        </draw:line>
        <draw:line draw:style-name="gr10" draw:text-style-name="P1" draw:layer="layout" svg:x1="14.575cm" svg:y1="13.909cm" svg:x2="14.589cm" svg:y2="13.895cm">
          <text:p/>
        </draw:line>
        <draw:line draw:style-name="gr10" draw:text-style-name="P1" draw:layer="layout" svg:x1="14.093cm" svg:y1="14.111cm" svg:x2="14.08cm" svg:y2="14.125cm">
          <text:p/>
        </draw:line>
        <draw:line draw:style-name="gr10" draw:text-style-name="P1" draw:layer="layout" svg:x1="14.092cm" svg:y1="14.111cm" svg:x2="14.575cm" svg:y2="14.111cm">
          <text:p/>
        </draw:line>
        <draw:line draw:style-name="gr10" draw:text-style-name="P1" draw:layer="layout" svg:x1="14.093cm" svg:y1="13.909cm" svg:x2="14.08cm" svg:y2="13.895cm">
          <text:p/>
        </draw:line>
        <draw:line draw:style-name="gr10" draw:text-style-name="P1" draw:layer="layout" svg:x1="14.092cm" svg:y1="13.908cm" svg:x2="14.575cm" svg:y2="13.908cm">
          <text:p/>
        </draw:line>
        <draw:line draw:style-name="gr10" draw:text-style-name="P1" draw:layer="layout" svg:x1="14.041cm" svg:y1="14.124cm" svg:x2="14.08cm" svg:y2="14.124cm">
          <text:p/>
        </draw:line>
        <draw:line draw:style-name="gr10" draw:text-style-name="P1" draw:layer="layout" svg:x1="14.041cm" svg:y1="13.895cm" svg:x2="14.08cm" svg:y2="13.895cm">
          <text:p/>
        </draw:line>
        <draw:line draw:style-name="gr10" draw:text-style-name="P1" draw:layer="layout" svg:x1="14.016cm" svg:y1="13.921cm" svg:x2="14.016cm" svg:y2="14.099cm">
          <text:p/>
        </draw:line>
        <draw:polygon draw:style-name="gr4" draw:text-style-name="P2" draw:layer="layout" svg:width="0.085cm" svg:height="0.059cm" svg:x="13.931cm" svg:y="13.98cm" svg:viewBox="0 0 86 60" draw:points="0,0 86,0 86,60 0,60">
          <text:p/>
        </draw:polygon>
        <draw:polygon draw:style-name="gr4" draw:text-style-name="P2" draw:layer="layout" svg:width="0.085cm" svg:height="0.059cm" svg:x="14.651cm" svg:y="13.98cm" svg:viewBox="0 0 86 60" draw:points="0,0 86,0 86,60 0,60">
          <text:p/>
        </draw:polygon>
        <draw:line draw:style-name="gr11" draw:text-style-name="P1" draw:layer="layout" svg:x1="13.102cm" svg:y1="12.867cm" svg:x2="12.797cm" svg:y2="12.867cm">
          <text:p/>
        </draw:line>
        <draw:line draw:style-name="gr11" draw:text-style-name="P1" draw:layer="layout" svg:x1="12.797cm" svg:y1="14.899cm" svg:x2="13.102cm" svg:y2="14.899cm">
          <text:p/>
        </draw:line>
        <draw:line draw:style-name="gr11" draw:text-style-name="P1" draw:layer="layout" svg:x1="12.606cm" svg:y1="14.289cm" svg:x2="12.797cm" svg:y2="14.289cm">
          <text:p/>
        </draw:line>
        <draw:line draw:style-name="gr11" draw:text-style-name="P1" draw:layer="layout" svg:x1="12.797cm" svg:y1="13.476cm" svg:x2="12.606cm" svg:y2="13.476cm">
          <text:p/>
        </draw:line>
        <draw:line draw:style-name="gr11" draw:text-style-name="P1" draw:layer="layout" svg:x1="12.606cm" svg:y1="13.476cm" svg:x2="12.606cm" svg:y2="14.289cm">
          <text:p/>
        </draw:line>
        <draw:line draw:style-name="gr11" draw:text-style-name="P1" draw:layer="layout" svg:x1="12.797cm" svg:y1="14.899cm" svg:x2="12.797cm" svg:y2="14.289cm">
          <text:p/>
        </draw:line>
        <draw:line draw:style-name="gr11" draw:text-style-name="P1" draw:layer="layout" svg:x1="12.797cm" svg:y1="13.476cm" svg:x2="12.797cm" svg:y2="12.867cm">
          <text:p/>
        </draw:line>
        <draw:line draw:style-name="gr11" draw:text-style-name="P1" draw:layer="layout" svg:x1="16.15cm" svg:y1="14.9cm" svg:x2="16.455cm" svg:y2="14.746cm">
          <text:p/>
        </draw:line>
        <draw:line draw:style-name="gr11" draw:text-style-name="P1" draw:layer="layout" svg:x1="16.454cm" svg:y1="14.746cm" svg:x2="16.454cm" svg:y2="13.019cm">
          <text:p/>
        </draw:line>
        <draw:line draw:style-name="gr11" draw:text-style-name="P1" draw:layer="layout" svg:x1="16.455cm" svg:y1="13.02cm" svg:x2="16.15cm" svg:y2="12.867cm">
          <text:p/>
        </draw:line>
        <draw:line draw:style-name="gr11" draw:text-style-name="P1" draw:layer="layout" svg:x1="13.102cm" svg:y1="14.899cm" svg:x2="16.15cm" svg:y2="14.899cm">
          <text:p/>
        </draw:line>
        <draw:line draw:style-name="gr11" draw:text-style-name="P1" draw:layer="layout" svg:x1="16.15cm" svg:y1="14.899cm" svg:x2="16.15cm" svg:y2="14.645cm">
          <text:p/>
        </draw:line>
        <draw:line draw:style-name="gr11" draw:text-style-name="P1" draw:layer="layout" svg:x1="16.15cm" svg:y1="14.645cm" svg:x2="13.102cm" svg:y2="14.645cm">
          <text:p/>
        </draw:line>
        <draw:line draw:style-name="gr11" draw:text-style-name="P1" draw:layer="layout" svg:x1="13.102cm" svg:y1="14.645cm" svg:x2="13.102cm" svg:y2="14.899cm">
          <text:p/>
        </draw:line>
        <draw:line draw:style-name="gr11" draw:text-style-name="P1" draw:layer="layout" svg:x1="13.102cm" svg:y1="12.867cm" svg:x2="16.15cm" svg:y2="12.867cm">
          <text:p/>
        </draw:line>
        <draw:line draw:style-name="gr11" draw:text-style-name="P1" draw:layer="layout" svg:x1="16.15cm" svg:y1="12.867cm" svg:x2="16.15cm" svg:y2="13.121cm">
          <text:p/>
        </draw:line>
        <draw:line draw:style-name="gr11" draw:text-style-name="P1" draw:layer="layout" svg:x1="13.102cm" svg:y1="13.121cm" svg:x2="13.102cm" svg:y2="12.867cm">
          <text:p/>
        </draw:line>
        <draw:line draw:style-name="gr11" draw:text-style-name="P1" draw:layer="layout" svg:x1="16.15cm" svg:y1="13.121cm" svg:x2="13.102cm" svg:y2="13.121cm">
          <text:p/>
        </draw:line>
        <draw:line draw:style-name="gr9" draw:text-style-name="P1" draw:layer="layout" svg:x1="14.437cm" svg:y1="15.716cm" svg:x2="14.437cm" svg:y2="17.221cm">
          <text:p/>
        </draw:line>
        <draw:line draw:style-name="gr9" draw:text-style-name="P1" draw:layer="layout" svg:x1="12.577cm" svg:y1="17.221cm" svg:x2="12.577cm" svg:y2="15.716cm">
          <text:p/>
        </draw:line>
        <draw:line draw:style-name="gr9" draw:text-style-name="P1" draw:layer="layout" svg:x1="12.577cm" svg:y1="15.716cm" svg:x2="14.437cm" svg:y2="15.716cm">
          <text:p/>
        </draw:line>
        <draw:line draw:style-name="gr9" draw:text-style-name="P1" draw:layer="layout" svg:x1="14.437cm" svg:y1="17.221cm" svg:x2="12.577cm" svg:y2="17.221cm">
          <text:p/>
        </draw:line>
        <draw:polygon draw:style-name="gr4" draw:text-style-name="P2" draw:layer="layout" svg:width="0.115cm" svg:height="0.127cm" svg:x="12.807cm" svg:y="17.227cm" svg:viewBox="0 0 116 128" draw:points="0,0 116,0 116,128 0,128">
          <text:p/>
        </draw:polygon>
        <draw:polygon draw:style-name="gr4" draw:text-style-name="P2" draw:layer="layout" svg:width="0.115cm" svg:height="0.127cm" svg:x="12.807cm" svg:y="15.58cm" svg:viewBox="0 0 116 128" draw:points="0,0 116,0 116,128 0,128">
          <text:p/>
        </draw:polygon>
        <draw:polyline draw:style-name="gr10" draw:text-style-name="P1" draw:layer="layout" svg:width="0.026cm" svg:height="0.026cm" svg:x="13.402cm" svg:y="12.585cm" svg:viewBox="0 0 27 27" draw:points="27,0 18,2 9,8 2,16 0,27">
          <text:p/>
        </draw:polyline>
        <draw:polyline draw:style-name="gr10" draw:text-style-name="P1" draw:layer="layout" svg:width="0.026cm" svg:height="0.026cm" svg:x="13.402cm" svg:y="12.788cm" svg:viewBox="0 0 27 27" draw:points="0,0 2,9 9,17 18,24 27,27">
          <text:p/>
        </draw:polyline>
        <draw:polyline draw:style-name="gr10" draw:text-style-name="P1" draw:layer="layout" svg:width="0.025cm" svg:height="0.026cm" svg:x="14.012cm" svg:y="12.788cm" svg:viewBox="0 0 26 27" draw:points="0,27 11,24 20,17 24,9 26,0">
          <text:p/>
        </draw:polyline>
        <draw:polyline draw:style-name="gr10" draw:text-style-name="P1" draw:layer="layout" svg:width="0.025cm" svg:height="0.026cm" svg:x="14.012cm" svg:y="12.585cm" svg:viewBox="0 0 26 27" draw:points="26,27 24,16 20,8 11,2 0,0">
          <text:p/>
        </draw:polyline>
        <draw:line draw:style-name="gr10" draw:text-style-name="P1" draw:layer="layout" svg:x1="13.402cm" svg:y1="12.788cm" svg:x2="13.402cm" svg:y2="12.611cm">
          <text:p/>
        </draw:line>
        <draw:line draw:style-name="gr10" draw:text-style-name="P1" draw:layer="layout" svg:x1="13.428cm" svg:y1="12.585cm" svg:x2="13.466cm" svg:y2="12.585cm">
          <text:p/>
        </draw:line>
        <draw:line draw:style-name="gr10" draw:text-style-name="P1" draw:layer="layout" svg:x1="13.479cm" svg:y1="12.599cm" svg:x2="13.466cm" svg:y2="12.585cm">
          <text:p/>
        </draw:line>
        <draw:line draw:style-name="gr10" draw:text-style-name="P1" draw:layer="layout" svg:x1="13.428cm" svg:y1="12.814cm" svg:x2="13.466cm" svg:y2="12.814cm">
          <text:p/>
        </draw:line>
        <draw:line draw:style-name="gr10" draw:text-style-name="P1" draw:layer="layout" svg:x1="13.479cm" svg:y1="12.801cm" svg:x2="13.466cm" svg:y2="12.815cm">
          <text:p/>
        </draw:line>
        <draw:line draw:style-name="gr10" draw:text-style-name="P1" draw:layer="layout" svg:x1="13.961cm" svg:y1="12.599cm" svg:x2="13.975cm" svg:y2="12.585cm">
          <text:p/>
        </draw:line>
        <draw:line draw:style-name="gr10" draw:text-style-name="P1" draw:layer="layout" svg:x1="13.961cm" svg:y1="12.598cm" svg:x2="13.478cm" svg:y2="12.598cm">
          <text:p/>
        </draw:line>
        <draw:line draw:style-name="gr10" draw:text-style-name="P1" draw:layer="layout" svg:x1="13.961cm" svg:y1="12.801cm" svg:x2="13.975cm" svg:y2="12.815cm">
          <text:p/>
        </draw:line>
        <draw:line draw:style-name="gr10" draw:text-style-name="P1" draw:layer="layout" svg:x1="13.961cm" svg:y1="12.801cm" svg:x2="13.478cm" svg:y2="12.801cm">
          <text:p/>
        </draw:line>
        <draw:line draw:style-name="gr10" draw:text-style-name="P1" draw:layer="layout" svg:x1="14.012cm" svg:y1="12.585cm" svg:x2="13.974cm" svg:y2="12.585cm">
          <text:p/>
        </draw:line>
        <draw:line draw:style-name="gr10" draw:text-style-name="P1" draw:layer="layout" svg:x1="14.012cm" svg:y1="12.814cm" svg:x2="13.974cm" svg:y2="12.814cm">
          <text:p/>
        </draw:line>
        <draw:line draw:style-name="gr10" draw:text-style-name="P1" draw:layer="layout" svg:x1="14.037cm" svg:y1="12.788cm" svg:x2="14.037cm" svg:y2="12.611cm">
          <text:p/>
        </draw:line>
        <draw:polygon draw:style-name="gr4" draw:text-style-name="P2" draw:layer="layout" svg:width="0.085cm" svg:height="0.059cm" svg:x="14.039cm" svg:y="12.67cm" svg:viewBox="0 0 86 60" draw:points="0,0 86,0 86,60 0,60">
          <text:p/>
        </draw:polygon>
        <draw:polygon draw:style-name="gr4" draw:text-style-name="P2" draw:layer="layout" svg:width="0.084cm" svg:height="0.059cm" svg:x="13.318cm" svg:y="12.67cm" svg:viewBox="0 0 85 60" draw:points="0,0 85,0 85,60 0,60">
          <text:p/>
        </draw:polygon>
        <draw:line draw:style-name="gr9" draw:text-style-name="P1" draw:layer="layout" svg:x1="15.623cm" svg:y1="15.047cm" svg:x2="14.319cm" svg:y2="15.047cm">
          <text:p/>
        </draw:line>
        <draw:line draw:style-name="gr9" draw:text-style-name="P1" draw:layer="layout" svg:x1="14.319cm" svg:y1="15.047cm" svg:x2="14.319cm" svg:y2="15.248cm">
          <text:p/>
        </draw:line>
        <draw:line draw:style-name="gr9" draw:text-style-name="P1" draw:layer="layout" svg:x1="14.319cm" svg:y1="15.248cm" svg:x2="15.623cm" svg:y2="15.248cm">
          <text:p/>
        </draw:line>
        <draw:line draw:style-name="gr9" draw:text-style-name="P1" draw:layer="layout" svg:x1="15.623cm" svg:y1="15.248cm" svg:x2="15.623cm" svg:y2="15.047cm">
          <text:p/>
        </draw:line>
        <draw:path draw:style-name="gr9" draw:text-style-name="P1" draw:layer="layout" svg:width="1.482cm" svg:height="1.478cm" svg:x="15.43cm" svg:y="15.523cm" svg:viewBox="0 0 1483 1479" svg:d="M1483 739c0 408-332 740-741 740s-742-332-742-740 333-739 742-739 741 331 741 739z">
          <text:p/>
        </draw:path>
        <draw:line draw:style-name="gr9" draw:text-style-name="P1" draw:layer="layout" svg:x1="16.262cm" svg:y1="16.145cm" svg:x2="16.286cm" svg:y2="16.244cm">
          <text:p/>
        </draw:line>
        <draw:line draw:style-name="gr9" draw:text-style-name="P1" draw:layer="layout" svg:x1="16.524cm" svg:y1="15.57cm" svg:x2="16.798cm" svg:y2="15.846cm">
          <text:p/>
        </draw:line>
        <draw:line draw:style-name="gr9" draw:text-style-name="P1" draw:layer="layout" svg:x1="16.04cm" svg:y1="16.196cm" svg:x2="16.062cm" svg:y2="16.295cm">
          <text:p/>
        </draw:line>
        <draw:line draw:style-name="gr9" draw:text-style-name="P1" draw:layer="layout" svg:x1="16.061cm" svg:y1="16.295cm" svg:x2="16.286cm" svg:y2="16.243cm">
          <text:p/>
        </draw:line>
        <draw:polyline draw:style-name="gr9" draw:text-style-name="P1" draw:layer="layout" svg:width="0.298cm" svg:height="0.801cm" svg:x="16.533cm" svg:y="15.709cm" svg:viewBox="0 0 299 802" draw:points="251,802 274,736 289,667 297,597 299,527 293,458 278,390 257,322 229,259 196,197 155,140 109,89 56,41 0,0">
          <text:p/>
        </draw:polyline>
        <draw:polygon draw:style-name="gr4" draw:text-style-name="P2" draw:layer="layout" svg:width="0.051cm" svg:height="0.051cm" svg:x="15.754cm" svg:y="15.123cm" svg:viewBox="0 0 52 52" draw:points="0,0 52,0 52,52 0,52">
          <text:p/>
        </draw:polygon>
        <draw:polygon draw:style-name="gr4" draw:text-style-name="P2" draw:layer="layout" svg:width="0.051cm" svg:height="0.051cm" svg:x="16.008cm" svg:y="15.123cm" svg:viewBox="0 0 52 52" draw:points="0,0 52,0 52,52 0,52">
          <text:p/>
        </draw:polygon>
        <draw:line draw:style-name="gr12" draw:text-style-name="P1" draw:layer="layout" svg:x1="14.842cm" svg:y1="13.756cm" svg:x2="14.74cm" svg:y2="13.756cm">
          <text:p/>
        </draw:line>
        <draw:line draw:style-name="gr12" draw:text-style-name="P1" draw:layer="layout" svg:x1="13.826cm" svg:y1="13.756cm" svg:x2="13.927cm" svg:y2="13.756cm">
          <text:p/>
        </draw:line>
        <draw:line draw:style-name="gr12" draw:text-style-name="P1" draw:layer="layout" svg:x1="13.826cm" svg:y1="14.01cm" svg:x2="13.927cm" svg:y2="14.01cm">
          <text:p/>
        </draw:line>
        <draw:line draw:style-name="gr12" draw:text-style-name="P1" draw:layer="layout" svg:x1="14.842cm" svg:y1="14.01cm" svg:x2="14.74cm" svg:y2="14.01cm">
          <text:p/>
        </draw:line>
        <draw:line draw:style-name="gr13" draw:text-style-name="P1" draw:layer="layout" svg:x1="16.004cm" svg:y1="12.993cm" svg:x2="15.989cm" svg:y2="12.977cm">
          <text:p/>
        </draw:line>
        <draw:line draw:style-name="gr13" draw:text-style-name="P1" draw:layer="layout" svg:x1="15.989cm" svg:y1="12.977cm" svg:x2="16.044cm" svg:y2="12.977cm">
          <text:p/>
        </draw:line>
        <draw:line draw:style-name="gr13" draw:text-style-name="P1" draw:layer="layout" svg:x1="16.044cm" svg:y1="12.992cm" svg:x2="16.044cm" svg:y2="12.962cm">
          <text:p/>
        </draw:line>
        <draw:line draw:style-name="gr13" draw:text-style-name="P1" draw:layer="layout" svg:x1="16.044cm" svg:y1="12.937cm" svg:x2="16.044cm" svg:y2="12.922cm">
          <text:p/>
        </draw:line>
        <draw:polyline draw:style-name="gr13" draw:text-style-name="P1" draw:layer="layout" svg:width="0.03cm" svg:height="0.015cm" svg:x="16.014cm" svg:y="12.907cm" svg:viewBox="0 0 31 16" draw:points="31,16 29,6 20,0 12,0 2,6 0,16">
          <text:p/>
        </draw:polyline>
        <draw:line draw:style-name="gr13" draw:text-style-name="P1" draw:layer="layout" svg:x1="15.989cm" svg:y1="12.937cm" svg:x2="15.989cm" svg:y2="12.92cm">
          <text:p/>
        </draw:line>
        <draw:polyline draw:style-name="gr13" draw:text-style-name="P1" draw:layer="layout" svg:width="0.025cm" svg:height="0.013cm" svg:x="15.989cm" svg:y="12.907cm" svg:viewBox="0 0 26 14" draw:points="26,14 23,4 17,0 8,0 2,4 0,14">
          <text:p/>
        </draw:polyline>
        <draw:line draw:style-name="gr13" draw:text-style-name="P1" draw:layer="layout" svg:x1="16.014cm" svg:y1="12.92cm" svg:x2="16.014cm" svg:y2="12.93cm">
          <text:p/>
        </draw:line>
        <draw:line draw:style-name="gr13" draw:text-style-name="P1" draw:layer="layout" svg:x1="16.198cm" svg:y1="14.545cm" svg:x2="16.198cm" svg:y2="14.535cm">
          <text:p/>
        </draw:line>
        <draw:line draw:style-name="gr13" draw:text-style-name="P1" draw:layer="layout" svg:x1="16.198cm" svg:y1="14.535cm" svg:x2="16.23cm" svg:y2="14.535cm">
          <text:p/>
        </draw:line>
        <draw:line draw:style-name="gr13" draw:text-style-name="P1" draw:layer="layout" svg:x1="16.23cm" svg:y1="14.535cm" svg:x2="16.23cm" svg:y2="14.554cm">
          <text:p/>
        </draw:line>
        <draw:polyline draw:style-name="gr13" draw:text-style-name="P1" draw:layer="layout" svg:width="0.014cm" svg:height="0.012cm" svg:x="16.217cm" svg:y="14.554cm" svg:viewBox="0 0 15 13" draw:points="0,13 8,11 12,6 15,0">
          <text:p/>
        </draw:polyline>
        <draw:line draw:style-name="gr13" draw:text-style-name="P1" draw:layer="layout" svg:x1="16.217cm" svg:y1="14.566cm" svg:x2="16.188cm" svg:y2="14.566cm">
          <text:p/>
        </draw:line>
        <draw:polyline draw:style-name="gr13" draw:text-style-name="P1" draw:layer="layout" svg:width="0.013cm" svg:height="0.012cm" svg:x="16.175cm" svg:y="14.554cm" svg:viewBox="0 0 14 13" draw:points="0,0 2,8 14,13">
          <text:p/>
        </draw:polyline>
        <draw:line draw:style-name="gr13" draw:text-style-name="P1" draw:layer="layout" svg:x1="16.175cm" svg:y1="14.554cm" svg:x2="16.175cm" svg:y2="14.535cm">
          <text:p/>
        </draw:line>
        <draw:line draw:style-name="gr13" draw:text-style-name="P1" draw:layer="layout" svg:x1="16.23cm" svg:y1="14.507cm" svg:x2="16.175cm" svg:y2="14.507cm">
          <text:p/>
        </draw:line>
        <draw:line draw:style-name="gr13" draw:text-style-name="P1" draw:layer="layout" svg:x1="16.175cm" svg:y1="14.507cm" svg:x2="16.175cm" svg:y2="14.492cm">
          <text:p/>
        </draw:line>
        <draw:polyline draw:style-name="gr13" draw:text-style-name="P1" draw:layer="layout" svg:width="0.03cm" svg:height="0.014cm" svg:x="16.175cm" svg:y="14.478cm" svg:viewBox="0 0 31 15" draw:points="31,15 29,4 19,0 11,0 2,4 0,15">
          <text:p/>
        </draw:polyline>
        <draw:line draw:style-name="gr13" draw:text-style-name="P1" draw:layer="layout" svg:x1="16.205cm" svg:y1="14.492cm" svg:x2="16.205cm" svg:y2="14.507cm">
          <text:p/>
        </draw:line>
        <draw:line draw:style-name="gr13" draw:text-style-name="P1" draw:layer="layout" svg:x1="16.231cm" svg:y1="14.475cm" svg:x2="16.205cm" svg:y2="14.489cm">
          <text:p/>
        </draw:line>
        <draw:line draw:style-name="gr13" draw:text-style-name="P1" draw:layer="layout" svg:x1="16.215cm" svg:y1="14.452cm" svg:x2="16.19cm" svg:y2="14.452cm">
          <text:p/>
        </draw:line>
        <draw:polyline draw:style-name="gr13" draw:text-style-name="P1" draw:layer="layout" svg:width="0.015cm" svg:height="0.03cm" svg:x="16.175cm" svg:y="14.422cm" svg:viewBox="0 0 16 31" draw:points="16,0 7,3 0,12 0,21 7,29 16,31">
          <text:p/>
        </draw:polyline>
        <draw:line draw:style-name="gr13" draw:text-style-name="P1" draw:layer="layout" svg:x1="16.19cm" svg:y1="14.422cm" svg:x2="16.215cm" svg:y2="14.422cm">
          <text:p/>
        </draw:line>
        <draw:polyline draw:style-name="gr13" draw:text-style-name="P1" draw:layer="layout" svg:width="0.015cm" svg:height="0.03cm" svg:x="16.215cm" svg:y="14.422cm" svg:viewBox="0 0 16 31" draw:points="0,31 10,29 16,21 16,12 10,3 0,0">
          <text:p/>
        </draw:polyline>
        <draw:line draw:style-name="gr13" draw:text-style-name="P1" draw:layer="layout" svg:x1="16.175cm" svg:y1="14.397cm" svg:x2="16.215cm" svg:y2="14.397cm">
          <text:p/>
        </draw:line>
        <draw:polyline draw:style-name="gr13" draw:text-style-name="P1" draw:layer="layout" svg:width="0.015cm" svg:height="0.032cm" svg:x="16.215cm" svg:y="14.365cm" svg:viewBox="0 0 16 33" draw:points="0,33 10,29 16,20 16,12 10,2 0,0">
          <text:p/>
        </draw:polyline>
        <draw:line draw:style-name="gr13" draw:text-style-name="P1" draw:layer="layout" svg:x1="16.215cm" svg:y1="14.365cm" svg:x2="16.175cm" svg:y2="14.365cm">
          <text:p/>
        </draw:line>
        <draw:line draw:style-name="gr13" draw:text-style-name="P1" draw:layer="layout" svg:x1="16.23cm" svg:y1="14.338cm" svg:x2="16.175cm" svg:y2="14.338cm">
          <text:p/>
        </draw:line>
        <draw:line draw:style-name="gr13" draw:text-style-name="P1" draw:layer="layout" svg:x1="16.175cm" svg:y1="14.34cm" svg:x2="16.231cm" svg:y2="14.306cm">
          <text:p/>
        </draw:line>
        <draw:line draw:style-name="gr13" draw:text-style-name="P1" draw:layer="layout" svg:x1="16.23cm" svg:y1="14.306cm" svg:x2="16.175cm" svg:y2="14.306cm">
          <text:p/>
        </draw:line>
        <draw:line draw:style-name="gr13" draw:text-style-name="P1" draw:layer="layout" svg:x1="16.23cm" svg:y1="14.279cm" svg:x2="16.175cm" svg:y2="14.279cm">
          <text:p/>
        </draw:line>
        <draw:line draw:style-name="gr13" draw:text-style-name="P1" draw:layer="layout" svg:x1="16.175cm" svg:y1="14.279cm" svg:x2="16.175cm" svg:y2="14.264cm">
          <text:p/>
        </draw:line>
        <draw:polyline draw:style-name="gr13" draw:text-style-name="P1" draw:layer="layout" svg:width="0.015cm" svg:height="0.015cm" svg:x="16.175cm" svg:y="14.249cm" svg:viewBox="0 0 16 16" draw:points="16,0 7,2 3,6 0,16">
          <text:p/>
        </draw:polyline>
        <draw:line draw:style-name="gr13" draw:text-style-name="P1" draw:layer="layout" svg:x1="16.19cm" svg:y1="14.249cm" svg:x2="16.215cm" svg:y2="14.249cm">
          <text:p/>
        </draw:line>
        <draw:polyline draw:style-name="gr13" draw:text-style-name="P1" draw:layer="layout" svg:width="0.015cm" svg:height="0.015cm" svg:x="16.215cm" svg:y="14.249cm" svg:viewBox="0 0 16 16" draw:points="16,16 14,6 8,2 0,0">
          <text:p/>
        </draw:polyline>
        <draw:line draw:style-name="gr13" draw:text-style-name="P1" draw:layer="layout" svg:x1="16.23cm" svg:y1="14.264cm" svg:x2="16.23cm" svg:y2="14.279cm">
          <text:p/>
        </draw:line>
        <draw:line draw:style-name="gr13" draw:text-style-name="P1" draw:layer="layout" svg:x1="16.23cm" svg:y1="14.19cm" svg:x2="16.175cm" svg:y2="14.19cm">
          <text:p/>
        </draw:line>
        <draw:line draw:style-name="gr13" draw:text-style-name="P1" draw:layer="layout" svg:x1="16.175cm" svg:y1="14.19cm" svg:x2="16.175cm" svg:y2="14.175cm">
          <text:p/>
        </draw:line>
        <draw:polyline draw:style-name="gr13" draw:text-style-name="P1" draw:layer="layout" svg:width="0.03cm" svg:height="0.016cm" svg:x="16.175cm" svg:y="14.16cm" svg:viewBox="0 0 31 17" draw:points="31,17 29,7 19,0 11,0 2,7 0,17">
          <text:p/>
        </draw:polyline>
        <draw:line draw:style-name="gr13" draw:text-style-name="P1" draw:layer="layout" svg:x1="16.205cm" svg:y1="14.175cm" svg:x2="16.205cm" svg:y2="14.19cm">
          <text:p/>
        </draw:line>
        <draw:line draw:style-name="gr13" draw:text-style-name="P1" draw:layer="layout" svg:x1="16.175cm" svg:y1="14.137cm" svg:x2="16.23cm" svg:y2="14.137cm">
          <text:p/>
        </draw:line>
        <draw:line draw:style-name="gr13" draw:text-style-name="P1" draw:layer="layout" svg:x1="16.23cm" svg:y1="14.137cm" svg:x2="16.23cm" svg:y2="14.111cm">
          <text:p/>
        </draw:line>
        <draw:line draw:style-name="gr13" draw:text-style-name="P1" draw:layer="layout" svg:x1="16.231cm" svg:y1="14.095cm" svg:x2="16.175cm" svg:y2="14.075cm">
          <text:p/>
        </draw:line>
        <draw:line draw:style-name="gr13" draw:text-style-name="P1" draw:layer="layout" svg:x1="16.175cm" svg:y1="14.076cm" svg:x2="16.231cm" svg:y2="14.056cm">
          <text:p/>
        </draw:line>
        <draw:line draw:style-name="gr13" draw:text-style-name="P1" draw:layer="layout" svg:x1="16.215cm" svg:y1="14.061cm" svg:x2="16.215cm" svg:y2="14.09cm">
          <text:p/>
        </draw:line>
        <draw:line draw:style-name="gr13" draw:text-style-name="P1" draw:layer="layout" svg:x1="16.23cm" svg:y1="14.035cm" svg:x2="16.175cm" svg:y2="14.035cm">
          <text:p/>
        </draw:line>
        <draw:line draw:style-name="gr13" draw:text-style-name="P1" draw:layer="layout" svg:x1="16.175cm" svg:y1="14.036cm" svg:x2="16.231cm" svg:y2="14.003cm">
          <text:p/>
        </draw:line>
        <draw:line draw:style-name="gr13" draw:text-style-name="P1" draw:layer="layout" svg:x1="16.23cm" svg:y1="14.003cm" svg:x2="16.175cm" svg:y2="14.003cm">
          <text:p/>
        </draw:line>
        <draw:line draw:style-name="gr13" draw:text-style-name="P1" draw:layer="layout" svg:x1="16.23cm" svg:y1="13.95cm" svg:x2="16.23cm" svg:y2="13.976cm">
          <text:p/>
        </draw:line>
        <draw:line draw:style-name="gr13" draw:text-style-name="P1" draw:layer="layout" svg:x1="16.23cm" svg:y1="13.976cm" svg:x2="16.175cm" svg:y2="13.976cm">
          <text:p/>
        </draw:line>
        <draw:line draw:style-name="gr13" draw:text-style-name="P1" draw:layer="layout" svg:x1="16.175cm" svg:y1="13.976cm" svg:x2="16.175cm" svg:y2="13.95cm">
          <text:p/>
        </draw:line>
        <draw:line draw:style-name="gr13" draw:text-style-name="P1" draw:layer="layout" svg:x1="16.198cm" svg:y1="13.976cm" svg:x2="16.198cm" svg:y2="13.957cm">
          <text:p/>
        </draw:line>
        <draw:line draw:style-name="gr13" draw:text-style-name="P1" draw:layer="layout" svg:x1="16.322cm" svg:y1="14.567cm" svg:x2="16.266cm" svg:y2="14.547cm">
          <text:p/>
        </draw:line>
        <draw:line draw:style-name="gr13" draw:text-style-name="P1" draw:layer="layout" svg:x1="16.266cm" svg:y1="14.548cm" svg:x2="16.322cm" svg:y2="14.528cm">
          <text:p/>
        </draw:line>
        <draw:line draw:style-name="gr13" draw:text-style-name="P1" draw:layer="layout" svg:x1="16.308cm" svg:y1="14.533cm" svg:x2="16.308cm" svg:y2="14.562cm">
          <text:p/>
        </draw:line>
        <draw:line draw:style-name="gr13" draw:text-style-name="P1" draw:layer="layout" svg:x1="16.321cm" svg:y1="14.507cm" svg:x2="16.266cm" svg:y2="14.507cm">
          <text:p/>
        </draw:line>
        <draw:line draw:style-name="gr13" draw:text-style-name="P1" draw:layer="layout" svg:x1="16.266cm" svg:y1="14.508cm" svg:x2="16.322cm" svg:y2="14.475cm">
          <text:p/>
        </draw:line>
        <draw:line draw:style-name="gr13" draw:text-style-name="P1" draw:layer="layout" svg:x1="16.321cm" svg:y1="14.475cm" svg:x2="16.266cm" svg:y2="14.475cm">
          <text:p/>
        </draw:line>
        <draw:line draw:style-name="gr13" draw:text-style-name="P1" draw:layer="layout" svg:x1="16.321cm" svg:y1="14.448cm" svg:x2="16.266cm" svg:y2="14.448cm">
          <text:p/>
        </draw:line>
        <draw:line draw:style-name="gr13" draw:text-style-name="P1" draw:layer="layout" svg:x1="16.266cm" svg:y1="14.448cm" svg:x2="16.266cm" svg:y2="14.433cm">
          <text:p/>
        </draw:line>
        <draw:polyline draw:style-name="gr13" draw:text-style-name="P1" draw:layer="layout" svg:width="0.015cm" svg:height="0.017cm" svg:x="16.266cm" svg:y="14.416cm" svg:viewBox="0 0 16 18" draw:points="16,0 10,2 2,10 0,18">
          <text:p/>
        </draw:polyline>
        <draw:line draw:style-name="gr13" draw:text-style-name="P1" draw:layer="layout" svg:x1="16.281cm" svg:y1="14.416cm" svg:x2="16.306cm" svg:y2="14.416cm">
          <text:p/>
        </draw:line>
        <draw:polyline draw:style-name="gr13" draw:text-style-name="P1" draw:layer="layout" svg:width="0.015cm" svg:height="0.017cm" svg:x="16.306cm" svg:y="14.416cm" svg:viewBox="0 0 16 18" draw:points="16,18 14,10 9,2 0,0">
          <text:p/>
        </draw:polyline>
        <draw:line draw:style-name="gr13" draw:text-style-name="P1" draw:layer="layout" svg:x1="16.321cm" svg:y1="14.433cm" svg:x2="16.321cm" svg:y2="14.448cm">
          <text:p/>
        </draw:line>
        <draw:polyline draw:style-name="gr13" draw:text-style-name="P1" draw:layer="layout" svg:width="0.013cm" svg:height="0.01cm" svg:x="16.308cm" svg:y="14.334cm" svg:viewBox="0 0 14 11" draw:points="14,11 12,7 8,0 0,0">
          <text:p/>
        </draw:polyline>
        <draw:polyline draw:style-name="gr13" draw:text-style-name="P1" draw:layer="layout" svg:width="0.006cm" svg:height="0.019cm" svg:x="16.315cm" svg:y="14.344cm" svg:viewBox="0 0 7 20" draw:points="0,20 5,12 7,0">
          <text:p/>
        </draw:polyline>
        <draw:polyline draw:style-name="gr13" draw:text-style-name="P1" draw:layer="layout" svg:width="0.013cm" svg:height="0.012cm" svg:x="16.266cm" svg:y="14.351cm" svg:viewBox="0 0 14 13" draw:points="0,0 2,6 6,11 14,13">
          <text:p/>
        </draw:polyline>
        <draw:polyline draw:style-name="gr13" draw:text-style-name="P1" draw:layer="layout" svg:width="0.004cm" svg:height="0.015cm" svg:x="16.266cm" svg:y="14.336cm" svg:viewBox="0 0 5 16" draw:points="5,0 0,6 0,16">
          <text:p/>
        </draw:polyline>
        <draw:polyline draw:style-name="gr13" draw:text-style-name="P1" draw:layer="layout" svg:width="0.01cm" svg:height="0.006cm" svg:x="16.279cm" svg:y="14.357cm" svg:viewBox="0 0 11 7" draw:points="0,7 7,5 11,0">
          <text:p/>
        </draw:polyline>
        <draw:polyline draw:style-name="gr13" draw:text-style-name="P1" draw:layer="layout" svg:width="0.01cm" svg:height="0.006cm" svg:x="16.298cm" svg:y="14.334cm" svg:viewBox="0 0 11 7" draw:points="11,0 4,0 0,7">
          <text:p/>
        </draw:polyline>
        <draw:line draw:style-name="gr13" draw:text-style-name="P1" draw:layer="layout" svg:x1="16.299cm" svg:y1="14.34cm" svg:x2="16.289cm" svg:y2="14.358cm">
          <text:p/>
        </draw:line>
        <draw:line draw:style-name="gr13" draw:text-style-name="P1" draw:layer="layout" svg:x1="16.266cm" svg:y1="14.306cm" svg:x2="16.321cm" svg:y2="14.306cm">
          <text:p/>
        </draw:line>
        <draw:line draw:style-name="gr13" draw:text-style-name="P1" draw:layer="layout" svg:x1="16.321cm" svg:y1="14.312cm" svg:x2="16.321cm" svg:y2="14.3cm">
          <text:p/>
        </draw:line>
        <draw:line draw:style-name="gr13" draw:text-style-name="P1" draw:layer="layout" svg:x1="16.266cm" svg:y1="14.312cm" svg:x2="16.266cm" svg:y2="14.3cm">
          <text:p/>
        </draw:line>
        <draw:line draw:style-name="gr13" draw:text-style-name="P1" draw:layer="layout" svg:x1="16.291cm" svg:y1="14.255cm" svg:x2="16.291cm" svg:y2="14.245cm">
          <text:p/>
        </draw:line>
        <draw:line draw:style-name="gr13" draw:text-style-name="P1" draw:layer="layout" svg:x1="16.291cm" svg:y1="14.245cm" svg:x2="16.321cm" svg:y2="14.245cm">
          <text:p/>
        </draw:line>
        <draw:line draw:style-name="gr13" draw:text-style-name="P1" draw:layer="layout" svg:x1="16.321cm" svg:y1="14.245cm" svg:x2="16.321cm" svg:y2="14.264cm">
          <text:p/>
        </draw:line>
        <draw:polyline draw:style-name="gr13" draw:text-style-name="P1" draw:layer="layout" svg:width="0.013cm" svg:height="0.012cm" svg:x="16.308cm" svg:y="14.264cm" svg:viewBox="0 0 14 13" draw:points="0,13 8,10 12,6 14,0">
          <text:p/>
        </draw:polyline>
        <draw:line draw:style-name="gr13" draw:text-style-name="P1" draw:layer="layout" svg:x1="16.308cm" svg:y1="14.276cm" svg:x2="16.279cm" svg:y2="14.276cm">
          <text:p/>
        </draw:line>
        <draw:polyline draw:style-name="gr13" draw:text-style-name="P1" draw:layer="layout" svg:width="0.013cm" svg:height="0.012cm" svg:x="16.266cm" svg:y="14.264cm" svg:viewBox="0 0 14 13" draw:points="0,0 4,8 14,13">
          <text:p/>
        </draw:polyline>
        <draw:line draw:style-name="gr13" draw:text-style-name="P1" draw:layer="layout" svg:x1="16.266cm" svg:y1="14.264cm" svg:x2="16.266cm" svg:y2="14.245cm">
          <text:p/>
        </draw:line>
        <draw:line draw:style-name="gr13" draw:text-style-name="P1" draw:layer="layout" svg:x1="16.321cm" svg:y1="14.217cm" svg:x2="16.266cm" svg:y2="14.217cm">
          <text:p/>
        </draw:line>
        <draw:line draw:style-name="gr13" draw:text-style-name="P1" draw:layer="layout" svg:x1="16.266cm" svg:y1="14.218cm" svg:x2="16.322cm" svg:y2="14.188cm">
          <text:p/>
        </draw:line>
        <draw:line draw:style-name="gr13" draw:text-style-name="P1" draw:layer="layout" svg:x1="16.321cm" svg:y1="14.188cm" svg:x2="16.266cm" svg:y2="14.188cm">
          <text:p/>
        </draw:line>
        <draw:line draw:style-name="gr13" draw:text-style-name="P1" draw:layer="layout" svg:x1="16.322cm" svg:y1="14.165cm" svg:x2="16.266cm" svg:y2="14.145cm">
          <text:p/>
        </draw:line>
        <draw:line draw:style-name="gr13" draw:text-style-name="P1" draw:layer="layout" svg:x1="16.266cm" svg:y1="14.146cm" svg:x2="16.322cm" svg:y2="14.126cm">
          <text:p/>
        </draw:line>
        <draw:line draw:style-name="gr13" draw:text-style-name="P1" draw:layer="layout" svg:x1="16.308cm" svg:y1="14.13cm" svg:x2="16.308cm" svg:y2="14.16cm">
          <text:p/>
        </draw:line>
        <draw:line draw:style-name="gr13" draw:text-style-name="P1" draw:layer="layout" svg:x1="16.266cm" svg:y1="14.105cm" svg:x2="16.321cm" svg:y2="14.105cm">
          <text:p/>
        </draw:line>
        <draw:line draw:style-name="gr13" draw:text-style-name="P1" draw:layer="layout" svg:x1="16.321cm" svg:y1="14.105cm" svg:x2="16.321cm" svg:y2="14.08cm">
          <text:p/>
        </draw:line>
        <draw:line draw:style-name="gr13" draw:text-style-name="P1" draw:layer="layout" svg:x1="16.321cm" svg:y1="14.027cm" svg:x2="16.266cm" svg:y2="14.027cm">
          <text:p/>
        </draw:line>
        <draw:line draw:style-name="gr13" draw:text-style-name="P1" draw:layer="layout" svg:x1="16.266cm" svg:y1="13.995cm" svg:x2="16.301cm" svg:y2="14.028cm">
          <text:p/>
        </draw:line>
        <draw:line draw:style-name="gr13" draw:text-style-name="P1" draw:layer="layout" svg:x1="16.322cm" svg:y1="13.995cm" svg:x2="16.287cm" svg:y2="14.015cm">
          <text:p/>
        </draw:line>
        <draw:line draw:style-name="gr13" draw:text-style-name="P1" draw:layer="layout" svg:x1="16.321cm" svg:y1="13.948cm" svg:x2="16.321cm" svg:y2="13.972cm">
          <text:p/>
        </draw:line>
        <draw:line draw:style-name="gr13" draw:text-style-name="P1" draw:layer="layout" svg:x1="16.321cm" svg:y1="13.972cm" svg:x2="16.266cm" svg:y2="13.972cm">
          <text:p/>
        </draw:line>
        <draw:line draw:style-name="gr13" draw:text-style-name="P1" draw:layer="layout" svg:x1="16.266cm" svg:y1="13.972cm" svg:x2="16.266cm" svg:y2="13.948cm">
          <text:p/>
        </draw:line>
        <draw:line draw:style-name="gr13" draw:text-style-name="P1" draw:layer="layout" svg:x1="16.291cm" svg:y1="13.972cm" svg:x2="16.291cm" svg:y2="13.955cm">
          <text:p/>
        </draw:line>
        <draw:line draw:style-name="gr13" draw:text-style-name="P1" draw:layer="layout" svg:x1="16.321cm" svg:y1="13.9cm" svg:x2="16.321cm" svg:y2="13.925cm">
          <text:p/>
        </draw:line>
        <draw:line draw:style-name="gr13" draw:text-style-name="P1" draw:layer="layout" svg:x1="16.321cm" svg:y1="13.925cm" svg:x2="16.266cm" svg:y2="13.925cm">
          <text:p/>
        </draw:line>
        <draw:line draw:style-name="gr13" draw:text-style-name="P1" draw:layer="layout" svg:x1="16.266cm" svg:y1="13.925cm" svg:x2="16.266cm" svg:y2="13.9cm">
          <text:p/>
        </draw:line>
        <draw:line draw:style-name="gr13" draw:text-style-name="P1" draw:layer="layout" svg:x1="16.291cm" svg:y1="13.925cm" svg:x2="16.291cm" svg:y2="13.906cm">
          <text:p/>
        </draw:line>
        <draw:line draw:style-name="gr13" draw:text-style-name="P1" draw:layer="layout" svg:x1="16.321cm" svg:y1="13.876cm" svg:x2="16.266cm" svg:y2="13.876cm">
          <text:p/>
        </draw:line>
        <draw:line draw:style-name="gr13" draw:text-style-name="P1" draw:layer="layout" svg:x1="16.266cm" svg:y1="13.876cm" svg:x2="16.266cm" svg:y2="13.862cm">
          <text:p/>
        </draw:line>
        <draw:polyline draw:style-name="gr13" draw:text-style-name="P1" draw:layer="layout" svg:width="0.032cm" svg:height="0.015cm" svg:x="16.266cm" svg:y="13.847cm" svg:viewBox="0 0 33 16" draw:points="33,16 29,7 19,0 11,0 2,7 0,16">
          <text:p/>
        </draw:polyline>
        <draw:line draw:style-name="gr13" draw:text-style-name="P1" draw:layer="layout" svg:x1="16.298cm" svg:y1="13.862cm" svg:x2="16.298cm" svg:y2="13.876cm">
          <text:p/>
        </draw:line>
        <draw:line draw:style-name="gr13" draw:text-style-name="P1" draw:layer="layout" svg:x1="16.306cm" svg:y1="13.796cm" svg:x2="16.281cm" svg:y2="13.796cm">
          <text:p/>
        </draw:line>
        <draw:polyline draw:style-name="gr13" draw:text-style-name="P1" draw:layer="layout" svg:width="0.015cm" svg:height="0.032cm" svg:x="16.266cm" svg:y="13.764cm" svg:viewBox="0 0 16 33" draw:points="16,0 6,2 0,11 0,22 6,29 16,33">
          <text:p/>
        </draw:polyline>
        <draw:line draw:style-name="gr13" draw:text-style-name="P1" draw:layer="layout" svg:x1="16.281cm" svg:y1="13.764cm" svg:x2="16.306cm" svg:y2="13.764cm">
          <text:p/>
        </draw:line>
        <draw:polyline draw:style-name="gr13" draw:text-style-name="P1" draw:layer="layout" svg:width="0.015cm" svg:height="0.032cm" svg:x="16.306cm" svg:y="13.764cm" svg:viewBox="0 0 16 33" draw:points="0,33 9,29 16,22 16,11 9,2 0,0">
          <text:p/>
        </draw:polyline>
        <draw:line draw:style-name="gr13" draw:text-style-name="P1" draw:layer="layout" svg:x1="16.266cm" svg:y1="13.739cm" svg:x2="16.306cm" svg:y2="13.739cm">
          <text:p/>
        </draw:line>
        <draw:polyline draw:style-name="gr13" draw:text-style-name="P1" draw:layer="layout" svg:width="0.015cm" svg:height="0.032cm" svg:x="16.306cm" svg:y="13.707cm" svg:viewBox="0 0 16 33" draw:points="0,33 9,31 16,22 16,12 9,4 0,0">
          <text:p/>
        </draw:polyline>
        <draw:line draw:style-name="gr13" draw:text-style-name="P1" draw:layer="layout" svg:x1="16.306cm" svg:y1="13.707cm" svg:x2="16.266cm" svg:y2="13.707cm">
          <text:p/>
        </draw:line>
        <draw:line draw:style-name="gr13" draw:text-style-name="P1" draw:layer="layout" svg:x1="16.321cm" svg:y1="13.671cm" svg:x2="16.266cm" svg:y2="13.671cm">
          <text:p/>
        </draw:line>
        <draw:line draw:style-name="gr13" draw:text-style-name="P1" draw:layer="layout" svg:x1="16.266cm" svg:y1="13.686cm" svg:x2="16.266cm" svg:y2="13.654cm">
          <text:p/>
        </draw:line>
        <draw:line draw:style-name="gr13" draw:text-style-name="P1" draw:layer="layout" svg:x1="16.412cm" svg:y1="14.566cm" svg:x2="16.357cm" svg:y2="14.566cm">
          <text:p/>
        </draw:line>
        <draw:line draw:style-name="gr13" draw:text-style-name="P1" draw:layer="layout" svg:x1="16.357cm" svg:y1="14.566cm" svg:x2="16.357cm" svg:y2="14.552cm">
          <text:p/>
        </draw:line>
        <draw:polyline draw:style-name="gr13" draw:text-style-name="P1" draw:layer="layout" svg:width="0.032cm" svg:height="0.015cm" svg:x="16.357cm" svg:y="14.537cm" svg:viewBox="0 0 33 16" draw:points="33,16 29,5 21,0 11,0 2,5 0,16">
          <text:p/>
        </draw:polyline>
        <draw:line draw:style-name="gr13" draw:text-style-name="P1" draw:layer="layout" svg:x1="16.389cm" svg:y1="14.552cm" svg:x2="16.389cm" svg:y2="14.566cm">
          <text:p/>
        </draw:line>
        <draw:line draw:style-name="gr13" draw:text-style-name="P1" draw:layer="layout" svg:x1="16.413cm" svg:y1="14.535cm" svg:x2="16.389cm" svg:y2="14.548cm">
          <text:p/>
        </draw:line>
        <draw:line draw:style-name="gr13" draw:text-style-name="P1" draw:layer="layout" svg:x1="16.412cm" svg:y1="14.484cm" svg:x2="16.412cm" svg:y2="14.509cm">
          <text:p/>
        </draw:line>
        <draw:line draw:style-name="gr13" draw:text-style-name="P1" draw:layer="layout" svg:x1="16.412cm" svg:y1="14.509cm" svg:x2="16.357cm" svg:y2="14.509cm">
          <text:p/>
        </draw:line>
        <draw:line draw:style-name="gr13" draw:text-style-name="P1" draw:layer="layout" svg:x1="16.357cm" svg:y1="14.509cm" svg:x2="16.357cm" svg:y2="14.484cm">
          <text:p/>
        </draw:line>
        <draw:line draw:style-name="gr13" draw:text-style-name="P1" draw:layer="layout" svg:x1="16.383cm" svg:y1="14.509cm" svg:x2="16.383cm" svg:y2="14.49cm">
          <text:p/>
        </draw:line>
        <draw:line draw:style-name="gr13" draw:text-style-name="P1" draw:layer="layout" svg:x1="16.412cm" svg:y1="14.439cm" svg:x2="16.412cm" svg:y2="14.452cm">
          <text:p/>
        </draw:line>
        <draw:polyline draw:style-name="gr13" draw:text-style-name="P1" draw:layer="layout" svg:width="0.01cm" svg:height="0.013cm" svg:x="16.402cm" svg:y="14.452cm" svg:viewBox="0 0 11 14" draw:points="0,14 7,12 11,7 11,0">
          <text:p/>
        </draw:polyline>
        <draw:line draw:style-name="gr13" draw:text-style-name="P1" draw:layer="layout" svg:x1="16.402cm" svg:y1="14.465cm" svg:x2="16.37cm" svg:y2="14.465cm">
          <text:p/>
        </draw:line>
        <draw:polyline draw:style-name="gr13" draw:text-style-name="P1" draw:layer="layout" svg:width="0.013cm" svg:height="0.013cm" svg:x="16.357cm" svg:y="14.452cm" svg:viewBox="0 0 14 14" draw:points="0,0 4,10 14,14">
          <text:p/>
        </draw:polyline>
        <draw:line draw:style-name="gr13" draw:text-style-name="P1" draw:layer="layout" svg:x1="16.357cm" svg:y1="14.452cm" svg:x2="16.357cm" svg:y2="14.439cm">
          <text:p/>
        </draw:line>
        <draw:line draw:style-name="gr13" draw:text-style-name="P1" draw:layer="layout" svg:x1="16.397cm" svg:y1="14.418cm" svg:x2="16.372cm" svg:y2="14.418cm">
          <text:p/>
        </draw:line>
        <draw:polyline draw:style-name="gr13" draw:text-style-name="P1" draw:layer="layout" svg:width="0.015cm" svg:height="0.032cm" svg:x="16.357cm" svg:y="14.386cm" svg:viewBox="0 0 16 33" draw:points="16,0 7,5 0,13 0,23 7,31 16,33">
          <text:p/>
        </draw:polyline>
        <draw:line draw:style-name="gr13" draw:text-style-name="P1" draw:layer="layout" svg:x1="16.372cm" svg:y1="14.386cm" svg:x2="16.397cm" svg:y2="14.386cm">
          <text:p/>
        </draw:line>
        <draw:polyline draw:style-name="gr13" draw:text-style-name="P1" draw:layer="layout" svg:width="0.015cm" svg:height="0.032cm" svg:x="16.397cm" svg:y="14.386cm" svg:viewBox="0 0 16 33" draw:points="0,33 10,31 16,23 16,13 10,5 0,0">
          <text:p/>
        </draw:polyline>
        <draw:line draw:style-name="gr13" draw:text-style-name="P1" draw:layer="layout" svg:x1="16.412cm" svg:y1="14.361cm" svg:x2="16.357cm" svg:y2="14.361cm">
          <text:p/>
        </draw:line>
        <draw:line draw:style-name="gr13" draw:text-style-name="P1" draw:layer="layout" svg:x1="16.357cm" svg:y1="14.362cm" svg:x2="16.39cm" svg:y2="14.342cm">
          <text:p/>
        </draw:line>
        <draw:line draw:style-name="gr13" draw:text-style-name="P1" draw:layer="layout" svg:x1="16.39cm" svg:y1="14.343cm" svg:x2="16.357cm" svg:y2="14.323cm">
          <text:p/>
        </draw:line>
        <draw:line draw:style-name="gr13" draw:text-style-name="P1" draw:layer="layout" svg:x1="16.357cm" svg:y1="14.323cm" svg:x2="16.412cm" svg:y2="14.323cm">
          <text:p/>
        </draw:line>
        <draw:line draw:style-name="gr13" draw:text-style-name="P1" draw:layer="layout" svg:x1="16.412cm" svg:y1="14.295cm" svg:x2="16.357cm" svg:y2="14.295cm">
          <text:p/>
        </draw:line>
        <draw:line draw:style-name="gr13" draw:text-style-name="P1" draw:layer="layout" svg:x1="16.357cm" svg:y1="14.296cm" svg:x2="16.39cm" svg:y2="14.276cm">
          <text:p/>
        </draw:line>
        <draw:line draw:style-name="gr13" draw:text-style-name="P1" draw:layer="layout" svg:x1="16.39cm" svg:y1="14.277cm" svg:x2="16.357cm" svg:y2="14.257cm">
          <text:p/>
        </draw:line>
        <draw:line draw:style-name="gr13" draw:text-style-name="P1" draw:layer="layout" svg:x1="16.357cm" svg:y1="14.257cm" svg:x2="16.412cm" svg:y2="14.257cm">
          <text:p/>
        </draw:line>
        <draw:line draw:style-name="gr13" draw:text-style-name="P1" draw:layer="layout" svg:x1="16.412cm" svg:y1="14.204cm" svg:x2="16.412cm" svg:y2="14.23cm">
          <text:p/>
        </draw:line>
        <draw:line draw:style-name="gr13" draw:text-style-name="P1" draw:layer="layout" svg:x1="16.412cm" svg:y1="14.23cm" svg:x2="16.357cm" svg:y2="14.23cm">
          <text:p/>
        </draw:line>
        <draw:line draw:style-name="gr13" draw:text-style-name="P1" draw:layer="layout" svg:x1="16.357cm" svg:y1="14.23cm" svg:x2="16.357cm" svg:y2="14.204cm">
          <text:p/>
        </draw:line>
        <draw:line draw:style-name="gr13" draw:text-style-name="P1" draw:layer="layout" svg:x1="16.383cm" svg:y1="14.23cm" svg:x2="16.383cm" svg:y2="14.211cm">
          <text:p/>
        </draw:line>
        <draw:line draw:style-name="gr13" draw:text-style-name="P1" draw:layer="layout" svg:x1="16.412cm" svg:y1="14.183cm" svg:x2="16.357cm" svg:y2="14.183cm">
          <text:p/>
        </draw:line>
        <draw:line draw:style-name="gr13" draw:text-style-name="P1" draw:layer="layout" svg:x1="16.357cm" svg:y1="14.184cm" svg:x2="16.413cm" svg:y2="14.152cm">
          <text:p/>
        </draw:line>
        <draw:line draw:style-name="gr13" draw:text-style-name="P1" draw:layer="layout" svg:x1="16.412cm" svg:y1="14.152cm" svg:x2="16.357cm" svg:y2="14.152cm">
          <text:p/>
        </draw:line>
        <draw:line draw:style-name="gr13" draw:text-style-name="P1" draw:layer="layout" svg:x1="16.412cm" svg:y1="14.124cm" svg:x2="16.357cm" svg:y2="14.124cm">
          <text:p/>
        </draw:line>
        <draw:line draw:style-name="gr13" draw:text-style-name="P1" draw:layer="layout" svg:x1="16.357cm" svg:y1="14.124cm" svg:x2="16.357cm" svg:y2="14.109cm">
          <text:p/>
        </draw:line>
        <draw:polyline draw:style-name="gr13" draw:text-style-name="P1" draw:layer="layout" svg:width="0.015cm" svg:height="0.017cm" svg:x="16.357cm" svg:y="14.092cm" svg:viewBox="0 0 16 18" draw:points="16,0 10,2 3,9 0,18">
          <text:p/>
        </draw:polyline>
        <draw:line draw:style-name="gr13" draw:text-style-name="P1" draw:layer="layout" svg:x1="16.372cm" svg:y1="14.092cm" svg:x2="16.397cm" svg:y2="14.092cm">
          <text:p/>
        </draw:line>
        <draw:polyline draw:style-name="gr13" draw:text-style-name="P1" draw:layer="layout" svg:width="0.015cm" svg:height="0.017cm" svg:x="16.397cm" svg:y="14.092cm" svg:viewBox="0 0 16 18" draw:points="16,18 14,9 10,2 0,0">
          <text:p/>
        </draw:polyline>
        <draw:line draw:style-name="gr13" draw:text-style-name="P1" draw:layer="layout" svg:x1="16.412cm" svg:y1="14.109cm" svg:x2="16.412cm" svg:y2="14.124cm">
          <text:p/>
        </draw:line>
        <draw:line draw:style-name="gr13" draw:text-style-name="P1" draw:layer="layout" svg:x1="16.412cm" svg:y1="14.041cm" svg:x2="16.412cm" svg:y2="14.065cm">
          <text:p/>
        </draw:line>
        <draw:line draw:style-name="gr13" draw:text-style-name="P1" draw:layer="layout" svg:x1="16.412cm" svg:y1="14.065cm" svg:x2="16.357cm" svg:y2="14.065cm">
          <text:p/>
        </draw:line>
        <draw:line draw:style-name="gr13" draw:text-style-name="P1" draw:layer="layout" svg:x1="16.357cm" svg:y1="14.065cm" svg:x2="16.357cm" svg:y2="14.041cm">
          <text:p/>
        </draw:line>
        <draw:line draw:style-name="gr13" draw:text-style-name="P1" draw:layer="layout" svg:x1="16.383cm" svg:y1="14.065cm" svg:x2="16.383cm" svg:y2="14.048cm">
          <text:p/>
        </draw:line>
        <draw:line draw:style-name="gr13" draw:text-style-name="P1" draw:layer="layout" svg:x1="16.412cm" svg:y1="14.018cm" svg:x2="16.357cm" svg:y2="14.018cm">
          <text:p/>
        </draw:line>
        <draw:line draw:style-name="gr13" draw:text-style-name="P1" draw:layer="layout" svg:x1="16.357cm" svg:y1="14.018cm" svg:x2="16.357cm" svg:y2="14.003cm">
          <text:p/>
        </draw:line>
        <draw:polyline draw:style-name="gr13" draw:text-style-name="P1" draw:layer="layout" svg:width="0.015cm" svg:height="0.017cm" svg:x="16.357cm" svg:y="13.986cm" svg:viewBox="0 0 16 18" draw:points="16,0 10,3 3,10 0,18">
          <text:p/>
        </draw:polyline>
        <draw:line draw:style-name="gr13" draw:text-style-name="P1" draw:layer="layout" svg:x1="16.372cm" svg:y1="13.986cm" svg:x2="16.397cm" svg:y2="13.986cm">
          <text:p/>
        </draw:line>
        <draw:polyline draw:style-name="gr13" draw:text-style-name="P1" draw:layer="layout" svg:width="0.015cm" svg:height="0.017cm" svg:x="16.397cm" svg:y="13.986cm" svg:viewBox="0 0 16 18" draw:points="16,18 14,10 10,3 0,0">
          <text:p/>
        </draw:polyline>
        <draw:line draw:style-name="gr13" draw:text-style-name="P1" draw:layer="layout" svg:x1="16.412cm" svg:y1="14.003cm" svg:x2="16.412cm" svg:y2="14.018cm">
          <text:p/>
        </draw:line>
        <draw:line draw:style-name="gr13" draw:text-style-name="P1" draw:layer="layout" svg:x1="16.397cm" svg:y1="13.931cm" svg:x2="16.372cm" svg:y2="13.931cm">
          <text:p/>
        </draw:line>
        <draw:polyline draw:style-name="gr13" draw:text-style-name="P1" draw:layer="layout" svg:width="0.015cm" svg:height="0.029cm" svg:x="16.357cm" svg:y="13.902cm" svg:viewBox="0 0 16 30" draw:points="16,0 7,2 0,11 0,20 7,28 16,30">
          <text:p/>
        </draw:polyline>
        <draw:line draw:style-name="gr13" draw:text-style-name="P1" draw:layer="layout" svg:x1="16.372cm" svg:y1="13.902cm" svg:x2="16.397cm" svg:y2="13.902cm">
          <text:p/>
        </draw:line>
        <draw:polyline draw:style-name="gr13" draw:text-style-name="P1" draw:layer="layout" svg:width="0.015cm" svg:height="0.029cm" svg:x="16.397cm" svg:y="13.902cm" svg:viewBox="0 0 16 30" draw:points="0,30 10,28 16,20 16,11 10,2 0,0">
          <text:p/>
        </draw:polyline>
        <draw:line draw:style-name="gr13" draw:text-style-name="P1" draw:layer="layout" svg:x1="16.412cm" svg:y1="13.876cm" svg:x2="16.357cm" svg:y2="13.876cm">
          <text:p/>
        </draw:line>
        <draw:line draw:style-name="gr13" draw:text-style-name="P1" draw:layer="layout" svg:x1="16.357cm" svg:y1="13.877cm" svg:x2="16.413cm" svg:y2="13.845cm">
          <text:p/>
        </draw:line>
        <draw:line draw:style-name="gr13" draw:text-style-name="P1" draw:layer="layout" svg:x1="16.412cm" svg:y1="13.845cm" svg:x2="16.357cm" svg:y2="13.845cm">
          <text:p/>
        </draw:line>
        <draw:line draw:style-name="gr13" draw:text-style-name="P1" draw:layer="layout" svg:x1="16.413cm" svg:y1="13.793cm" svg:x2="16.357cm" svg:y2="13.775cm">
          <text:p/>
        </draw:line>
        <draw:line draw:style-name="gr13" draw:text-style-name="P1" draw:layer="layout" svg:x1="16.357cm" svg:y1="13.776cm" svg:x2="16.413cm" svg:y2="13.756cm">
          <text:p/>
        </draw:line>
        <draw:line draw:style-name="gr13" draw:text-style-name="P1" draw:layer="layout" svg:x1="16.399cm" svg:y1="13.76cm" svg:x2="16.399cm" svg:y2="13.787cm">
          <text:p/>
        </draw:line>
        <draw:line draw:style-name="gr13" draw:text-style-name="P1" draw:layer="layout" svg:x1="16.357cm" svg:y1="13.732cm" svg:x2="16.412cm" svg:y2="13.732cm">
          <text:p/>
        </draw:line>
        <draw:line draw:style-name="gr13" draw:text-style-name="P1" draw:layer="layout" svg:x1="16.412cm" svg:y1="13.732cm" svg:x2="16.412cm" svg:y2="13.707cm">
          <text:p/>
        </draw:line>
        <draw:line draw:style-name="gr13" draw:text-style-name="P1" draw:layer="layout" svg:x1="16.357cm" svg:y1="13.686cm" svg:x2="16.412cm" svg:y2="13.686cm">
          <text:p/>
        </draw:line>
        <draw:line draw:style-name="gr13" draw:text-style-name="P1" draw:layer="layout" svg:x1="16.412cm" svg:y1="13.686cm" svg:x2="16.412cm" svg:y2="13.66cm">
          <text:p/>
        </draw:line>
        <draw:line draw:style-name="gr13" draw:text-style-name="P1" draw:layer="layout" svg:x1="16.357cm" svg:y1="13.608cm" svg:x2="16.412cm" svg:y2="13.608cm">
          <text:p/>
        </draw:line>
        <draw:line draw:style-name="gr13" draw:text-style-name="P1" draw:layer="layout" svg:x1="16.412cm" svg:y1="13.608cm" svg:x2="16.412cm" svg:y2="13.584cm">
          <text:p/>
        </draw:line>
        <draw:line draw:style-name="gr13" draw:text-style-name="P1" draw:layer="layout" svg:x1="16.413cm" svg:y1="13.566cm" svg:x2="16.357cm" svg:y2="13.548cm">
          <text:p/>
        </draw:line>
        <draw:line draw:style-name="gr13" draw:text-style-name="P1" draw:layer="layout" svg:x1="16.357cm" svg:y1="13.549cm" svg:x2="16.413cm" svg:y2="13.529cm">
          <text:p/>
        </draw:line>
        <draw:line draw:style-name="gr13" draw:text-style-name="P1" draw:layer="layout" svg:x1="16.399cm" svg:y1="13.533cm" svg:x2="16.399cm" svg:y2="13.561cm">
          <text:p/>
        </draw:line>
        <draw:line draw:style-name="gr13" draw:text-style-name="P1" draw:layer="layout" svg:x1="16.357cm" svg:y1="13.511cm" svg:x2="16.386cm" svg:y2="13.493cm">
          <text:p/>
        </draw:line>
        <draw:line draw:style-name="gr13" draw:text-style-name="P1" draw:layer="layout" svg:x1="16.386cm" svg:y1="13.494cm" svg:x2="16.357cm" svg:y2="13.474cm">
          <text:p/>
        </draw:line>
        <draw:line draw:style-name="gr13" draw:text-style-name="P1" draw:layer="layout" svg:x1="16.412cm" svg:y1="13.493cm" svg:x2="16.385cm" svg:y2="13.493cm">
          <text:p/>
        </draw:line>
        <draw:line draw:style-name="gr13" draw:text-style-name="P1" draw:layer="layout" svg:x1="16.412cm" svg:y1="13.426cm" svg:x2="16.412cm" svg:y2="13.451cm">
          <text:p/>
        </draw:line>
        <draw:line draw:style-name="gr13" draw:text-style-name="P1" draw:layer="layout" svg:x1="16.412cm" svg:y1="13.451cm" svg:x2="16.357cm" svg:y2="13.451cm">
          <text:p/>
        </draw:line>
        <draw:line draw:style-name="gr13" draw:text-style-name="P1" draw:layer="layout" svg:x1="16.357cm" svg:y1="13.451cm" svg:x2="16.357cm" svg:y2="13.426cm">
          <text:p/>
        </draw:line>
        <draw:line draw:style-name="gr13" draw:text-style-name="P1" draw:layer="layout" svg:x1="16.383cm" svg:y1="13.451cm" svg:x2="16.383cm" svg:y2="13.432cm">
          <text:p/>
        </draw:line>
        <draw:line draw:style-name="gr13" draw:text-style-name="P1" draw:layer="layout" svg:x1="16.412cm" svg:y1="13.404cm" svg:x2="16.357cm" svg:y2="13.404cm">
          <text:p/>
        </draw:line>
        <draw:line draw:style-name="gr13" draw:text-style-name="P1" draw:layer="layout" svg:x1="16.357cm" svg:y1="13.404cm" svg:x2="16.357cm" svg:y2="13.387cm">
          <text:p/>
        </draw:line>
        <draw:polyline draw:style-name="gr13" draw:text-style-name="P1" draw:layer="layout" svg:width="0.032cm" svg:height="0.014cm" svg:x="16.357cm" svg:y="13.373cm" svg:viewBox="0 0 33 15" draw:points="33,15 29,7 21,0 11,0 2,7 0,15">
          <text:p/>
        </draw:polyline>
        <draw:line draw:style-name="gr13" draw:text-style-name="P1" draw:layer="layout" svg:x1="16.389cm" svg:y1="13.387cm" svg:x2="16.389cm" svg:y2="13.404cm">
          <text:p/>
        </draw:line>
        <draw:line draw:style-name="gr13" draw:text-style-name="P1" draw:layer="layout" svg:x1="16.413cm" svg:y1="13.373cm" svg:x2="16.389cm" svg:y2="13.386cm">
          <text:p/>
        </draw:line>
        <draw:polyline draw:style-name="gr13" draw:text-style-name="P1" draw:layer="layout" svg:width="0.01cm" svg:height="0.012cm" svg:x="16.402cm" svg:y="13.32cm" svg:viewBox="0 0 11 13" draw:points="11,13 11,6 7,2 0,0">
          <text:p/>
        </draw:polyline>
        <draw:polyline draw:style-name="gr13" draw:text-style-name="P1" draw:layer="layout" svg:width="0.006cm" svg:height="0.019cm" svg:x="16.406cm" svg:y="13.332cm" svg:viewBox="0 0 7 20" draw:points="0,20 5,11 7,0">
          <text:p/>
        </draw:polyline>
        <draw:polyline draw:style-name="gr13" draw:text-style-name="P1" draw:layer="layout" svg:width="0.013cm" svg:height="0.012cm" svg:x="16.357cm" svg:y="13.337cm" svg:viewBox="0 0 14 13" draw:points="0,0 2,7 7,11 14,13">
          <text:p/>
        </draw:polyline>
        <draw:polyline draw:style-name="gr13" draw:text-style-name="P1" draw:layer="layout" svg:width="0.004cm" svg:height="0.013cm" svg:x="16.357cm" svg:y="13.324cm" svg:viewBox="0 0 5 14" draw:points="5,0 3,7 0,14">
          <text:p/>
        </draw:polyline>
        <draw:polyline draw:style-name="gr13" draw:text-style-name="P1" draw:layer="layout" svg:width="0.01cm" svg:height="0.006cm" svg:x="16.37cm" svg:y="13.343cm" svg:viewBox="0 0 11 7" draw:points="0,7 7,5 11,0">
          <text:p/>
        </draw:polyline>
        <draw:polyline draw:style-name="gr13" draw:text-style-name="P1" draw:layer="layout" svg:width="0.013cm" svg:height="0.006cm" svg:x="16.389cm" svg:y="13.32cm" svg:viewBox="0 0 14 7" draw:points="14,0 6,2 0,7">
          <text:p/>
        </draw:polyline>
        <draw:line draw:style-name="gr13" draw:text-style-name="P1" draw:layer="layout" svg:x1="16.39cm" svg:y1="13.326cm" svg:x2="16.38cm" svg:y2="13.344cm">
          <text:p/>
        </draw:line>
        <draw:line draw:style-name="gr13" draw:text-style-name="P1" draw:layer="layout" svg:x1="13.209cm" svg:y1="14.618cm" svg:x2="13.195cm" svg:y2="14.602cm">
          <text:p/>
        </draw:line>
        <draw:line draw:style-name="gr13" draw:text-style-name="P1" draw:layer="layout" svg:x1="13.195cm" svg:y1="14.602cm" svg:x2="13.252cm" svg:y2="14.602cm">
          <text:p/>
        </draw:line>
        <draw:line draw:style-name="gr13" draw:text-style-name="P1" draw:layer="layout" svg:x1="13.252cm" svg:y1="14.617cm" svg:x2="13.252cm" svg:y2="14.585cm">
          <text:p/>
        </draw:line>
        <draw:line draw:style-name="gr13" draw:text-style-name="P1" draw:layer="layout" svg:x1="16.004cm" svg:y1="14.618cm" svg:x2="15.989cm" svg:y2="14.602cm">
          <text:p/>
        </draw:line>
        <draw:line draw:style-name="gr13" draw:text-style-name="P1" draw:layer="layout" svg:x1="15.989cm" svg:y1="14.602cm" svg:x2="16.044cm" svg:y2="14.602cm">
          <text:p/>
        </draw:line>
        <draw:line draw:style-name="gr13" draw:text-style-name="P1" draw:layer="layout" svg:x1="16.044cm" svg:y1="14.617cm" svg:x2="16.044cm" svg:y2="14.585cm">
          <text:p/>
        </draw:line>
        <draw:polyline draw:style-name="gr13" draw:text-style-name="P1" draw:layer="layout" svg:width="0.015cm" svg:height="0.015cm" svg:x="15.989cm" svg:y="14.53cm" svg:viewBox="0 0 16 16" draw:points="16,0 7,3 2,10 0,16">
          <text:p/>
        </draw:polyline>
        <draw:polyline draw:style-name="gr13" draw:text-style-name="P1" draw:layer="layout" svg:width="0.014cm" svg:height="0.017cm" svg:x="15.989cm" svg:y="14.545cm" svg:viewBox="0 0 15 18" draw:points="0,0 3,8 7,14 15,18">
          <text:p/>
        </draw:polyline>
        <draw:polyline draw:style-name="gr13" draw:text-style-name="P1" draw:layer="layout" svg:width="0.01cm" svg:height="0.005cm" svg:x="16.004cm" svg:y="14.53cm" svg:viewBox="0 0 11 6" draw:points="11,6 5,3 0,0">
          <text:p/>
        </draw:polyline>
        <draw:line draw:style-name="gr13" draw:text-style-name="P1" draw:layer="layout" svg:x1="16.014cm" svg:y1="14.535cm" svg:x2="16.045cm" svg:y2="14.563cm">
          <text:p/>
        </draw:line>
        <draw:line draw:style-name="gr13" draw:text-style-name="P1" draw:layer="layout" svg:x1="16.044cm" svg:y1="14.562cm" svg:x2="16.044cm" svg:y2="14.53cm">
          <text:p/>
        </draw:line>
        <draw:line draw:style-name="gr13" draw:text-style-name="P1" draw:layer="layout" svg:x1="16.004cm" svg:y1="13.247cm" svg:x2="15.989cm" svg:y2="13.231cm">
          <text:p/>
        </draw:line>
        <draw:line draw:style-name="gr13" draw:text-style-name="P1" draw:layer="layout" svg:x1="15.989cm" svg:y1="13.231cm" svg:x2="16.044cm" svg:y2="13.231cm">
          <text:p/>
        </draw:line>
        <draw:line draw:style-name="gr13" draw:text-style-name="P1" draw:layer="layout" svg:x1="16.044cm" svg:y1="13.246cm" svg:x2="16.044cm" svg:y2="13.216cm">
          <text:p/>
        </draw:line>
        <draw:line draw:style-name="gr13" draw:text-style-name="P1" draw:layer="layout" svg:x1="16.044cm" svg:y1="13.191cm" svg:x2="16.044cm" svg:y2="13.176cm">
          <text:p/>
        </draw:line>
        <draw:polyline draw:style-name="gr13" draw:text-style-name="P1" draw:layer="layout" svg:width="0.03cm" svg:height="0.015cm" svg:x="16.014cm" svg:y="13.161cm" svg:viewBox="0 0 31 16" draw:points="31,16 29,7 20,0 12,0 2,7 0,16">
          <text:p/>
        </draw:polyline>
        <draw:line draw:style-name="gr13" draw:text-style-name="P1" draw:layer="layout" svg:x1="15.989cm" svg:y1="13.191cm" svg:x2="15.989cm" svg:y2="13.172cm">
          <text:p/>
        </draw:line>
        <draw:polyline draw:style-name="gr13" draw:text-style-name="P1" draw:layer="layout" svg:width="0.025cm" svg:height="0.011cm" svg:x="15.989cm" svg:y="13.161cm" svg:viewBox="0 0 26 12" draw:points="26,12 23,5 17,0 8,0 2,5 0,12">
          <text:p/>
        </draw:polyline>
        <draw:line draw:style-name="gr13" draw:text-style-name="P1" draw:layer="layout" svg:x1="16.014cm" svg:y1="13.172cm" svg:x2="16.014cm" svg:y2="13.184cm">
          <text:p/>
        </draw:line>
        <draw:polyline draw:style-name="gr13" draw:text-style-name="P1" draw:layer="layout" svg:width="0.015cm" svg:height="0.013cm" svg:x="13.195cm" svg:y="13.216cm" svg:viewBox="0 0 16 14" draw:points="16,0 8,0 2,7 0,14">
          <text:p/>
        </draw:polyline>
        <draw:polyline draw:style-name="gr13" draw:text-style-name="P1" draw:layer="layout" svg:width="0.013cm" svg:height="0.017cm" svg:x="13.195cm" svg:y="13.229cm" svg:viewBox="0 0 14 18" draw:points="0,0 2,8 6,13 14,18">
          <text:p/>
        </draw:polyline>
        <draw:polyline draw:style-name="gr13" draw:text-style-name="P1" draw:layer="layout" svg:width="0.01cm" svg:height="0.004cm" svg:x="13.21cm" svg:y="13.216cm" svg:viewBox="0 0 11 5" draw:points="11,5 7,0 0,0">
          <text:p/>
        </draw:polyline>
        <draw:line draw:style-name="gr13" draw:text-style-name="P1" draw:layer="layout" svg:x1="13.22cm" svg:y1="13.22cm" svg:x2="13.253cm" svg:y2="13.247cm">
          <text:p/>
        </draw:line>
        <draw:line draw:style-name="gr13" draw:text-style-name="P1" draw:layer="layout" svg:x1="13.252cm" svg:y1="13.246cm" svg:x2="13.252cm" svg:y2="13.216cm">
          <text:p/>
        </draw:line>
        <draw:line draw:style-name="gr13" draw:text-style-name="P1" draw:layer="layout" svg:x1="13.195cm" svg:y1="13.178cm" svg:x2="13.24cm" svg:y2="13.192cm">
          <text:p/>
        </draw:line>
        <draw:line draw:style-name="gr13" draw:text-style-name="P1" draw:layer="layout" svg:x1="13.239cm" svg:y1="13.191cm" svg:x2="13.239cm" svg:y2="13.161cm">
          <text:p/>
        </draw:line>
        <draw:line draw:style-name="gr13" draw:text-style-name="P1" draw:layer="layout" svg:x1="13.227cm" svg:y1="13.169cm" svg:x2="13.252cm" svg:y2="13.169cm">
          <text:p/>
        </draw:line>
        <draw:polygon draw:style-name="gr4" draw:text-style-name="P2" draw:layer="layout" svg:width="0.051cm" svg:height="0.051cm" svg:x="14.727cm" svg:y="14.746cm" svg:viewBox="0 0 52 52" draw:points="0,0 52,0 52,52 0,52">
          <text:p/>
        </draw:polygon>
        <draw:polygon draw:style-name="gr4" draw:text-style-name="P2" draw:layer="layout" svg:width="0.051cm" svg:height="0.051cm" svg:x="14.473cm" svg:y="14.746cm" svg:viewBox="0 0 52 52" draw:points="0,0 52,0 52,52 0,52">
          <text:p/>
        </draw:polygon>
        <draw:polygon draw:style-name="gr4" draw:text-style-name="P2" draw:layer="layout" svg:width="0.051cm" svg:height="0.051cm" svg:x="14.219cm" svg:y="14.746cm" svg:viewBox="0 0 52 52" draw:points="0,0 52,0 52,52 0,52">
          <text:p/>
        </draw:polygon>
        <draw:polygon draw:style-name="gr4" draw:text-style-name="P2" draw:layer="layout" svg:width="0.051cm" svg:height="0.051cm" svg:x="13.965cm" svg:y="14.746cm" svg:viewBox="0 0 52 52" draw:points="0,0 52,0 52,52 0,52">
          <text:p/>
        </draw:polygon>
        <draw:polygon draw:style-name="gr4" draw:text-style-name="P2" draw:layer="layout" svg:width="0.051cm" svg:height="0.051cm" svg:x="13.711cm" svg:y="14.746cm" svg:viewBox="0 0 52 52" draw:points="0,0 52,0 52,52 0,52">
          <text:p/>
        </draw:polygon>
        <draw:polygon draw:style-name="gr4" draw:text-style-name="P2" draw:layer="layout" svg:width="0.051cm" svg:height="0.051cm" svg:x="13.457cm" svg:y="14.746cm" svg:viewBox="0 0 52 52" draw:points="0,0 52,0 52,52 0,52">
          <text:p/>
        </draw:polygon>
        <draw:polygon draw:style-name="gr4" draw:text-style-name="P2" draw:layer="layout" svg:width="0.051cm" svg:height="0.051cm" svg:x="13.203cm" svg:y="14.746cm" svg:viewBox="0 0 52 52" draw:points="0,0 52,0 52,52 0,52">
          <text:p/>
        </draw:polygon>
        <draw:polygon draw:style-name="gr4" draw:text-style-name="P2" draw:layer="layout" svg:width="0.051cm" svg:height="0.051cm" svg:x="14.981cm" svg:y="14.746cm" svg:viewBox="0 0 52 52" draw:points="0,0 52,0 52,52 0,52">
          <text:p/>
        </draw:polygon>
        <draw:polygon draw:style-name="gr4" draw:text-style-name="P2" draw:layer="layout" svg:width="0.051cm" svg:height="0.051cm" svg:x="15.235cm" svg:y="14.746cm" svg:viewBox="0 0 52 52" draw:points="0,0 52,0 52,52 0,52">
          <text:p/>
        </draw:polygon>
        <draw:polygon draw:style-name="gr4" draw:text-style-name="P2" draw:layer="layout" svg:width="0.051cm" svg:height="0.051cm" svg:x="15.489cm" svg:y="14.746cm" svg:viewBox="0 0 52 52" draw:points="0,0 52,0 52,52 0,52">
          <text:p/>
        </draw:polygon>
        <draw:polygon draw:style-name="gr4" draw:text-style-name="P2" draw:layer="layout" svg:width="0.051cm" svg:height="0.051cm" svg:x="15.743cm" svg:y="14.746cm" svg:viewBox="0 0 52 52" draw:points="0,0 52,0 52,52 0,52">
          <text:p/>
        </draw:polygon>
        <draw:polygon draw:style-name="gr4" draw:text-style-name="P2" draw:layer="layout" svg:width="0.051cm" svg:height="0.051cm" svg:x="15.997cm" svg:y="14.746cm" svg:viewBox="0 0 52 52" draw:points="0,0 52,0 52,52 0,52">
          <text:p/>
        </draw:polygon>
        <draw:polygon draw:style-name="gr4" draw:text-style-name="P2" draw:layer="layout" svg:width="0.051cm" svg:height="0.051cm" svg:x="14.473cm" svg:y="12.968cm" svg:viewBox="0 0 52 52" draw:points="0,0 52,0 52,52 0,52">
          <text:p/>
        </draw:polygon>
        <draw:polygon draw:style-name="gr4" draw:text-style-name="P2" draw:layer="layout" svg:width="0.051cm" svg:height="0.051cm" svg:x="14.727cm" svg:y="12.968cm" svg:viewBox="0 0 52 52" draw:points="0,0 52,0 52,52 0,52">
          <text:p/>
        </draw:polygon>
        <draw:polygon draw:style-name="gr4" draw:text-style-name="P2" draw:layer="layout" svg:width="0.051cm" svg:height="0.051cm" svg:x="14.981cm" svg:y="12.968cm" svg:viewBox="0 0 52 52" draw:points="0,0 52,0 52,52 0,52">
          <text:p/>
        </draw:polygon>
        <draw:polygon draw:style-name="gr4" draw:text-style-name="P2" draw:layer="layout" svg:width="0.051cm" svg:height="0.051cm" svg:x="15.235cm" svg:y="12.968cm" svg:viewBox="0 0 52 52" draw:points="0,0 52,0 52,52 0,52">
          <text:p/>
        </draw:polygon>
        <draw:polygon draw:style-name="gr4" draw:text-style-name="P2" draw:layer="layout" svg:width="0.051cm" svg:height="0.051cm" svg:x="15.489cm" svg:y="12.968cm" svg:viewBox="0 0 52 52" draw:points="0,0 52,0 52,52 0,52">
          <text:p/>
        </draw:polygon>
        <draw:polygon draw:style-name="gr4" draw:text-style-name="P2" draw:layer="layout" svg:width="0.051cm" svg:height="0.051cm" svg:x="15.743cm" svg:y="12.968cm" svg:viewBox="0 0 52 52" draw:points="0,0 52,0 52,52 0,52">
          <text:p/>
        </draw:polygon>
        <draw:polygon draw:style-name="gr4" draw:text-style-name="P2" draw:layer="layout" svg:width="0.051cm" svg:height="0.051cm" svg:x="15.997cm" svg:y="12.968cm" svg:viewBox="0 0 52 52" draw:points="0,0 52,0 52,52 0,52">
          <text:p/>
        </draw:polygon>
        <draw:polygon draw:style-name="gr4" draw:text-style-name="P2" draw:layer="layout" svg:width="0.051cm" svg:height="0.051cm" svg:x="14.219cm" svg:y="12.968cm" svg:viewBox="0 0 52 52" draw:points="0,0 52,0 52,52 0,52">
          <text:p/>
        </draw:polygon>
        <draw:polygon draw:style-name="gr4" draw:text-style-name="P2" draw:layer="layout" svg:width="0.051cm" svg:height="0.051cm" svg:x="13.965cm" svg:y="12.968cm" svg:viewBox="0 0 52 52" draw:points="0,0 52,0 52,52 0,52">
          <text:p/>
        </draw:polygon>
        <draw:polygon draw:style-name="gr4" draw:text-style-name="P2" draw:layer="layout" svg:width="0.051cm" svg:height="0.051cm" svg:x="13.711cm" svg:y="12.968cm" svg:viewBox="0 0 52 52" draw:points="0,0 52,0 52,52 0,52">
          <text:p/>
        </draw:polygon>
        <draw:polygon draw:style-name="gr4" draw:text-style-name="P2" draw:layer="layout" svg:width="0.051cm" svg:height="0.051cm" svg:x="13.457cm" svg:y="12.968cm" svg:viewBox="0 0 52 52" draw:points="0,0 52,0 52,52 0,52">
          <text:p/>
        </draw:polygon>
        <draw:polygon draw:style-name="gr4" draw:text-style-name="P2" draw:layer="layout" svg:width="0.051cm" svg:height="0.051cm" svg:x="13.203cm" svg:y="12.968cm" svg:viewBox="0 0 52 52" draw:points="0,0 52,0 52,52 0,52">
          <text:p/>
        </draw:polygon>
        <draw:line draw:style-name="gr11" draw:text-style-name="P1" draw:layer="layout" svg:x1="16.15cm" svg:y1="14.9cm" svg:x2="16.455cm" svg:y2="14.746cm">
          <text:p/>
        </draw:line>
        <draw:line draw:style-name="gr11" draw:text-style-name="P1" draw:layer="layout" svg:x1="16.454cm" svg:y1="14.746cm" svg:x2="16.454cm" svg:y2="13.019cm">
          <text:p/>
        </draw:line>
        <draw:line draw:style-name="gr11" draw:text-style-name="P1" draw:layer="layout" svg:x1="16.455cm" svg:y1="13.02cm" svg:x2="16.15cm" svg:y2="12.867cm">
          <text:p/>
        </draw:line>
        <draw:line draw:style-name="gr14" draw:text-style-name="P1" draw:layer="layout" svg:x1="16.15cm" svg:y1="14.645cm" svg:x2="16.15cm" svg:y2="14.746cm">
          <text:p/>
        </draw:line>
        <draw:line draw:style-name="gr14" draw:text-style-name="P1" draw:layer="layout" svg:x1="16.15cm" svg:y1="14.746cm" svg:x2="16.302cm" svg:y2="14.746cm">
          <text:p/>
        </draw:line>
        <draw:line draw:style-name="gr14" draw:text-style-name="P1" draw:layer="layout" svg:x1="16.402cm" svg:y1="14.746cm" svg:x2="16.556cm" svg:y2="14.746cm">
          <text:p/>
        </draw:line>
        <draw:line draw:style-name="gr14" draw:text-style-name="P1" draw:layer="layout" svg:x1="16.656cm" svg:y1="14.746cm" svg:x2="16.81cm" svg:y2="14.746cm">
          <text:p/>
        </draw:line>
        <draw:line draw:style-name="gr14" draw:text-style-name="P1" draw:layer="layout" svg:x1="16.81cm" svg:y1="14.746cm" svg:x2="16.81cm" svg:y2="14.643cm">
          <text:p/>
        </draw:line>
        <draw:line draw:style-name="gr14" draw:text-style-name="P1" draw:layer="layout" svg:x1="16.81cm" svg:y1="14.543cm" svg:x2="16.81cm" svg:y2="14.442cm">
          <text:p/>
        </draw:line>
        <draw:line draw:style-name="gr14" draw:text-style-name="P1" draw:layer="layout" svg:x1="16.81cm" svg:y1="14.34cm" svg:x2="16.81cm" svg:y2="14.238cm">
          <text:p/>
        </draw:line>
        <draw:line draw:style-name="gr14" draw:text-style-name="P1" draw:layer="layout" svg:x1="16.81cm" svg:y1="14.137cm" svg:x2="16.81cm" svg:y2="14.035cm">
          <text:p/>
        </draw:line>
        <draw:line draw:style-name="gr14" draw:text-style-name="P1" draw:layer="layout" svg:x1="16.81cm" svg:y1="13.936cm" svg:x2="16.81cm" svg:y2="13.832cm">
          <text:p/>
        </draw:line>
        <draw:line draw:style-name="gr14" draw:text-style-name="P1" draw:layer="layout" svg:x1="16.81cm" svg:y1="13.732cm" svg:x2="16.81cm" svg:y2="13.629cm">
          <text:p/>
        </draw:line>
        <draw:line draw:style-name="gr14" draw:text-style-name="P1" draw:layer="layout" svg:x1="16.81cm" svg:y1="13.529cm" svg:x2="16.81cm" svg:y2="13.426cm">
          <text:p/>
        </draw:line>
        <draw:line draw:style-name="gr14" draw:text-style-name="P1" draw:layer="layout" svg:x1="16.81cm" svg:y1="13.326cm" svg:x2="16.81cm" svg:y2="13.222cm">
          <text:p/>
        </draw:line>
        <draw:line draw:style-name="gr14" draw:text-style-name="P1" draw:layer="layout" svg:x1="16.81cm" svg:y1="13.123cm" svg:x2="16.81cm" svg:y2="13.019cm">
          <text:p/>
        </draw:line>
        <draw:line draw:style-name="gr14" draw:text-style-name="P1" draw:layer="layout" svg:x1="16.81cm" svg:y1="13.019cm" svg:x2="16.656cm" svg:y2="13.019cm">
          <text:p/>
        </draw:line>
        <draw:line draw:style-name="gr14" draw:text-style-name="P1" draw:layer="layout" svg:x1="16.556cm" svg:y1="13.019cm" svg:x2="16.402cm" svg:y2="13.019cm">
          <text:p/>
        </draw:line>
        <draw:line draw:style-name="gr14" draw:text-style-name="P1" draw:layer="layout" svg:x1="16.302cm" svg:y1="13.019cm" svg:x2="16.15cm" svg:y2="13.019cm">
          <text:p/>
        </draw:line>
        <draw:line draw:style-name="gr14" draw:text-style-name="P1" draw:layer="layout" svg:x1="16.15cm" svg:y1="13.019cm" svg:x2="16.15cm" svg:y2="13.121cm">
          <text:p/>
        </draw:line>
        <draw:line draw:style-name="gr14" draw:text-style-name="P1" draw:layer="layout" svg:x1="16.15cm" svg:y1="13.121cm" svg:x2="16.071cm" svg:y2="13.121cm">
          <text:p/>
        </draw:line>
        <draw:line draw:style-name="gr14" draw:text-style-name="P1" draw:layer="layout" svg:x1="15.972cm" svg:y1="13.121cm" svg:x2="15.896cm" svg:y2="13.121cm">
          <text:p/>
        </draw:line>
        <draw:line draw:style-name="gr14" draw:text-style-name="P1" draw:layer="layout" svg:x1="15.896cm" svg:y1="13.121cm" svg:x2="15.896cm" svg:y2="13.224cm">
          <text:p/>
        </draw:line>
        <draw:line draw:style-name="gr14" draw:text-style-name="P1" draw:layer="layout" svg:x1="15.896cm" svg:y1="13.324cm" svg:x2="15.896cm" svg:y2="13.428cm">
          <text:p/>
        </draw:line>
        <draw:line draw:style-name="gr14" draw:text-style-name="P1" draw:layer="layout" svg:x1="15.896cm" svg:y1="13.527cm" svg:x2="15.896cm" svg:y2="13.631cm">
          <text:p/>
        </draw:line>
        <draw:line draw:style-name="gr14" draw:text-style-name="P1" draw:layer="layout" svg:x1="15.896cm" svg:y1="13.73cm" svg:x2="15.896cm" svg:y2="13.834cm">
          <text:p/>
        </draw:line>
        <draw:line draw:style-name="gr14" draw:text-style-name="P1" draw:layer="layout" svg:x1="15.896cm" svg:y1="13.934cm" svg:x2="15.896cm" svg:y2="14.035cm">
          <text:p/>
        </draw:line>
        <draw:line draw:style-name="gr14" draw:text-style-name="P1" draw:layer="layout" svg:x1="15.896cm" svg:y1="14.137cm" svg:x2="15.896cm" svg:y2="14.238cm">
          <text:p/>
        </draw:line>
        <draw:line draw:style-name="gr14" draw:text-style-name="P1" draw:layer="layout" svg:x1="15.896cm" svg:y1="14.34cm" svg:x2="15.896cm" svg:y2="14.442cm">
          <text:p/>
        </draw:line>
        <draw:line draw:style-name="gr14" draw:text-style-name="P1" draw:layer="layout" svg:x1="15.896cm" svg:y1="14.541cm" svg:x2="15.896cm" svg:y2="14.645cm">
          <text:p/>
        </draw:line>
        <draw:line draw:style-name="gr14" draw:text-style-name="P1" draw:layer="layout" svg:x1="15.896cm" svg:y1="14.645cm" svg:x2="15.972cm" svg:y2="14.645cm">
          <text:p/>
        </draw:line>
        <draw:line draw:style-name="gr14" draw:text-style-name="P1" draw:layer="layout" svg:x1="16.071cm" svg:y1="14.645cm" svg:x2="16.15cm" svg:y2="14.645cm">
          <text:p/>
        </draw:line>
        <draw:line draw:style-name="gr11" draw:text-style-name="P1" draw:layer="layout" svg:x1="16.15cm" svg:y1="14.899cm" svg:x2="13.102cm" svg:y2="14.899cm">
          <text:p/>
        </draw:line>
        <draw:line draw:style-name="gr11" draw:text-style-name="P1" draw:layer="layout" svg:x1="13.102cm" svg:y1="14.899cm" svg:x2="12.797cm" svg:y2="14.899cm">
          <text:p/>
        </draw:line>
        <draw:line draw:style-name="gr11" draw:text-style-name="P1" draw:layer="layout" svg:x1="12.797cm" svg:y1="14.899cm" svg:x2="12.797cm" svg:y2="14.289cm">
          <text:p/>
        </draw:line>
        <draw:line draw:style-name="gr11" draw:text-style-name="P1" draw:layer="layout" svg:x1="12.797cm" svg:y1="14.289cm" svg:x2="12.606cm" svg:y2="14.289cm">
          <text:p/>
        </draw:line>
        <draw:line draw:style-name="gr11" draw:text-style-name="P1" draw:layer="layout" svg:x1="12.606cm" svg:y1="14.289cm" svg:x2="12.606cm" svg:y2="13.476cm">
          <text:p/>
        </draw:line>
        <draw:line draw:style-name="gr11" draw:text-style-name="P1" draw:layer="layout" svg:x1="12.606cm" svg:y1="13.476cm" svg:x2="12.797cm" svg:y2="13.476cm">
          <text:p/>
        </draw:line>
        <draw:line draw:style-name="gr11" draw:text-style-name="P1" draw:layer="layout" svg:x1="12.797cm" svg:y1="13.476cm" svg:x2="12.797cm" svg:y2="12.867cm">
          <text:p/>
        </draw:line>
        <draw:line draw:style-name="gr11" draw:text-style-name="P1" draw:layer="layout" svg:x1="12.797cm" svg:y1="12.867cm" svg:x2="13.102cm" svg:y2="12.867cm">
          <text:p/>
        </draw:line>
        <draw:line draw:style-name="gr11" draw:text-style-name="P1" draw:layer="layout" svg:x1="13.102cm" svg:y1="12.867cm" svg:x2="16.15cm" svg:y2="12.867cm">
          <text:p/>
        </draw:line>
        <draw:line draw:style-name="gr11" draw:text-style-name="P1" draw:layer="layout" svg:x1="13.102cm" svg:y1="14.899cm" svg:x2="13.102cm" svg:y2="14.645cm">
          <text:p/>
        </draw:line>
        <draw:line draw:style-name="gr11" draw:text-style-name="P1" draw:layer="layout" svg:x1="13.102cm" svg:y1="14.645cm" svg:x2="16.15cm" svg:y2="14.645cm">
          <text:p/>
        </draw:line>
        <draw:line draw:style-name="gr11" draw:text-style-name="P1" draw:layer="layout" svg:x1="16.15cm" svg:y1="14.645cm" svg:x2="16.15cm" svg:y2="14.899cm">
          <text:p/>
        </draw:line>
        <draw:line draw:style-name="gr11" draw:text-style-name="P1" draw:layer="layout" svg:x1="16.15cm" svg:y1="12.867cm" svg:x2="16.15cm" svg:y2="13.121cm">
          <text:p/>
        </draw:line>
        <draw:line draw:style-name="gr11" draw:text-style-name="P1" draw:layer="layout" svg:x1="16.15cm" svg:y1="13.121cm" svg:x2="13.102cm" svg:y2="13.121cm">
          <text:p/>
        </draw:line>
        <draw:line draw:style-name="gr11" draw:text-style-name="P1" draw:layer="layout" svg:x1="13.102cm" svg:y1="13.121cm" svg:x2="13.102cm" svg:y2="12.867cm">
          <text:p/>
        </draw:line>
        <draw:line draw:style-name="gr12" draw:text-style-name="P1" draw:layer="layout" svg:x1="14.228cm" svg:y1="12.7cm" svg:x2="14.126cm" svg:y2="12.7cm">
          <text:p/>
        </draw:line>
        <draw:line draw:style-name="gr12" draw:text-style-name="P1" draw:layer="layout" svg:x1="13.212cm" svg:y1="12.7cm" svg:x2="13.313cm" svg:y2="12.7cm">
          <text:p/>
        </draw:line>
        <draw:line draw:style-name="gr15" draw:text-style-name="P1" draw:layer="layout" svg:x1="16.783cm" svg:y1="17.002cm" svg:x2="16.803cm" svg:y2="16.996cm">
          <text:p/>
        </draw:line>
        <draw:line draw:style-name="gr15" draw:text-style-name="P1" draw:layer="layout" svg:x1="16.802cm" svg:y1="16.996cm" svg:x2="16.817cm" svg:y2="17.061cm">
          <text:p/>
        </draw:line>
        <draw:line draw:style-name="gr15" draw:text-style-name="P1" draw:layer="layout" svg:x1="16.817cm" svg:y1="17.06cm" svg:x2="16.778cm" svg:y2="17.069cm">
          <text:p/>
        </draw:line>
        <draw:polyline draw:style-name="gr15" draw:text-style-name="P1" draw:layer="layout" svg:width="0.031cm" svg:height="0.019cm" svg:x="16.747cm" svg:y="17.049cm" svg:viewBox="0 0 32 20" draw:points="0,0 6,12 18,20 32,20">
          <text:p/>
        </draw:polyline>
        <draw:line draw:style-name="gr15" draw:text-style-name="P1" draw:layer="layout" svg:x1="16.748cm" svg:y1="17.05cm" svg:x2="16.732cm" svg:y2="16.986cm">
          <text:p/>
        </draw:line>
        <draw:polyline draw:style-name="gr15" draw:text-style-name="P1" draw:layer="layout" svg:width="0.019cm" svg:height="0.032cm" svg:x="16.732cm" svg:y="16.954cm" svg:viewBox="0 0 20 33" draw:points="20,0 8,6 0,20 0,33">
          <text:p/>
        </draw:polyline>
        <draw:line draw:style-name="gr15" draw:text-style-name="P1" draw:layer="layout" svg:x1="16.751cm" svg:y1="16.955cm" svg:x2="16.79cm" svg:y2="16.946cm">
          <text:p/>
        </draw:line>
        <draw:line draw:style-name="gr15" draw:text-style-name="P1" draw:layer="layout" svg:x1="16.848cm" svg:y1="16.961cm" svg:x2="16.875cm" svg:y2="16.926cm">
          <text:p/>
        </draw:line>
        <draw:line draw:style-name="gr15" draw:text-style-name="P1" draw:layer="layout" svg:x1="16.874cm" svg:y1="16.926cm" svg:x2="16.9cm" svg:y2="17.042cm">
          <text:p/>
        </draw:line>
        <draw:line draw:style-name="gr15" draw:text-style-name="P1" draw:layer="layout" svg:x1="16.867cm" svg:y1="17.048cm" svg:x2="16.932cm" svg:y2="17.034cm">
          <text:p/>
        </draw:line>
        <draw:frame draw:style-name="gr16" draw:text-style-name="P5" draw:layer="layout" svg:width="16.372cm" svg:height="0.412cm" svg:x="0.349cm" svg:y="28.926cm">
          <draw:text-box>
            <text:p text:style-name="P4"><text:span text:style-name="T1">5/2/2019 10:46 AM <text:s/>C:\users\root\My Documents\EAGLE\projects\ParticlePCB\ParticlePCB.brd</text:span></text:p>
          </draw:text-box>
        </draw:frame>
        <draw:frame draw:style-name="gr17" draw:text-style-name="P6" draw:layer="layout" svg:width="0.811cm" svg:height="0.208cm" svg:x="15.887cm" svg:y="12.478cm">
          <draw:text-box>
            <text:p text:style-name="P4"><text:span text:style-name="T2">MEMFISC</text:span></text:p>
          </draw:text-box>
        </draw:frame>
        <draw:frame draw:style-name="gr17" draw:text-style-name="P6" draw:layer="layout" svg:width="0.569cm" svg:height="0.208cm" svg:x="15.645cm" svg:y="14.801cm">
          <draw:text-box>
            <text:p text:style-name="P4"><text:span text:style-name="T2">MODO</text:span></text:p>
          </draw:text-box>
        </draw:frame>
        <draw:frame draw:style-name="gr17" draw:text-style-name="P6" draw:layer="layout" svg:width="0.76cm" svg:height="0.208cm" svg:x="14.128cm" svg:y="12.497cm">
          <draw:text-box>
            <text:p text:style-name="P4"><text:span text:style-name="T2">PRINTER</text:span></text:p>
          </draw:text-box>
        </draw:frame>
        <draw:frame draw:style-name="gr17" draw:text-style-name="P6" draw:layer="layout" svg:width="0.459cm" svg:height="0.208cm" svg:x="14.029cm" svg:y="13.439cm">
          <draw:text-box>
            <text:p text:style-name="P4"><text:span text:style-name="T2">RSCL</text:span></text:p>
          </draw:text-box>
        </draw:frame>
        <draw:frame draw:style-name="gr17" draw:text-style-name="P6" draw:layer="layout" svg:width="0.497cm" svg:height="0.208cm" svg:x="14.143cm" svg:y="14.125cm">
          <draw:text-box>
            <text:p text:style-name="P4"><text:span text:style-name="T2">RSDA</text:span></text:p>
          </draw:text-box>
        </draw:frame>
        <draw:frame draw:style-name="gr17" draw:text-style-name="P6" draw:layer="layout" svg:width="0.362cm" svg:height="0.208cm" draw:transform="rotate (1.5707963267949) translate (16.467cm 14.645cm)">
          <draw:text-box>
            <text:p text:style-name="P4"><text:span text:style-name="T2">U$2</text:span></text:p>
          </draw:text-box>
        </draw:frame>
        <draw:frame draw:style-name="gr18" draw:text-style-name="P7" draw:layer="layout" svg:width="0.332cm" svg:height="0.293cm" svg:x="13.093cm" svg:y="17.184cm">
          <draw:text-box>
            <text:p text:style-name="P4"><text:span text:style-name="T3">X1</text:span></text:p>
          </draw:text-box>
        </draw:frame>
        <draw:frame draw:style-name="gr17" draw:text-style-name="P6" draw:layer="layout" svg:width="0.574cm" svg:height="0.208cm" svg:x="13.416cm" svg:y="12.382cm">
          <draw:text-box>
            <text:p text:style-name="P4"><text:span text:style-name="T2">RSCL1</text:span></text:p>
          </draw:text-box>
        </draw:frame>
        <draw:line draw:style-name="gr15" draw:text-style-name="P1" draw:layer="layout" svg:x1="15.39cm" svg:y1="15.591cm" svg:x2="15.362cm" svg:y2="15.596cm">
          <text:p/>
        </draw:line>
        <draw:polyline draw:style-name="gr15" draw:text-style-name="P1" draw:layer="layout" svg:width="0.031cm" svg:height="0.021cm" svg:x="15.331cm" svg:y="15.576cm" svg:viewBox="0 0 32 22" draw:points="0,0 4,11 10,18 21,22 32,20">
          <text:p/>
        </draw:polyline>
        <draw:line draw:style-name="gr15" draw:text-style-name="P1" draw:layer="layout" svg:x1="15.332cm" svg:y1="15.577cm" svg:x2="15.316cm" svg:y2="15.513cm">
          <text:p/>
        </draw:line>
        <draw:polyline draw:style-name="gr15" draw:text-style-name="P1" draw:layer="layout" svg:width="0.019cm" svg:height="0.03cm" svg:x="15.316cm" svg:y="15.483cm" svg:viewBox="0 0 20 31" draw:points="20,0 9,6 0,17 0,31">
          <text:p/>
        </draw:polyline>
        <draw:line draw:style-name="gr15" draw:text-style-name="P1" draw:layer="layout" svg:x1="15.335cm" svg:y1="15.484cm" svg:x2="15.361cm" svg:y2="15.477cm">
          <text:p/>
        </draw:line>
        <draw:line draw:style-name="gr15" draw:text-style-name="P1" draw:layer="layout" svg:x1="15.435cm" svg:y1="15.581cm" svg:x2="15.407cm" svg:y2="15.466cm">
          <text:p/>
        </draw:line>
        <draw:line draw:style-name="gr15" draw:text-style-name="P1" draw:layer="layout" svg:x1="15.419cm" svg:y1="15.518cm" svg:x2="15.484cm" svg:y2="15.502cm">
          <text:p/>
        </draw:line>
        <draw:line draw:style-name="gr15" draw:text-style-name="P1" draw:layer="layout" svg:x1="15.47cm" svg:y1="15.451cm" svg:x2="15.497cm" svg:y2="15.566cm">
          <text:p/>
        </draw:line>
        <draw:polyline draw:style-name="gr15" draw:text-style-name="P1" draw:layer="layout" svg:width="0.037cm" svg:height="0.021cm" svg:x="15.557cm" svg:y="15.432cm" svg:viewBox="0 0 38 22" draw:points="38,22 31,11 24,4 14,0 0,0">
          <text:p/>
        </draw:polyline>
        <draw:polyline draw:style-name="gr15" draw:text-style-name="P1" draw:layer="layout" svg:width="0.03cm" svg:height="0.034cm" svg:x="15.527cm" svg:y="15.432cm" svg:viewBox="0 0 31 35" draw:points="31,0 16,6 8,19 0,35">
          <text:p/>
        </draw:polyline>
        <draw:polyline draw:style-name="gr15" draw:text-style-name="P1" draw:layer="layout" svg:width="0.004cm" svg:height="0.026cm" svg:x="15.589cm" svg:y="15.453cm" svg:viewBox="0 0 5 27" draw:points="0,27 5,14 5,0">
          <text:p/>
        </draw:polyline>
        <draw:line draw:style-name="gr15" draw:text-style-name="P1" draw:layer="layout" svg:x1="15.59cm" svg:y1="15.479cm" svg:x2="15.549cm" svg:y2="15.554cm">
          <text:p/>
        </draw:line>
        <draw:line draw:style-name="gr15" draw:text-style-name="P1" draw:layer="layout" svg:x1="15.549cm" svg:y1="15.554cm" svg:x2="15.613cm" svg:y2="15.54cm">
          <text:p/>
        </draw:line>
        <draw:line draw:style-name="gr15" draw:text-style-name="P1" draw:layer="layout" svg:x1="15.661cm" svg:y1="15.528cm" svg:x2="15.693cm" svg:y2="15.521cm">
          <text:p/>
        </draw:line>
        <draw:polyline draw:style-name="gr15" draw:text-style-name="P1" draw:layer="layout" svg:width="0.038cm" svg:height="0.063cm" svg:x="15.678cm" svg:y="15.458cm" svg:viewBox="0 0 39 64" draw:points="14,64 27,58 37,47 39,32 37,20 27,6 14,0 0,0">
          <text:p/>
        </draw:polyline>
        <draw:line draw:style-name="gr15" draw:text-style-name="P1" draw:layer="layout" svg:x1="15.633cm" svg:y1="15.416cm" svg:x2="15.672cm" svg:y2="15.407cm">
          <text:p/>
        </draw:line>
        <draw:polyline draw:style-name="gr15" draw:text-style-name="P1" draw:layer="layout" svg:width="0.032cm" svg:height="0.051cm" svg:x="15.671cm" svg:y="15.407cm" svg:viewBox="0 0 33 52" draw:points="13,52 24,45 30,37 33,26 30,12 24,4 13,0 0,0">
          <text:p/>
        </draw:polyline>
        <draw:line draw:style-name="gr15" draw:text-style-name="P1" draw:layer="layout" svg:x1="15.685cm" svg:y1="15.458cm" svg:x2="15.659cm" svg:y2="15.463cm">
          <text:p/>
        </draw:line>
        <draw:line draw:style-name="gr15" draw:text-style-name="P1" draw:layer="layout" svg:x1="15.762cm" svg:y1="15.459cm" svg:x2="15.84cm" svg:y2="15.441cm">
          <text:p/>
        </draw:line>
        <draw:line draw:style-name="gr15" draw:text-style-name="P1" draw:layer="layout" svg:x1="15.877cm" svg:y1="15.387cm" svg:x2="15.905cm" svg:y2="15.354cm">
          <text:p/>
        </draw:line>
        <draw:line draw:style-name="gr15" draw:text-style-name="P1" draw:layer="layout" svg:x1="15.904cm" svg:y1="15.354cm" svg:x2="15.931cm" svg:y2="15.469cm">
          <text:p/>
        </draw:line>
        <draw:line draw:style-name="gr15" draw:text-style-name="P1" draw:layer="layout" svg:x1="15.898cm" svg:y1="15.475cm" svg:x2="15.962cm" svg:y2="15.46cm">
          <text:p/>
        </draw:line>
        <draw:polyline draw:style-name="gr15" draw:text-style-name="P1" draw:layer="layout" svg:width="0.034cm" svg:height="0.024cm" svg:x="16.018cm" svg:y="15.326cm" svg:viewBox="0 0 35 25" draw:points="35,25 31,14 23,6 12,0 0,0">
          <text:p/>
        </draw:polyline>
        <draw:polyline draw:style-name="gr15" draw:text-style-name="P1" draw:layer="layout" svg:width="0.029cm" svg:height="0.034cm" svg:x="15.989cm" svg:y="15.326cm" svg:viewBox="0 0 30 35" draw:points="30,0 16,10 4,20 0,35">
          <text:p/>
        </draw:polyline>
        <draw:polyline draw:style-name="gr15" draw:text-style-name="P1" draw:layer="layout" svg:width="0.004cm" svg:height="0.023cm" svg:x="16.048cm" svg:y="15.35cm" svg:viewBox="0 0 5 24" draw:points="0,24 5,13 5,0">
          <text:p/>
        </draw:polyline>
        <draw:line draw:style-name="gr15" draw:text-style-name="P1" draw:layer="layout" svg:x1="16.049cm" svg:y1="15.373cm" svg:x2="16.01cm" svg:y2="15.45cm">
          <text:p/>
        </draw:line>
        <draw:line draw:style-name="gr15" draw:text-style-name="P1" draw:layer="layout" svg:x1="16.01cm" svg:y1="15.451cm" svg:x2="16.072cm" svg:y2="15.434cm">
          <text:p/>
        </draw:line>
        <draw:polyline draw:style-name="gr15" draw:text-style-name="P1" draw:layer="layout" svg:width="0.035cm" svg:height="0.023cm" svg:x="16.129cm" svg:y="15.301cm" svg:viewBox="0 0 36 24" draw:points="36,24 32,14 23,4 12,0 0,2">
          <text:p/>
        </draw:polyline>
        <draw:polyline draw:style-name="gr15" draw:text-style-name="P1" draw:layer="layout" svg:width="0.028cm" svg:height="0.032cm" svg:x="16.101cm" svg:y="15.303cm" svg:viewBox="0 0 29 33" draw:points="29,0 16,6 4,17 0,33">
          <text:p/>
        </draw:polyline>
        <draw:polyline draw:style-name="gr15" draw:text-style-name="P1" draw:layer="layout" svg:width="0.004cm" svg:height="0.023cm" svg:x="16.16cm" svg:y="15.324cm" svg:viewBox="0 0 5 24" draw:points="0,24 5,14 5,0">
          <text:p/>
        </draw:polyline>
        <draw:line draw:style-name="gr15" draw:text-style-name="P1" draw:layer="layout" svg:x1="16.161cm" svg:y1="15.347cm" svg:x2="16.12cm" svg:y2="15.425cm">
          <text:p/>
        </draw:line>
        <draw:line draw:style-name="gr15" draw:text-style-name="P1" draw:layer="layout" svg:x1="16.12cm" svg:y1="15.425cm" svg:x2="16.185cm" svg:y2="15.409cm">
          <text:p/>
        </draw:line>
        <draw:polyline draw:style-name="gr15" draw:text-style-name="P1" draw:layer="layout" svg:width="0.003cm" svg:height="0.042cm" svg:x="16.217cm" svg:y="15.299cm" svg:viewBox="0 0 4 43" draw:points="4,0 0,22 4,43">
          <text:p/>
        </draw:polyline>
        <draw:polyline draw:style-name="gr15" draw:text-style-name="P1" draw:layer="layout" svg:width="0.019cm" svg:height="0.021cm" svg:x="16.22cm" svg:y="15.278cm" svg:viewBox="0 0 20 22" draw:points="20,0 8,4 2,10 0,22">
          <text:p/>
        </draw:polyline>
        <draw:polyline draw:style-name="gr15" draw:text-style-name="P1" draw:layer="layout" svg:width="0.025cm" svg:height="0.01cm" svg:x="16.239cm" svg:y="15.278cm" svg:viewBox="0 0 26 11" draw:points="26,11 19,4 8,0 0,0">
          <text:p/>
        </draw:polyline>
        <draw:polyline draw:style-name="gr15" draw:text-style-name="P1" draw:layer="layout" svg:width="0.019cm" svg:height="0.038cm" svg:x="16.264cm" svg:y="15.288cm" svg:viewBox="0 0 20 39" draw:points="20,39 12,20 0,0">
          <text:p/>
        </draw:polyline>
        <draw:polyline draw:style-name="gr15" draw:text-style-name="P1" draw:layer="layout" svg:width="0.019cm" svg:height="0.04cm" svg:x="16.22cm" svg:y="15.341cm" svg:viewBox="0 0 20 41" draw:points="0,0 6,21 20,41">
          <text:p/>
        </draw:polyline>
        <draw:polyline draw:style-name="gr15" draw:text-style-name="P1" draw:layer="layout" svg:width="0.025cm" svg:height="0.011cm" svg:x="16.239cm" svg:y="15.381cm" svg:viewBox="0 0 26 12" draw:points="0,0 6,8 14,12 26,12">
          <text:p/>
        </draw:polyline>
        <draw:polyline draw:style-name="gr15" draw:text-style-name="P1" draw:layer="layout" svg:width="0.002cm" svg:height="0.045cm" svg:x="16.283cm" svg:y="15.326cm" svg:viewBox="0 0 3 46" draw:points="0,46 3,25 0,0">
          <text:p/>
        </draw:polyline>
        <draw:polyline draw:style-name="gr15" draw:text-style-name="P1" draw:layer="layout" svg:width="0.019cm" svg:height="0.021cm" svg:x="16.264cm" svg:y="15.371cm" svg:viewBox="0 0 20 22" draw:points="0,22 8,18 16,8 20,0">
          <text:p/>
        </draw:polyline>
        <draw:line draw:style-name="gr15" draw:text-style-name="P1" draw:layer="layout" svg:x1="16.232cm" svg:y1="15.372cm" svg:x2="16.269cm" svg:y2="15.297cm">
          <text:p/>
        </draw:line>
        <draw:line draw:style-name="gr15" draw:text-style-name="P1" draw:layer="layout" svg:x1="16.321cm" svg:y1="15.259cm" svg:x2="16.348cm" svg:y2="15.374cm">
          <text:p/>
        </draw:line>
        <draw:line draw:style-name="gr15" draw:text-style-name="P1" draw:layer="layout" svg:x1="16.347cm" svg:y1="15.374cm" svg:x2="16.398cm" svg:y2="15.36cm">
          <text:p/>
        </draw:line>
        <draw:line draw:style-name="gr15" draw:text-style-name="P1" draw:layer="layout" svg:x1="16.445cm" svg:y1="15.351cm" svg:x2="16.418cm" svg:y2="15.237cm">
          <text:p/>
        </draw:line>
        <draw:line draw:style-name="gr15" draw:text-style-name="P1" draw:layer="layout" svg:x1="16.418cm" svg:y1="15.238cm" svg:x2="16.47cm" svg:y2="15.225cm">
          <text:p/>
        </draw:line>
        <draw:line draw:style-name="gr15" draw:text-style-name="P1" draw:layer="layout" svg:x1="16.429cm" svg:y1="15.287cm" svg:x2="16.481cm" svg:y2="15.275cm">
          <text:p/>
        </draw:line>
        <draw:frame draw:style-name="gr17" draw:text-style-name="P6" draw:layer="layout" svg:width="0.971cm" svg:height="0.208cm" svg:x="14.66cm" svg:y="15.235cm">
          <draw:text-box>
            <text:p text:style-name="P4"><text:span text:style-name="T2">MEMAUDIT</text:span></text:p>
          </draw:text-box>
        </draw:frame>
        <draw:frame draw:style-name="gr17" draw:text-style-name="P6" draw:layer="layout" svg:width="0.866cm" svg:height="0.208cm" svg:x="15.9cm" svg:y="12.078cm">
          <draw:text-box>
            <text:p text:style-name="P4"><text:span text:style-name="T2">53047-06</text:span></text:p>
          </draw:text-box>
        </draw:frame>
        <draw:frame draw:style-name="gr17" draw:text-style-name="P6" draw:layer="layout" svg:width="0.794cm" svg:height="0.208cm" svg:x="15.653cm" svg:y="15.301cm">
          <draw:text-box>
            <text:p text:style-name="P4"><text:span text:style-name="T2">TECNICO</text:span></text:p>
          </draw:text-box>
        </draw:frame>
        <draw:frame draw:style-name="gr17" draw:text-style-name="P6" draw:layer="layout" svg:width="0.866cm" svg:height="0.208cm" svg:x="14.203cm" svg:y="12.097cm">
          <draw:text-box>
            <text:p text:style-name="P4"><text:span text:style-name="T2">53047-05</text:span></text:p>
          </draw:text-box>
        </draw:frame>
        <draw:frame draw:style-name="gr17" draw:text-style-name="P6" draw:layer="layout" svg:width="0.332cm" svg:height="0.208cm" svg:x="14.108cm" svg:y="13.655cm">
          <draw:text-box>
            <text:p text:style-name="P4"><text:span text:style-name="T2">10k</text:span></text:p>
          </draw:text-box>
        </draw:frame>
        <draw:frame draw:style-name="gr17" draw:text-style-name="P6" draw:layer="layout" svg:width="0.332cm" svg:height="0.208cm" svg:x="14.272cm" svg:y="13.909cm">
          <draw:text-box>
            <text:p text:style-name="P4"><text:span text:style-name="T2">10k</text:span></text:p>
          </draw:text-box>
        </draw:frame>
        <draw:frame draw:style-name="gr17" draw:text-style-name="P6" draw:layer="layout" svg:width="2.275cm" svg:height="0.208cm" draw:transform="rotate (1.5707963267949) translate (16.619cm 14.645cm)">
          <draw:text-box>
            <text:p text:style-name="P4"><text:span text:style-name="T2">PHOTON_WITH_HEADERS</text:span></text:p>
          </draw:text-box>
        </draw:frame>
        <draw:frame draw:style-name="gr18" draw:text-style-name="P7" draw:layer="layout" svg:width="1.217cm" svg:height="0.293cm" draw:transform="rotate (1.5707963267949) translate (13.556cm 17.093cm)">
          <draw:text-box>
            <text:p text:style-name="P4"><text:span text:style-name="T3">RJ45-6L-B</text:span></text:p>
          </draw:text-box>
        </draw:frame>
        <draw:frame draw:style-name="gr17" draw:text-style-name="P6" draw:layer="layout" svg:width="0.332cm" svg:height="0.208cm" svg:x="13.495cm" svg:y="12.598cm">
          <draw:text-box>
            <text:p text:style-name="P4"><text:span text:style-name="T2">10k</text:span></text:p>
          </draw:text-box>
        </draw:frame>
        <draw:line draw:style-name="gr2" draw:text-style-name="P1" draw:layer="layout" svg:x1="16.069cm" svg:y1="16.262cm" svg:x2="16.272cm" svg:y2="16.262cm">
          <text:p/>
        </draw:line>
        <draw:line draw:style-name="gr2" draw:text-style-name="P1" draw:layer="layout" svg:x1="16.171cm" svg:y1="16.363cm" svg:x2="16.171cm" svg:y2="16.16cm">
          <text:p/>
        </draw:line>
        <draw:line draw:style-name="gr2" draw:text-style-name="P1" draw:layer="layout" svg:x1="16.205cm" svg:y1="12.342cm" svg:x2="16.332cm" svg:y2="12.342cm">
          <text:p/>
        </draw:line>
        <draw:line draw:style-name="gr2" draw:text-style-name="P1" draw:layer="layout" svg:x1="16.268cm" svg:y1="12.405cm" svg:x2="16.268cm" svg:y2="12.278cm">
          <text:p/>
        </draw:line>
        <draw:line draw:style-name="gr2" draw:text-style-name="P1" draw:layer="layout" svg:x1="15.832cm" svg:y1="15.148cm" svg:x2="15.98cm" svg:y2="15.148cm">
          <text:p/>
        </draw:line>
        <draw:line draw:style-name="gr2" draw:text-style-name="P1" draw:layer="layout" svg:x1="15.906cm" svg:y1="15.223cm" svg:x2="15.906cm" svg:y2="15.074cm">
          <text:p/>
        </draw:line>
        <draw:line draw:style-name="gr2" draw:text-style-name="P1" draw:layer="layout" svg:x1="14.266cm" svg:y1="12.659cm" svg:x2="14.401cm" svg:y2="12.659cm">
          <text:p/>
        </draw:line>
        <draw:line draw:style-name="gr2" draw:text-style-name="P1" draw:layer="layout" svg:x1="14.334cm" svg:y1="12.727cm" svg:x2="14.334cm" svg:y2="12.592cm">
          <text:p/>
        </draw:line>
        <draw:line draw:style-name="gr2" draw:text-style-name="P1" draw:layer="layout" svg:x1="14.287cm" svg:y1="13.756cm" svg:x2="14.378cm" svg:y2="13.756cm">
          <text:p/>
        </draw:line>
        <draw:line draw:style-name="gr2" draw:text-style-name="P1" draw:layer="layout" svg:x1="14.334cm" svg:y1="13.802cm" svg:x2="14.334cm" svg:y2="13.711cm">
          <text:p/>
        </draw:line>
        <draw:line draw:style-name="gr2" draw:text-style-name="P1" draw:layer="layout" svg:x1="14.287cm" svg:y1="14.01cm" svg:x2="14.378cm" svg:y2="14.01cm">
          <text:p/>
        </draw:line>
        <draw:line draw:style-name="gr2" draw:text-style-name="P1" draw:layer="layout" svg:x1="14.334cm" svg:y1="14.056cm" svg:x2="14.334cm" svg:y2="13.965cm">
          <text:p/>
        </draw:line>
        <draw:line draw:style-name="gr2" draw:text-style-name="P1" draw:layer="layout" svg:x1="16.429cm" svg:y1="14.899cm" svg:x2="16.632cm" svg:y2="14.899cm">
          <text:p/>
        </draw:line>
        <draw:line draw:style-name="gr2" draw:text-style-name="P1" draw:layer="layout" svg:x1="16.531cm" svg:y1="15cm" svg:x2="16.531cm" svg:y2="14.797cm">
          <text:p/>
        </draw:line>
        <draw:line draw:style-name="gr2" draw:text-style-name="P1" draw:layer="layout" svg:x1="13.254cm" svg:y1="16.467cm" svg:x2="13.457cm" svg:y2="16.467cm">
          <text:p/>
        </draw:line>
        <draw:line draw:style-name="gr2" draw:text-style-name="P1" draw:layer="layout" svg:x1="13.356cm" svg:y1="16.569cm" svg:x2="13.356cm" svg:y2="16.366cm">
          <text:p/>
        </draw:line>
        <draw:line draw:style-name="gr2" draw:text-style-name="P1" draw:layer="layout" svg:x1="13.675cm" svg:y1="12.7cm" svg:x2="13.766cm" svg:y2="12.7cm">
          <text:p/>
        </draw:line>
        <draw:line draw:style-name="gr2" draw:text-style-name="P1" draw:layer="layout" svg:x1="13.72cm" svg:y1="12.744cm" svg:x2="13.72cm" svg:y2="12.653cm">
          <text:p/>
        </draw:line>
        <draw:line draw:style-name="gr2" draw:text-style-name="P1" draw:layer="layout" svg:x1="15.106cm" svg:y1="15.098cm" svg:x2="15.233cm" svg:y2="15.098cm">
          <text:p/>
        </draw:line>
        <draw:line draw:style-name="gr2" draw:text-style-name="P1" draw:layer="layout" svg:x1="15.17cm" svg:y1="15.161cm" svg:x2="15.17cm" svg:y2="15.034cm">
          <text:p/>
        </draw:line>
        <draw:line draw:style-name="gr2" draw:text-style-name="P1" draw:layer="layout" svg:x1="12.721cm" svg:y1="19.596cm" svg:x2="28.718cm" svg:y2="19.596cm">
          <text:p/>
        </draw:line>
        <draw:line draw:style-name="gr2" draw:text-style-name="P1" draw:layer="layout" svg:x1="28.718cm" svg:y1="19.596cm" svg:x2="28.718cm" svg:y2="9.601cm">
          <text:p/>
        </draw:line>
        <draw:line draw:style-name="gr2" draw:text-style-name="P1" draw:layer="layout" svg:x1="28.718cm" svg:y1="9.601cm" svg:x2="12.721cm" svg:y2="9.601cm">
          <text:p/>
        </draw:line>
        <draw:line draw:style-name="gr2" draw:text-style-name="P1" draw:layer="layout" svg:x1="12.721cm" svg:y1="9.601cm" svg:x2="12.721cm" svg:y2="19.596cm">
          <text:p/>
        </draw:line>
        <draw:line draw:style-name="gr2" draw:text-style-name="P1" draw:layer="layout" svg:x1="12.805cm" svg:y1="17.312cm" svg:x2="12.805cm" svg:y2="15.625cm">
          <text:p/>
        </draw:line>
        <draw:path draw:style-name="gr2" draw:text-style-name="P1" draw:layer="layout" svg:width="0.326cm" svg:height="0.326cm" svg:x="13.193cm" svg:y="15.735cm" svg:viewBox="0 0 327 327" svg:d="M327 164c0 90-74 163-164 163s-163-73-163-163 73-164 163-164 164 74 164 164z">
          <text:p/>
        </draw:path>
        <draw:path draw:style-name="gr5" draw:text-style-name="P3" draw:layer="layout" svg:width="0.326cm" svg:height="0.326cm" svg:x="13.193cm" svg:y="15.735cm" svg:viewBox="0 0 327 327" svg:d="M327 164c0 90-74 163-164 163s-163-73-163-163 73-164 163-164 164 74 164 164z">
          <text:p/>
        </draw:path>
        <draw:path draw:style-name="gr2" draw:text-style-name="P1" draw:layer="layout" svg:width="0.326cm" svg:height="0.326cm" svg:x="13.193cm" svg:y="16.876cm" svg:viewBox="0 0 327 327" svg:d="M327 163c0 91-74 164-164 164s-163-73-163-164c0-90 73-163 163-163s164 73 164 163z">
          <text:p/>
        </draw:path>
        <draw:path draw:style-name="gr5" draw:text-style-name="P3" draw:layer="layout" svg:width="0.326cm" svg:height="0.326cm" svg:x="13.193cm" svg:y="16.876cm" svg:viewBox="0 0 327 327" svg:d="M327 163c0 91-74 164-164 164s-163-73-163-164c0-90 73-163 163-163s164 73 164 163z">
          <text:p/>
        </draw:path>
        <draw:path draw:style-name="gr2" draw:text-style-name="P1" draw:layer="layout" svg:width="0.102cm" svg:height="0.102cm" svg:x="15.646cm" svg:y="16.647cm" svg:viewBox="0 0 103 103" svg:d="M103 51c0 29-23 52-52 52-28 0-51-23-51-52 0-28 23-51 51-51 29 0 52 23 52 51z">
          <text:p/>
        </draw:path>
        <draw:path draw:style-name="gr2" draw:text-style-name="P1" draw:layer="layout" svg:width="0.102cm" svg:height="0.102cm" svg:x="16.736cm" svg:y="16.397cm" svg:viewBox="0 0 103 103" svg:d="M103 52c0 28-24 51-52 51s-51-23-51-51 23-52 51-52 52 24 52 52z">
          <text:p/>
        </draw:path>
        <draw:path draw:style-name="gr2" draw:text-style-name="P1" draw:layer="layout" svg:width="0.102cm" svg:height="0.102cm" svg:x="15.976cm" svg:y="15.576cm" svg:viewBox="0 0 103 103" svg:d="M103 52c0 28-23 51-51 51-29 0-52-23-52-51 0-29 23-52 52-52 28 0 51 23 51 52z">
          <text:p/>
        </draw:path>
        <draw:frame draw:style-name="gr17" draw:text-style-name="P6" draw:layer="layout" svg:width="0.866cm" svg:height="0.208cm" svg:x="14.802cm" svg:y="14.835cm">
          <draw:text-box>
            <text:p text:style-name="P4"><text:span text:style-name="T2">53047-0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Regular1" svg:font-family="ArimoRegular"/>
    <style:font-face style:name="ArimoRegular" svg:font-family="ArimoRegula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9.6cm" fo:margin-bottom="1cm" fo:margin-left="0.3cm" fo:margin-right="0.3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60"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02T10:48:58.656094797</dc:date>
    <meta:editing-duration>PT30S</meta:editing-duration>
    <meta:editing-cycles>1</meta:editing-cycles>
    <meta:document-statistic meta:object-count="1166"/>
    <meta:generator>LibreOffice/6.1.5.2$Linux_X86_64 LibreOffice_project/10$Build-2</meta:generator>
  </office:meta>
</office:document-meta>
</file>